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none" style:country-asian="none" style:font-style-asian="normal" style:font-weight-asian="normal" style:font-name-complex="Noto Sans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shapes>
          <draw:frame draw:z-index="0" draw:style-name="gr1" draw:text-style-name="P1" svg:width="6.3004in" svg:height="3.5449in" svg:x="12.2122in" svg:y="0.387in">
            <draw:object draw:notify-on-update-of-ranges="bench.C1:bench.C1 bench.C2:bench.C169 bench.D1:bench.D1 bench.D2:bench.D1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6.11276871919333" calcext:value-type="float">
            <text:p>6.11276871919333</text:p>
          </table:table-cell>
          <table:table-cell office:value-type="float" office:value="0.0382296509556655" calcext:value-type="float">
            <text:p>0.038229650955666</text:p>
          </table:table-cell>
          <table:table-cell office:value-type="float" office:value="6.09114092486" calcext:value-type="float">
            <text:p>6.09114092486</text:p>
          </table:table-cell>
          <table:table-cell office:value-type="float" office:value="4.96567127333333" calcext:value-type="float">
            <text:p>4.96567127333333</text:p>
          </table:table-cell>
          <table:table-cell office:value-type="float" office:value="1.13634955333333" calcext:value-type="float">
            <text:p>1.13634955333333</text:p>
          </table:table-cell>
          <table:table-cell office:value-type="float" office:value="6.09025567386" calcext:value-type="float">
            <text:p>6.09025567386</text:p>
          </table:table-cell>
          <table:table-cell office:value-type="float" office:value="6.15690955886" calcext:value-type="float">
            <text:p>6.15690955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5.60481408786" calcext:value-type="float">
            <text:p>5.60481408786</text:p>
          </table:table-cell>
          <table:table-cell office:value-type="float" office:value="1.50294781495163" calcext:value-type="float">
            <text:p>1.50294781495163</text:p>
          </table:table-cell>
          <table:table-cell office:value-type="float" office:value="5.90535683086" calcext:value-type="float">
            <text:p>5.90535683086</text:p>
          </table:table-cell>
          <table:table-cell office:value-type="float" office:value="9.55727594" calcext:value-type="float">
            <text:p>9.55727594</text:p>
          </table:table-cell>
          <table:table-cell office:value-type="float" office:value="1.61949822" calcext:value-type="float">
            <text:p>1.61949822</text:p>
          </table:table-cell>
          <table:table-cell office:value-type="float" office:value="3.97430365486" calcext:value-type="float">
            <text:p>3.97430365486</text:p>
          </table:table-cell>
          <table:table-cell office:value-type="float" office:value="6.93478177786" calcext:value-type="float">
            <text:p>6.93478177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3.46279253219333" calcext:value-type="float">
            <text:p>3.46279253219333</text:p>
          </table:table-cell>
          <table:table-cell office:value-type="float" office:value="0.0667218389584714" calcext:value-type="float">
            <text:p>0.066721838958471</text:p>
          </table:table-cell>
          <table:table-cell office:value-type="float" office:value="3.49317116886" calcext:value-type="float">
            <text:p>3.49317116886</text:p>
          </table:table-cell>
          <table:table-cell office:value-type="float" office:value="8.24356094" calcext:value-type="float">
            <text:p>8.24356094</text:p>
          </table:table-cell>
          <table:table-cell office:value-type="float" office:value="2.09823688666667" calcext:value-type="float">
            <text:p>2.09823688666667</text:p>
          </table:table-cell>
          <table:table-cell office:value-type="float" office:value="3.38628716686" calcext:value-type="float">
            <text:p>3.38628716686</text:p>
          </table:table-cell>
          <table:table-cell office:value-type="float" office:value="3.50891926086" calcext:value-type="float">
            <text:p>3.508919260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3.48426003419333" calcext:value-type="float">
            <text:p>3.48426003419333</text:p>
          </table:table-cell>
          <table:table-cell office:value-type="float" office:value="0.0403497557412796" calcext:value-type="float">
            <text:p>0.04034975574128</text:p>
          </table:table-cell>
          <table:table-cell office:value-type="float" office:value="3.48536730786" calcext:value-type="float">
            <text:p>3.48536730786</text:p>
          </table:table-cell>
          <table:table-cell office:value-type="float" office:value="11.2749592733333" calcext:value-type="float">
            <text:p>11.2749592733333</text:p>
          </table:table-cell>
          <table:table-cell office:value-type="float" office:value="2.59674488666667" calcext:value-type="float">
            <text:p>2.59674488666667</text:p>
          </table:table-cell>
          <table:table-cell office:value-type="float" office:value="3.44336803786" calcext:value-type="float">
            <text:p>3.44336803786</text:p>
          </table:table-cell>
          <table:table-cell office:value-type="float" office:value="3.52404475686" calcext:value-type="float">
            <text:p>3.52404475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5" calcext:value-type="float">
            <text:p>5</text:p>
          </table:table-cell>
          <table:table-cell office:value-type="float" office:value="2.46088501452667" calcext:value-type="float">
            <text:p>2.46088501452667</text:p>
          </table:table-cell>
          <table:table-cell office:value-type="float" office:value="0.0193441219461838" calcext:value-type="float">
            <text:p>0.019344121946184</text:p>
          </table:table-cell>
          <table:table-cell office:value-type="float" office:value="2.46545875486" calcext:value-type="float">
            <text:p>2.46545875486</text:p>
          </table:table-cell>
          <table:table-cell office:value-type="float" office:value="9.25641227333333" calcext:value-type="float">
            <text:p>9.25641227333333</text:p>
          </table:table-cell>
          <table:table-cell office:value-type="float" office:value="2.96974888666667" calcext:value-type="float">
            <text:p>2.96974888666667</text:p>
          </table:table-cell>
          <table:table-cell office:value-type="float" office:value="2.43966389686" calcext:value-type="float">
            <text:p>2.43966389686</text:p>
          </table:table-cell>
          <table:table-cell office:value-type="float" office:value="2.47753239186" calcext:value-type="float">
            <text:p>2.47753239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6" calcext:value-type="float">
            <text:p>6</text:p>
          </table:table-cell>
          <table:table-cell office:value-type="float" office:value="2.30637131286" calcext:value-type="float">
            <text:p>2.30637131286</text:p>
          </table:table-cell>
          <table:table-cell office:value-type="float" office:value="0.00480454154974267" calcext:value-type="float">
            <text:p>0.004804541549743</text:p>
          </table:table-cell>
          <table:table-cell office:value-type="float" office:value="2.30845260286" calcext:value-type="float">
            <text:p>2.30845260286</text:p>
          </table:table-cell>
          <table:table-cell office:value-type="float" office:value="10.3436192733333" calcext:value-type="float">
            <text:p>10.3436192733333</text:p>
          </table:table-cell>
          <table:table-cell office:value-type="float" office:value="3.39930755333333" calcext:value-type="float">
            <text:p>3.39930755333333</text:p>
          </table:table-cell>
          <table:table-cell office:value-type="float" office:value="2.30087704086" calcext:value-type="float">
            <text:p>2.30087704086</text:p>
          </table:table-cell>
          <table:table-cell office:value-type="float" office:value="2.30978429486" calcext:value-type="float">
            <text:p>2.30978429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7" calcext:value-type="float">
            <text:p>7</text:p>
          </table:table-cell>
          <table:table-cell office:value-type="float" office:value="1.94754357119333" calcext:value-type="float">
            <text:p>1.94754357119333</text:p>
          </table:table-cell>
          <table:table-cell office:value-type="float" office:value="0.00206467535631301" calcext:value-type="float">
            <text:p>0.002064675356313</text:p>
          </table:table-cell>
          <table:table-cell office:value-type="float" office:value="1.94826484886" calcext:value-type="float">
            <text:p>1.94826484886</text:p>
          </table:table-cell>
          <table:table-cell office:value-type="float" office:value="9.46774360666667" calcext:value-type="float">
            <text:p>9.46774360666667</text:p>
          </table:table-cell>
          <table:table-cell office:value-type="float" office:value="4.05259688666667" calcext:value-type="float">
            <text:p>4.05259688666667</text:p>
          </table:table-cell>
          <table:table-cell office:value-type="float" office:value="1.94521501386" calcext:value-type="float">
            <text:p>1.94521501386</text:p>
          </table:table-cell>
          <table:table-cell office:value-type="float" office:value="1.94915085086" calcext:value-type="float">
            <text:p>1.949150850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1.92041474152667" calcext:value-type="float">
            <text:p>1.92041474152667</text:p>
          </table:table-cell>
          <table:table-cell office:value-type="float" office:value="0.0247857841316665" calcext:value-type="float">
            <text:p>0.024785784131667</text:p>
          </table:table-cell>
          <table:table-cell office:value-type="float" office:value="1.90751060886" calcext:value-type="float">
            <text:p>1.90751060886</text:p>
          </table:table-cell>
          <table:table-cell office:value-type="float" office:value="10.5343182733333" calcext:value-type="float">
            <text:p>10.5343182733333</text:p>
          </table:table-cell>
          <table:table-cell office:value-type="float" office:value="4.69953855333333" calcext:value-type="float">
            <text:p>4.69953855333333</text:p>
          </table:table-cell>
          <table:table-cell office:value-type="float" office:value="1.90474334486" calcext:value-type="float">
            <text:p>1.90474334486</text:p>
          </table:table-cell>
          <table:table-cell office:value-type="float" office:value="1.94899027086" calcext:value-type="float">
            <text:p>1.948990270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9" calcext:value-type="float">
            <text:p>9</text:p>
          </table:table-cell>
          <table:table-cell office:value-type="float" office:value="1.67899362752667" calcext:value-type="float">
            <text:p>1.67899362752667</text:p>
          </table:table-cell>
          <table:table-cell office:value-type="float" office:value="0.00515311860526069" calcext:value-type="float">
            <text:p>0.005153118605261</text:p>
          </table:table-cell>
          <table:table-cell office:value-type="float" office:value="1.67612710686" calcext:value-type="float">
            <text:p>1.67612710686</text:p>
          </table:table-cell>
          <table:table-cell office:value-type="float" office:value="9.67616794" calcext:value-type="float">
            <text:p>9.67616794</text:p>
          </table:table-cell>
          <table:table-cell office:value-type="float" office:value="5.28980588666667" calcext:value-type="float">
            <text:p>5.28980588666667</text:p>
          </table:table-cell>
          <table:table-cell office:value-type="float" office:value="1.67591114586" calcext:value-type="float">
            <text:p>1.67591114586</text:p>
          </table:table-cell>
          <table:table-cell office:value-type="float" office:value="1.68494262986" calcext:value-type="float">
            <text:p>1.684942629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float" office:value="1.71395379552667" calcext:value-type="float">
            <text:p>1.71395379552667</text:p>
          </table:table-cell>
          <table:table-cell office:value-type="float" office:value="0.00501155648650404" calcext:value-type="float">
            <text:p>0.005011556486504</text:p>
          </table:table-cell>
          <table:table-cell office:value-type="float" office:value="1.71283969086" calcext:value-type="float">
            <text:p>1.71283969086</text:p>
          </table:table-cell>
          <table:table-cell office:value-type="float" office:value="11.06117094" calcext:value-type="float">
            <text:p>11.06117094</text:p>
          </table:table-cell>
          <table:table-cell office:value-type="float" office:value="5.91320122" calcext:value-type="float">
            <text:p>5.91320122</text:p>
          </table:table-cell>
          <table:table-cell office:value-type="float" office:value="1.70959304586" calcext:value-type="float">
            <text:p>1.70959304586</text:p>
          </table:table-cell>
          <table:table-cell office:value-type="float" office:value="1.71942864986" calcext:value-type="float">
            <text:p>1.719428649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1" calcext:value-type="float">
            <text:p>11</text:p>
          </table:table-cell>
          <table:table-cell office:value-type="float" office:value="1.59230870552667" calcext:value-type="float">
            <text:p>1.59230870552667</text:p>
          </table:table-cell>
          <table:table-cell office:value-type="float" office:value="0.00623662839314823" calcext:value-type="float">
            <text:p>0.006236628393148</text:p>
          </table:table-cell>
          <table:table-cell office:value-type="float" office:value="1.59357613386" calcext:value-type="float">
            <text:p>1.59357613386</text:p>
          </table:table-cell>
          <table:table-cell office:value-type="float" office:value="10.5547782733333" calcext:value-type="float">
            <text:p>10.5547782733333</text:p>
          </table:table-cell>
          <table:table-cell office:value-type="float" office:value="6.77927622" calcext:value-type="float">
            <text:p>6.77927622</text:p>
          </table:table-cell>
          <table:table-cell office:value-type="float" office:value="1.58553571186" calcext:value-type="float">
            <text:p>1.58553571186</text:p>
          </table:table-cell>
          <table:table-cell office:value-type="float" office:value="1.59781427086" calcext:value-type="float">
            <text:p>1.597814270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2" calcext:value-type="float">
            <text:p>12</text:p>
          </table:table-cell>
          <table:table-cell office:value-type="float" office:value="1.60502070119333" calcext:value-type="float">
            <text:p>1.60502070119333</text:p>
          </table:table-cell>
          <table:table-cell office:value-type="float" office:value="0.00503580890084317" calcext:value-type="float">
            <text:p>0.005035808900843</text:p>
          </table:table-cell>
          <table:table-cell office:value-type="float" office:value="1.60338969886" calcext:value-type="float">
            <text:p>1.60338969886</text:p>
          </table:table-cell>
          <table:table-cell office:value-type="float" office:value="11.49904194" calcext:value-type="float">
            <text:p>11.49904194</text:p>
          </table:table-cell>
          <table:table-cell office:value-type="float" office:value="7.56134588666667" calcext:value-type="float">
            <text:p>7.56134588666667</text:p>
          </table:table-cell>
          <table:table-cell office:value-type="float" office:value="1.60100254486" calcext:value-type="float">
            <text:p>1.60100254486</text:p>
          </table:table-cell>
          <table:table-cell office:value-type="float" office:value="1.61066985986" calcext:value-type="float">
            <text:p>1.610669859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3" calcext:value-type="float">
            <text:p>13</text:p>
          </table:table-cell>
          <table:table-cell office:value-type="float" office:value="1.57681913919333" calcext:value-type="float">
            <text:p>1.57681913919333</text:p>
          </table:table-cell>
          <table:table-cell office:value-type="float" office:value="0.00449491067441131" calcext:value-type="float">
            <text:p>0.004494910674411</text:p>
          </table:table-cell>
          <table:table-cell office:value-type="float" office:value="1.57515159686" calcext:value-type="float">
            <text:p>1.57515159686</text:p>
          </table:table-cell>
          <table:table-cell office:value-type="float" office:value="11.4214696066667" calcext:value-type="float">
            <text:p>11.4214696066667</text:p>
          </table:table-cell>
          <table:table-cell office:value-type="float" office:value="8.85957755333333" calcext:value-type="float">
            <text:p>8.85957755333333</text:p>
          </table:table-cell>
          <table:table-cell office:value-type="float" office:value="1.57339630386" calcext:value-type="float">
            <text:p>1.57339630386</text:p>
          </table:table-cell>
          <table:table-cell office:value-type="float" office:value="1.58190951686" calcext:value-type="float">
            <text:p>1.58190951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4" calcext:value-type="float">
            <text:p>14</text:p>
          </table:table-cell>
          <table:table-cell office:value-type="float" office:value="1.60483911752667" calcext:value-type="float">
            <text:p>1.60483911752667</text:p>
          </table:table-cell>
          <table:table-cell office:value-type="float" office:value="0.0121192308644918" calcext:value-type="float">
            <text:p>0.012119230864492</text:p>
          </table:table-cell>
          <table:table-cell office:value-type="float" office:value="1.59982210286" calcext:value-type="float">
            <text:p>1.59982210286</text:p>
          </table:table-cell>
          <table:table-cell office:value-type="float" office:value="12.01304794" calcext:value-type="float">
            <text:p>12.01304794</text:p>
          </table:table-cell>
          <table:table-cell office:value-type="float" office:value="10.20605722" calcext:value-type="float">
            <text:p>10.20605722</text:p>
          </table:table-cell>
          <table:table-cell office:value-type="float" office:value="1.59603400786" calcext:value-type="float">
            <text:p>1.59603400786</text:p>
          </table:table-cell>
          <table:table-cell office:value-type="float" office:value="1.61866124186" calcext:value-type="float">
            <text:p>1.61866124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5" calcext:value-type="float">
            <text:p>15</text:p>
          </table:table-cell>
          <table:table-cell office:value-type="float" office:value="1.68212819586" calcext:value-type="float">
            <text:p>1.68212819586</text:p>
          </table:table-cell>
          <table:table-cell office:value-type="float" office:value="0.0321026187917002" calcext:value-type="float">
            <text:p>0.0321026187917</text:p>
          </table:table-cell>
          <table:table-cell office:value-type="float" office:value="1.69682851786" calcext:value-type="float">
            <text:p>1.69682851786</text:p>
          </table:table-cell>
          <table:table-cell office:value-type="float" office:value="13.18150294" calcext:value-type="float">
            <text:p>13.18150294</text:p>
          </table:table-cell>
          <table:table-cell office:value-type="float" office:value="11.7822265533333" calcext:value-type="float">
            <text:p>11.7822265533333</text:p>
          </table:table-cell>
          <table:table-cell office:value-type="float" office:value="1.64530765086" calcext:value-type="float">
            <text:p>1.64530765086</text:p>
          </table:table-cell>
          <table:table-cell office:value-type="float" office:value="1.70424841886" calcext:value-type="float">
            <text:p>1.70424841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.70205352152667" calcext:value-type="float">
            <text:p>1.70205352152667</text:p>
          </table:table-cell>
          <table:table-cell office:value-type="float" office:value="0.00561841728796056" calcext:value-type="float">
            <text:p>0.005618417287961</text:p>
          </table:table-cell>
          <table:table-cell office:value-type="float" office:value="1.69913991086" calcext:value-type="float">
            <text:p>1.69913991086</text:p>
          </table:table-cell>
          <table:table-cell office:value-type="float" office:value="13.2519042733333" calcext:value-type="float">
            <text:p>13.2519042733333</text:p>
          </table:table-cell>
          <table:table-cell office:value-type="float" office:value="13.68398522" calcext:value-type="float">
            <text:p>13.68398522</text:p>
          </table:table-cell>
          <table:table-cell office:value-type="float" office:value="1.69849038986" calcext:value-type="float">
            <text:p>1.69849038986</text:p>
          </table:table-cell>
          <table:table-cell office:value-type="float" office:value="1.70853026386" calcext:value-type="float">
            <text:p>1.708530263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7" calcext:value-type="float">
            <text:p>17</text:p>
          </table:table-cell>
          <table:table-cell office:value-type="float" office:value="1.80480099019333" calcext:value-type="float">
            <text:p>1.80480099019333</text:p>
          </table:table-cell>
          <table:table-cell office:value-type="float" office:value="0.0193595188294857" calcext:value-type="float">
            <text:p>0.019359518829486</text:p>
          </table:table-cell>
          <table:table-cell office:value-type="float" office:value="1.81343704986" calcext:value-type="float">
            <text:p>1.81343704986</text:p>
          </table:table-cell>
          <table:table-cell office:value-type="float" office:value="14.6344512733333" calcext:value-type="float">
            <text:p>14.6344512733333</text:p>
          </table:table-cell>
          <table:table-cell office:value-type="float" office:value="15.7305468866667" calcext:value-type="float">
            <text:p>15.7305468866667</text:p>
          </table:table-cell>
          <table:table-cell office:value-type="float" office:value="1.78262645386" calcext:value-type="float">
            <text:p>1.78262645386</text:p>
          </table:table-cell>
          <table:table-cell office:value-type="float" office:value="1.81833946686" calcext:value-type="float">
            <text:p>1.81833946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8" calcext:value-type="float">
            <text:p>18</text:p>
          </table:table-cell>
          <table:table-cell office:value-type="float" office:value="1.84938148919333" calcext:value-type="float">
            <text:p>1.84938148919333</text:p>
          </table:table-cell>
          <table:table-cell office:value-type="float" office:value="0.0113090759546143" calcext:value-type="float">
            <text:p>0.011309075954614</text:p>
          </table:table-cell>
          <table:table-cell office:value-type="float" office:value="1.84547083686" calcext:value-type="float">
            <text:p>1.84547083686</text:p>
          </table:table-cell>
          <table:table-cell office:value-type="float" office:value="15.00288694" calcext:value-type="float">
            <text:p>15.00288694</text:p>
          </table:table-cell>
          <table:table-cell office:value-type="float" office:value="17.9454138866667" calcext:value-type="float">
            <text:p>17.9454138866667</text:p>
          </table:table-cell>
          <table:table-cell office:value-type="float" office:value="1.84054675986" calcext:value-type="float">
            <text:p>1.84054675986</text:p>
          </table:table-cell>
          <table:table-cell office:value-type="float" office:value="1.86212687086" calcext:value-type="float">
            <text:p>1.862126870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9" calcext:value-type="float">
            <text:p>19</text:p>
          </table:table-cell>
          <table:table-cell office:value-type="float" office:value="1.89493058086" calcext:value-type="float">
            <text:p>1.89493058086</text:p>
          </table:table-cell>
          <table:table-cell office:value-type="float" office:value="0.00461827850991026" calcext:value-type="float">
            <text:p>0.00461827850991</text:p>
          </table:table-cell>
          <table:table-cell office:value-type="float" office:value="1.89476801086" calcext:value-type="float">
            <text:p>1.89476801086</text:p>
          </table:table-cell>
          <table:table-cell office:value-type="float" office:value="15.67964394" calcext:value-type="float">
            <text:p>15.67964394</text:p>
          </table:table-cell>
          <table:table-cell office:value-type="float" office:value="19.9595905533333" calcext:value-type="float">
            <text:p>19.9595905533333</text:p>
          </table:table-cell>
          <table:table-cell office:value-type="float" office:value="1.89039573386" calcext:value-type="float">
            <text:p>1.89039573386</text:p>
          </table:table-cell>
          <table:table-cell office:value-type="float" office:value="1.89962799786" calcext:value-type="float">
            <text:p>1.89962799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0" calcext:value-type="float">
            <text:p>20</text:p>
          </table:table-cell>
          <table:table-cell office:value-type="float" office:value="1.98290448986" calcext:value-type="float">
            <text:p>1.98290448986</text:p>
          </table:table-cell>
          <table:table-cell office:value-type="float" office:value="0.00800643295046781" calcext:value-type="float">
            <text:p>0.008006432950468</text:p>
          </table:table-cell>
          <table:table-cell office:value-type="float" office:value="1.98022078286" calcext:value-type="float">
            <text:p>1.98022078286</text:p>
          </table:table-cell>
          <table:table-cell office:value-type="float" office:value="17.0378762733333" calcext:value-type="float">
            <text:p>17.0378762733333</text:p>
          </table:table-cell>
          <table:table-cell office:value-type="float" office:value="22.2360718866667" calcext:value-type="float">
            <text:p>22.2360718866667</text:p>
          </table:table-cell>
          <table:table-cell office:value-type="float" office:value="1.97658466886" calcext:value-type="float">
            <text:p>1.97658466886</text:p>
          </table:table-cell>
          <table:table-cell office:value-type="float" office:value="1.99190801786" calcext:value-type="float">
            <text:p>1.99190801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1" calcext:value-type="float">
            <text:p>21</text:p>
          </table:table-cell>
          <table:table-cell office:value-type="float" office:value="2.02284820252667" calcext:value-type="float">
            <text:p>2.02284820252667</text:p>
          </table:table-cell>
          <table:table-cell office:value-type="float" office:value="0.0319257508370661" calcext:value-type="float">
            <text:p>0.031925750837066</text:p>
          </table:table-cell>
          <table:table-cell office:value-type="float" office:value="2.00629010386" calcext:value-type="float">
            <text:p>2.00629010386</text:p>
          </table:table-cell>
          <table:table-cell office:value-type="float" office:value="18.0893592733333" calcext:value-type="float">
            <text:p>18.0893592733333</text:p>
          </table:table-cell>
          <table:table-cell office:value-type="float" office:value="23.9772535533333" calcext:value-type="float">
            <text:p>23.9772535533333</text:p>
          </table:table-cell>
          <table:table-cell office:value-type="float" office:value="2.00260312886" calcext:value-type="float">
            <text:p>2.00260312886</text:p>
          </table:table-cell>
          <table:table-cell office:value-type="float" office:value="2.05965137486" calcext:value-type="float">
            <text:p>2.05965137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2" calcext:value-type="float">
            <text:p>22</text:p>
          </table:table-cell>
          <table:table-cell office:value-type="float" office:value="2.05884730786" calcext:value-type="float">
            <text:p>2.05884730786</text:p>
          </table:table-cell>
          <table:table-cell office:value-type="float" office:value="0.00687970650536947" calcext:value-type="float">
            <text:p>0.006879706505369</text:p>
          </table:table-cell>
          <table:table-cell office:value-type="float" office:value="2.05672271286" calcext:value-type="float">
            <text:p>2.05672271286</text:p>
          </table:table-cell>
          <table:table-cell office:value-type="float" office:value="18.9850406066667" calcext:value-type="float">
            <text:p>18.9850406066667</text:p>
          </table:table-cell>
          <table:table-cell office:value-type="float" office:value="25.8716465533333" calcext:value-type="float">
            <text:p>25.8716465533333</text:p>
          </table:table-cell>
          <table:table-cell office:value-type="float" office:value="2.05328050786" calcext:value-type="float">
            <text:p>2.05328050786</text:p>
          </table:table-cell>
          <table:table-cell office:value-type="float" office:value="2.06653870286" calcext:value-type="float">
            <text:p>2.066538702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3" calcext:value-type="float">
            <text:p>23</text:p>
          </table:table-cell>
          <table:table-cell office:value-type="float" office:value="2.07075686819333" calcext:value-type="float">
            <text:p>2.07075686819333</text:p>
          </table:table-cell>
          <table:table-cell office:value-type="float" office:value="0.0236530787533645" calcext:value-type="float">
            <text:p>0.023653078753365</text:p>
          </table:table-cell>
          <table:table-cell office:value-type="float" office:value="2.06612982286" calcext:value-type="float">
            <text:p>2.06612982286</text:p>
          </table:table-cell>
          <table:table-cell office:value-type="float" office:value="19.9099242733333" calcext:value-type="float">
            <text:p>19.9099242733333</text:p>
          </table:table-cell>
          <table:table-cell office:value-type="float" office:value="27.2567008866667" calcext:value-type="float">
            <text:p>27.2567008866667</text:p>
          </table:table-cell>
          <table:table-cell office:value-type="float" office:value="2.04975921386" calcext:value-type="float">
            <text:p>2.04975921386</text:p>
          </table:table-cell>
          <table:table-cell office:value-type="float" office:value="2.09638156786" calcext:value-type="float">
            <text:p>2.09638156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4" calcext:value-type="float">
            <text:p>24</text:p>
          </table:table-cell>
          <table:table-cell office:value-type="float" office:value="2.01351842486" calcext:value-type="float">
            <text:p>2.01351842486</text:p>
          </table:table-cell>
          <table:table-cell office:value-type="float" office:value="0.0218766817314769" calcext:value-type="float">
            <text:p>0.021876681731477</text:p>
          </table:table-cell>
          <table:table-cell office:value-type="float" office:value="2.01919099886" calcext:value-type="float">
            <text:p>2.01919099886</text:p>
          </table:table-cell>
          <table:table-cell office:value-type="float" office:value="19.0736172733333" calcext:value-type="float">
            <text:p>19.0736172733333</text:p>
          </table:table-cell>
          <table:table-cell office:value-type="float" office:value="28.3819545533333" calcext:value-type="float">
            <text:p>28.3819545533333</text:p>
          </table:table-cell>
          <table:table-cell office:value-type="float" office:value="1.98936417286" calcext:value-type="float">
            <text:p>1.98936417286</text:p>
          </table:table-cell>
          <table:table-cell office:value-type="float" office:value="2.03200010286" calcext:value-type="float">
            <text:p>2.03200010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8.58207164586" calcext:value-type="float">
            <text:p>28.58207164586</text:p>
          </table:table-cell>
          <table:table-cell office:value-type="float" office:value="0.102931034119794" calcext:value-type="float">
            <text:p>0.102931034119794</text:p>
          </table:table-cell>
          <table:table-cell office:value-type="float" office:value="28.56681928086" calcext:value-type="float">
            <text:p>28.56681928086</text:p>
          </table:table-cell>
          <table:table-cell office:value-type="float" office:value="27.4044892733333" calcext:value-type="float">
            <text:p>27.4044892733333</text:p>
          </table:table-cell>
          <table:table-cell office:value-type="float" office:value="1.13773388666667" calcext:value-type="float">
            <text:p>1.13773388666667</text:p>
          </table:table-cell>
          <table:table-cell office:value-type="float" office:value="28.48761785086" calcext:value-type="float">
            <text:p>28.48761785086</text:p>
          </table:table-cell>
          <table:table-cell office:value-type="float" office:value="28.69177780586" calcext:value-type="float">
            <text:p>28.691777805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06.987423206527" calcext:value-type="float">
            <text:p>106.987423206527</text:p>
          </table:table-cell>
          <table:table-cell office:value-type="float" office:value="0.382513473569192" calcext:value-type="float">
            <text:p>0.382513473569192</text:p>
          </table:table-cell>
          <table:table-cell office:value-type="float" office:value="107.00496571886" calcext:value-type="float">
            <text:p>107.00496571886</text:p>
          </table:table-cell>
          <table:table-cell office:value-type="float" office:value="211.978470273333" calcext:value-type="float">
            <text:p>211.978470273333</text:p>
          </table:table-cell>
          <table:table-cell office:value-type="float" office:value="1.63812255333333" calcext:value-type="float">
            <text:p>1.63812255333333</text:p>
          </table:table-cell>
          <table:table-cell office:value-type="float" office:value="106.59644029086" calcext:value-type="float">
            <text:p>106.59644029086</text:p>
          </table:table-cell>
          <table:table-cell office:value-type="float" office:value="107.36086360986" calcext:value-type="float">
            <text:p>107.36086360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59.2350276241933" calcext:value-type="float">
            <text:p>59.2350276241933</text:p>
          </table:table-cell>
          <table:table-cell office:value-type="float" office:value="0.175749693162929" calcext:value-type="float">
            <text:p>0.175749693162929</text:p>
          </table:table-cell>
          <table:table-cell office:value-type="float" office:value="59.22496771586" calcext:value-type="float">
            <text:p>59.22496771586</text:p>
          </table:table-cell>
          <table:table-cell office:value-type="float" office:value="175.328736606667" calcext:value-type="float">
            <text:p>175.328736606667</text:p>
          </table:table-cell>
          <table:table-cell office:value-type="float" office:value="2.04580755333333" calcext:value-type="float">
            <text:p>2.04580755333333</text:p>
          </table:table-cell>
          <table:table-cell office:value-type="float" office:value="59.06452395386" calcext:value-type="float">
            <text:p>59.06452395386</text:p>
          </table:table-cell>
          <table:table-cell office:value-type="float" office:value="59.41559120286" calcext:value-type="float">
            <text:p>59.41559120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57.9438675541933" calcext:value-type="float">
            <text:p>57.9438675541933</text:p>
          </table:table-cell>
          <table:table-cell office:value-type="float" office:value="0.692882774188323" calcext:value-type="float">
            <text:p>0.692882774188323</text:p>
          </table:table-cell>
          <table:table-cell office:value-type="float" office:value="58.18432931986" calcext:value-type="float">
            <text:p>58.18432931986</text:p>
          </table:table-cell>
          <table:table-cell office:value-type="float" office:value="228.828851606667" calcext:value-type="float">
            <text:p>228.828851606667</text:p>
          </table:table-cell>
          <table:table-cell office:value-type="float" office:value="2.52395688666667" calcext:value-type="float">
            <text:p>2.52395688666667</text:p>
          </table:table-cell>
          <table:table-cell office:value-type="float" office:value="57.16278862286" calcext:value-type="float">
            <text:p>57.16278862286</text:p>
          </table:table-cell>
          <table:table-cell office:value-type="float" office:value="58.48448471986" calcext:value-type="float">
            <text:p>58.48448471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5" calcext:value-type="float">
            <text:p>5</text:p>
          </table:table-cell>
          <table:table-cell office:value-type="float" office:value="46.1233123505267" calcext:value-type="float">
            <text:p>46.1233123505267</text:p>
          </table:table-cell>
          <table:table-cell office:value-type="float" office:value="0.508734159129628" calcext:value-type="float">
            <text:p>0.508734159129628</text:p>
          </table:table-cell>
          <table:table-cell office:value-type="float" office:value="46.08353649186" calcext:value-type="float">
            <text:p>46.08353649186</text:p>
          </table:table-cell>
          <table:table-cell office:value-type="float" office:value="227.20597494" calcext:value-type="float">
            <text:p>227.20597494</text:p>
          </table:table-cell>
          <table:table-cell office:value-type="float" office:value="2.99166055333333" calcext:value-type="float">
            <text:p>2.99166055333333</text:p>
          </table:table-cell>
          <table:table-cell office:value-type="float" office:value="45.63563367786" calcext:value-type="float">
            <text:p>45.63563367786</text:p>
          </table:table-cell>
          <table:table-cell office:value-type="float" office:value="46.65076688186" calcext:value-type="float">
            <text:p>46.65076688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6" calcext:value-type="float">
            <text:p>6</text:p>
          </table:table-cell>
          <table:table-cell office:value-type="float" office:value="43.2156105555267" calcext:value-type="float">
            <text:p>43.2156105555267</text:p>
          </table:table-cell>
          <table:table-cell office:value-type="float" office:value="0.919734650535155" calcext:value-type="float">
            <text:p>0.919734650535155</text:p>
          </table:table-cell>
          <table:table-cell office:value-type="float" office:value="43.35183073886" calcext:value-type="float">
            <text:p>43.35183073886</text:p>
          </table:table-cell>
          <table:table-cell office:value-type="float" office:value="255.371316273333" calcext:value-type="float">
            <text:p>255.371316273333</text:p>
          </table:table-cell>
          <table:table-cell office:value-type="float" office:value="3.42576688666667" calcext:value-type="float">
            <text:p>3.42576688666667</text:p>
          </table:table-cell>
          <table:table-cell office:value-type="float" office:value="42.23536293386" calcext:value-type="float">
            <text:p>42.23536293386</text:p>
          </table:table-cell>
          <table:table-cell office:value-type="float" office:value="44.05963799386" calcext:value-type="float">
            <text:p>44.05963799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7" calcext:value-type="float">
            <text:p>7</text:p>
          </table:table-cell>
          <table:table-cell office:value-type="float" office:value="39.0089962571933" calcext:value-type="float">
            <text:p>39.0089962571933</text:p>
          </table:table-cell>
          <table:table-cell office:value-type="float" office:value="0.815305948154147" calcext:value-type="float">
            <text:p>0.815305948154147</text:p>
          </table:table-cell>
          <table:table-cell office:value-type="float" office:value="38.58763411086" calcext:value-type="float">
            <text:p>38.58763411086</text:p>
          </table:table-cell>
          <table:table-cell office:value-type="float" office:value="268.44760294" calcext:value-type="float">
            <text:p>268.44760294</text:p>
          </table:table-cell>
          <table:table-cell office:value-type="float" office:value="4.09040055333333" calcext:value-type="float">
            <text:p>4.09040055333333</text:p>
          </table:table-cell>
          <table:table-cell office:value-type="float" office:value="38.49059280486" calcext:value-type="float">
            <text:p>38.49059280486</text:p>
          </table:table-cell>
          <table:table-cell office:value-type="float" office:value="39.94876185586" calcext:value-type="float">
            <text:p>39.948761855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36.29215197086" calcext:value-type="float">
            <text:p>36.29215197086</text:p>
          </table:table-cell>
          <table:table-cell office:value-type="float" office:value="1.75606986471804" calcext:value-type="float">
            <text:p>1.75606986471804</text:p>
          </table:table-cell>
          <table:table-cell office:value-type="float" office:value="36.75990736186" calcext:value-type="float">
            <text:p>36.75990736186</text:p>
          </table:table-cell>
          <table:table-cell office:value-type="float" office:value="285.181485273333" calcext:value-type="float">
            <text:p>285.181485273333</text:p>
          </table:table-cell>
          <table:table-cell office:value-type="float" office:value="4.56293355333333" calcext:value-type="float">
            <text:p>4.56293355333333</text:p>
          </table:table-cell>
          <table:table-cell office:value-type="float" office:value="34.34956568686" calcext:value-type="float">
            <text:p>34.34956568686</text:p>
          </table:table-cell>
          <table:table-cell office:value-type="float" office:value="37.76698286386" calcext:value-type="float">
            <text:p>37.76698286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9" calcext:value-type="float">
            <text:p>9</text:p>
          </table:table-cell>
          <table:table-cell office:value-type="float" office:value="32.9169060815267" calcext:value-type="float">
            <text:p>32.9169060815267</text:p>
          </table:table-cell>
          <table:table-cell office:value-type="float" office:value="0.228238472241799" calcext:value-type="float">
            <text:p>0.228238472241799</text:p>
          </table:table-cell>
          <table:table-cell office:value-type="float" office:value="32.80409509286" calcext:value-type="float">
            <text:p>32.80409509286</text:p>
          </table:table-cell>
          <table:table-cell office:value-type="float" office:value="290.378489273333" calcext:value-type="float">
            <text:p>290.378489273333</text:p>
          </table:table-cell>
          <table:table-cell office:value-type="float" office:value="5.23434622" calcext:value-type="float">
            <text:p>5.23434622</text:p>
          </table:table-cell>
          <table:table-cell office:value-type="float" office:value="32.76703976286" calcext:value-type="float">
            <text:p>32.76703976286</text:p>
          </table:table-cell>
          <table:table-cell office:value-type="float" office:value="33.17958338886" calcext:value-type="float">
            <text:p>33.179583388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float" office:value="32.5237273211933" calcext:value-type="float">
            <text:p>32.5237273211933</text:p>
          </table:table-cell>
          <table:table-cell office:value-type="float" office:value="0.1625653178631" calcext:value-type="float">
            <text:p>0.1625653178631</text:p>
          </table:table-cell>
          <table:table-cell office:value-type="float" office:value="32.52447625186" calcext:value-type="float">
            <text:p>32.52447625186</text:p>
          </table:table-cell>
          <table:table-cell office:value-type="float" office:value="318.613114606667" calcext:value-type="float">
            <text:p>318.613114606667</text:p>
          </table:table-cell>
          <table:table-cell office:value-type="float" office:value="5.88851455333333" calcext:value-type="float">
            <text:p>5.88851455333333</text:p>
          </table:table-cell>
          <table:table-cell office:value-type="float" office:value="32.36078883186" calcext:value-type="float">
            <text:p>32.36078883186</text:p>
          </table:table-cell>
          <table:table-cell office:value-type="float" office:value="32.68591687986" calcext:value-type="float">
            <text:p>32.68591687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1" calcext:value-type="float">
            <text:p>11</text:p>
          </table:table-cell>
          <table:table-cell office:value-type="float" office:value="30.5865798031933" calcext:value-type="float">
            <text:p>30.5865798031933</text:p>
          </table:table-cell>
          <table:table-cell office:value-type="float" office:value="0.139076926954027" calcext:value-type="float">
            <text:p>0.139076926954027</text:p>
          </table:table-cell>
          <table:table-cell office:value-type="float" office:value="30.56058682286" calcext:value-type="float">
            <text:p>30.56058682286</text:p>
          </table:table-cell>
          <table:table-cell office:value-type="float" office:value="328.869781273333" calcext:value-type="float">
            <text:p>328.869781273333</text:p>
          </table:table-cell>
          <table:table-cell office:value-type="float" office:value="6.75357922" calcext:value-type="float">
            <text:p>6.75357922</text:p>
          </table:table-cell>
          <table:table-cell office:value-type="float" office:value="30.46233320486" calcext:value-type="float">
            <text:p>30.46233320486</text:p>
          </table:table-cell>
          <table:table-cell office:value-type="float" office:value="30.73681938186" calcext:value-type="float">
            <text:p>30.73681938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2" calcext:value-type="float">
            <text:p>12</text:p>
          </table:table-cell>
          <table:table-cell office:value-type="float" office:value="29.4585252771933" calcext:value-type="float">
            <text:p>29.4585252771933</text:p>
          </table:table-cell>
          <table:table-cell office:value-type="float" office:value="0.277824393944951" calcext:value-type="float">
            <text:p>0.277824393944951</text:p>
          </table:table-cell>
          <table:table-cell office:value-type="float" office:value="29.36948237186" calcext:value-type="float">
            <text:p>29.36948237186</text:p>
          </table:table-cell>
          <table:table-cell office:value-type="float" office:value="344.97384494" calcext:value-type="float">
            <text:p>344.97384494</text:p>
          </table:table-cell>
          <table:table-cell office:value-type="float" office:value="7.61126788666667" calcext:value-type="float">
            <text:p>7.61126788666667</text:p>
          </table:table-cell>
          <table:table-cell office:value-type="float" office:value="29.23613866586" calcext:value-type="float">
            <text:p>29.23613866586</text:p>
          </table:table-cell>
          <table:table-cell office:value-type="float" office:value="29.76995479386" calcext:value-type="float">
            <text:p>29.76995479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3" calcext:value-type="float">
            <text:p>13</text:p>
          </table:table-cell>
          <table:table-cell office:value-type="float" office:value="28.12950474186" calcext:value-type="float">
            <text:p>28.12950474186</text:p>
          </table:table-cell>
          <table:table-cell office:value-type="float" office:value="0.210690195685576" calcext:value-type="float">
            <text:p>0.210690195685576</text:p>
          </table:table-cell>
          <table:table-cell office:value-type="float" office:value="28.11955623986" calcext:value-type="float">
            <text:p>28.11955623986</text:p>
          </table:table-cell>
          <table:table-cell office:value-type="float" office:value="355.837157273333" calcext:value-type="float">
            <text:p>355.837157273333</text:p>
          </table:table-cell>
          <table:table-cell office:value-type="float" office:value="8.84616888666667" calcext:value-type="float">
            <text:p>8.84616888666667</text:p>
          </table:table-cell>
          <table:table-cell office:value-type="float" office:value="27.92396502886" calcext:value-type="float">
            <text:p>27.92396502886</text:p>
          </table:table-cell>
          <table:table-cell office:value-type="float" office:value="28.34499295686" calcext:value-type="float">
            <text:p>28.344992956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4" calcext:value-type="float">
            <text:p>14</text:p>
          </table:table-cell>
          <table:table-cell office:value-type="float" office:value="27.10086082586" calcext:value-type="float">
            <text:p>27.10086082586</text:p>
          </table:table-cell>
          <table:table-cell office:value-type="float" office:value="0.0407676755585881" calcext:value-type="float">
            <text:p>0.040767675558588</text:p>
          </table:table-cell>
          <table:table-cell office:value-type="float" office:value="27.12067887686" calcext:value-type="float">
            <text:p>27.12067887686</text:p>
          </table:table-cell>
          <table:table-cell office:value-type="float" office:value="368.103767273333" calcext:value-type="float">
            <text:p>368.103767273333</text:p>
          </table:table-cell>
          <table:table-cell office:value-type="float" office:value="10.2263405533333" calcext:value-type="float">
            <text:p>10.2263405533333</text:p>
          </table:table-cell>
          <table:table-cell office:value-type="float" office:value="27.05397292786" calcext:value-type="float">
            <text:p>27.05397292786</text:p>
          </table:table-cell>
          <table:table-cell office:value-type="float" office:value="27.12793067286" calcext:value-type="float">
            <text:p>27.12793067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5" calcext:value-type="float">
            <text:p>15</text:p>
          </table:table-cell>
          <table:table-cell office:value-type="float" office:value="25.9517526245267" calcext:value-type="float">
            <text:p>25.9517526245267</text:p>
          </table:table-cell>
          <table:table-cell office:value-type="float" office:value="0.263509127338294" calcext:value-type="float">
            <text:p>0.263509127338294</text:p>
          </table:table-cell>
          <table:table-cell office:value-type="float" office:value="26.04882800986" calcext:value-type="float">
            <text:p>26.04882800986</text:p>
          </table:table-cell>
          <table:table-cell office:value-type="float" office:value="376.303932273333" calcext:value-type="float">
            <text:p>376.303932273333</text:p>
          </table:table-cell>
          <table:table-cell office:value-type="float" office:value="11.86214522" calcext:value-type="float">
            <text:p>11.86214522</text:p>
          </table:table-cell>
          <table:table-cell office:value-type="float" office:value="25.65347639386" calcext:value-type="float">
            <text:p>25.65347639386</text:p>
          </table:table-cell>
          <table:table-cell office:value-type="float" office:value="26.15295346986" calcext:value-type="float">
            <text:p>26.15295346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4.9518378431933" calcext:value-type="float">
            <text:p>24.9518378431933</text:p>
          </table:table-cell>
          <table:table-cell office:value-type="float" office:value="0.18339960127304" calcext:value-type="float">
            <text:p>0.18339960127304</text:p>
          </table:table-cell>
          <table:table-cell office:value-type="float" office:value="24.86511799386" calcext:value-type="float">
            <text:p>24.86511799386</text:p>
          </table:table-cell>
          <table:table-cell office:value-type="float" office:value="384.28708594" calcext:value-type="float">
            <text:p>384.28708594</text:p>
          </table:table-cell>
          <table:table-cell office:value-type="float" office:value="13.75071422" calcext:value-type="float">
            <text:p>13.75071422</text:p>
          </table:table-cell>
          <table:table-cell office:value-type="float" office:value="24.82788021186" calcext:value-type="float">
            <text:p>24.82788021186</text:p>
          </table:table-cell>
          <table:table-cell office:value-type="float" office:value="25.16251532386" calcext:value-type="float">
            <text:p>25.16251532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7" calcext:value-type="float">
            <text:p>17</text:p>
          </table:table-cell>
          <table:table-cell office:value-type="float" office:value="24.25933626886" calcext:value-type="float">
            <text:p>24.25933626886</text:p>
          </table:table-cell>
          <table:table-cell office:value-type="float" office:value="0.192757970176583" calcext:value-type="float">
            <text:p>0.192757970176583</text:p>
          </table:table-cell>
          <table:table-cell office:value-type="float" office:value="24.15152072986" calcext:value-type="float">
            <text:p>24.15152072986</text:p>
          </table:table-cell>
          <table:table-cell office:value-type="float" office:value="395.503330606667" calcext:value-type="float">
            <text:p>395.503330606667</text:p>
          </table:table-cell>
          <table:table-cell office:value-type="float" office:value="15.6583838866667" calcext:value-type="float">
            <text:p>15.6583838866667</text:p>
          </table:table-cell>
          <table:table-cell office:value-type="float" office:value="24.14460984186" calcext:value-type="float">
            <text:p>24.14460984186</text:p>
          </table:table-cell>
          <table:table-cell office:value-type="float" office:value="24.48187823486" calcext:value-type="float">
            <text:p>24.481878234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8" calcext:value-type="float">
            <text:p>18</text:p>
          </table:table-cell>
          <table:table-cell office:value-type="float" office:value="23.61221406186" calcext:value-type="float">
            <text:p>23.61221406186</text:p>
          </table:table-cell>
          <table:table-cell office:value-type="float" office:value="0.145713066128049" calcext:value-type="float">
            <text:p>0.145713066128049</text:p>
          </table:table-cell>
          <table:table-cell office:value-type="float" office:value="23.54986584886" calcext:value-type="float">
            <text:p>23.54986584886</text:p>
          </table:table-cell>
          <table:table-cell office:value-type="float" office:value="405.766281273333" calcext:value-type="float">
            <text:p>405.766281273333</text:p>
          </table:table-cell>
          <table:table-cell office:value-type="float" office:value="17.91837222" calcext:value-type="float">
            <text:p>17.91837222</text:p>
          </table:table-cell>
          <table:table-cell office:value-type="float" office:value="23.50804851086" calcext:value-type="float">
            <text:p>23.50804851086</text:p>
          </table:table-cell>
          <table:table-cell office:value-type="float" office:value="23.77872782586" calcext:value-type="float">
            <text:p>23.778727825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9" calcext:value-type="float">
            <text:p>19</text:p>
          </table:table-cell>
          <table:table-cell office:value-type="float" office:value="22.9994923611933" calcext:value-type="float">
            <text:p>22.9994923611933</text:p>
          </table:table-cell>
          <table:table-cell office:value-type="float" office:value="0.124558952966602" calcext:value-type="float">
            <text:p>0.124558952966602</text:p>
          </table:table-cell>
          <table:table-cell office:value-type="float" office:value="23.05340021686" calcext:value-type="float">
            <text:p>23.05340021686</text:p>
          </table:table-cell>
          <table:table-cell office:value-type="float" office:value="415.632449273333" calcext:value-type="float">
            <text:p>415.632449273333</text:p>
          </table:table-cell>
          <table:table-cell office:value-type="float" office:value="19.95354822" calcext:value-type="float">
            <text:p>19.95354822</text:p>
          </table:table-cell>
          <table:table-cell office:value-type="float" office:value="22.85705947386" calcext:value-type="float">
            <text:p>22.85705947386</text:p>
          </table:table-cell>
          <table:table-cell office:value-type="float" office:value="23.08801739286" calcext:value-type="float">
            <text:p>23.08801739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0" calcext:value-type="float">
            <text:p>20</text:p>
          </table:table-cell>
          <table:table-cell office:value-type="float" office:value="22.52581109986" calcext:value-type="float">
            <text:p>22.52581109986</text:p>
          </table:table-cell>
          <table:table-cell office:value-type="float" office:value="0.0401720276077231" calcext:value-type="float">
            <text:p>0.040172027607723</text:p>
          </table:table-cell>
          <table:table-cell office:value-type="float" office:value="22.52212330586" calcext:value-type="float">
            <text:p>22.52212330586</text:p>
          </table:table-cell>
          <table:table-cell office:value-type="float" office:value="426.852924606667" calcext:value-type="float">
            <text:p>426.852924606667</text:p>
          </table:table-cell>
          <table:table-cell office:value-type="float" office:value="22.1677538866667" calcext:value-type="float">
            <text:p>22.1677538866667</text:p>
          </table:table-cell>
          <table:table-cell office:value-type="float" office:value="22.48761012286" calcext:value-type="float">
            <text:p>22.48761012286</text:p>
          </table:table-cell>
          <table:table-cell office:value-type="float" office:value="22.56769987086" calcext:value-type="float">
            <text:p>22.56769987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1" calcext:value-type="float">
            <text:p>21</text:p>
          </table:table-cell>
          <table:table-cell office:value-type="float" office:value="21.7645903351933" calcext:value-type="float">
            <text:p>21.7645903351933</text:p>
          </table:table-cell>
          <table:table-cell office:value-type="float" office:value="0.124447429616798" calcext:value-type="float">
            <text:p>0.124447429616798</text:p>
          </table:table-cell>
          <table:table-cell office:value-type="float" office:value="21.77110026386" calcext:value-type="float">
            <text:p>21.77110026386</text:p>
          </table:table-cell>
          <table:table-cell office:value-type="float" office:value="431.566102273333" calcext:value-type="float">
            <text:p>431.566102273333</text:p>
          </table:table-cell>
          <table:table-cell office:value-type="float" office:value="23.92758422" calcext:value-type="float">
            <text:p>23.92758422</text:p>
          </table:table-cell>
          <table:table-cell office:value-type="float" office:value="21.63701570886" calcext:value-type="float">
            <text:p>21.63701570886</text:p>
          </table:table-cell>
          <table:table-cell office:value-type="float" office:value="21.88565503286" calcext:value-type="float">
            <text:p>21.88565503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2" calcext:value-type="float">
            <text:p>22</text:p>
          </table:table-cell>
          <table:table-cell office:value-type="float" office:value="21.3285989285267" calcext:value-type="float">
            <text:p>21.3285989285267</text:p>
          </table:table-cell>
          <table:table-cell office:value-type="float" office:value="0.118542986913096" calcext:value-type="float">
            <text:p>0.118542986913096</text:p>
          </table:table-cell>
          <table:table-cell office:value-type="float" office:value="21.27039393386" calcext:value-type="float">
            <text:p>21.27039393386</text:p>
          </table:table-cell>
          <table:table-cell office:value-type="float" office:value="441.787689273333" calcext:value-type="float">
            <text:p>441.787689273333</text:p>
          </table:table-cell>
          <table:table-cell office:value-type="float" office:value="25.7938058866667" calcext:value-type="float">
            <text:p>25.7938058866667</text:p>
          </table:table-cell>
          <table:table-cell office:value-type="float" office:value="21.25040942386" calcext:value-type="float">
            <text:p>21.25040942386</text:p>
          </table:table-cell>
          <table:table-cell office:value-type="float" office:value="21.46499342786" calcext:value-type="float">
            <text:p>21.46499342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3" calcext:value-type="float">
            <text:p>23</text:p>
          </table:table-cell>
          <table:table-cell office:value-type="float" office:value="20.85059329986" calcext:value-type="float">
            <text:p>20.85059329986</text:p>
          </table:table-cell>
          <table:table-cell office:value-type="float" office:value="0.0442341167097052" calcext:value-type="float">
            <text:p>0.044234116709705</text:p>
          </table:table-cell>
          <table:table-cell office:value-type="float" office:value="20.85527123686" calcext:value-type="float">
            <text:p>20.85527123686</text:p>
          </table:table-cell>
          <table:table-cell office:value-type="float" office:value="450.507807606667" calcext:value-type="float">
            <text:p>450.507807606667</text:p>
          </table:table-cell>
          <table:table-cell office:value-type="float" office:value="27.3017835533333" calcext:value-type="float">
            <text:p>27.3017835533333</text:p>
          </table:table-cell>
          <table:table-cell office:value-type="float" office:value="20.80420612186" calcext:value-type="float">
            <text:p>20.80420612186</text:p>
          </table:table-cell>
          <table:table-cell office:value-type="float" office:value="20.89230254086" calcext:value-type="float">
            <text:p>20.89230254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4" calcext:value-type="float">
            <text:p>24</text:p>
          </table:table-cell>
          <table:table-cell office:value-type="float" office:value="21.20751875986" calcext:value-type="float">
            <text:p>21.20751875986</text:p>
          </table:table-cell>
          <table:table-cell office:value-type="float" office:value="0.0897926795642725" calcext:value-type="float">
            <text:p>0.089792679564273</text:p>
          </table:table-cell>
          <table:table-cell office:value-type="float" office:value="21.22086474886" calcext:value-type="float">
            <text:p>21.22086474886</text:p>
          </table:table-cell>
          <table:table-cell office:value-type="float" office:value="478.188340273333" calcext:value-type="float">
            <text:p>478.188340273333</text:p>
          </table:table-cell>
          <table:table-cell office:value-type="float" office:value="28.8164738866667" calcext:value-type="float">
            <text:p>28.8164738866667</text:p>
          </table:table-cell>
          <table:table-cell office:value-type="float" office:value="21.11180005386" calcext:value-type="float">
            <text:p>21.11180005386</text:p>
          </table:table-cell>
          <table:table-cell office:value-type="float" office:value="21.28989147686" calcext:value-type="float">
            <text:p>21.28989147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3.07778483219333" calcext:value-type="float">
            <text:p>3.07778483219333</text:p>
          </table:table-cell>
          <table:table-cell office:value-type="float" office:value="0.127001984699112" calcext:value-type="float">
            <text:p>0.127001984699112</text:p>
          </table:table-cell>
          <table:table-cell office:value-type="float" office:value="3.00724625086" calcext:value-type="float">
            <text:p>3.00724625086</text:p>
          </table:table-cell>
          <table:table-cell office:value-type="float" office:value="1.89622927333333" calcext:value-type="float">
            <text:p>1.89622927333333</text:p>
          </table:table-cell>
          <table:table-cell office:value-type="float" office:value="1.17703122" calcext:value-type="float">
            <text:p>1.17703122</text:p>
          </table:table-cell>
          <table:table-cell office:value-type="float" office:value="3.00170900386" calcext:value-type="float">
            <text:p>3.00170900386</text:p>
          </table:table-cell>
          <table:table-cell office:value-type="float" office:value="3.22439924186" calcext:value-type="float">
            <text:p>3.224399241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.80224844452667" calcext:value-type="float">
            <text:p>1.80224844452667</text:p>
          </table:table-cell>
          <table:table-cell office:value-type="float" office:value="0.00876304886393053" calcext:value-type="float">
            <text:p>0.008763048863931</text:p>
          </table:table-cell>
          <table:table-cell office:value-type="float" office:value="1.80232696786" calcext:value-type="float">
            <text:p>1.80232696786</text:p>
          </table:table-cell>
          <table:table-cell office:value-type="float" office:value="1.92168560666667" calcext:value-type="float">
            <text:p>1.92168560666667</text:p>
          </table:table-cell>
          <table:table-cell office:value-type="float" office:value="1.66208988666667" calcext:value-type="float">
            <text:p>1.66208988666667</text:p>
          </table:table-cell>
          <table:table-cell office:value-type="float" office:value="1.79344639786" calcext:value-type="float">
            <text:p>1.79344639786</text:p>
          </table:table-cell>
          <table:table-cell office:value-type="float" office:value="1.81097196786" calcext:value-type="float">
            <text:p>1.810971967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1.39101584919333" calcext:value-type="float">
            <text:p>1.39101584919333</text:p>
          </table:table-cell>
          <table:table-cell office:value-type="float" office:value="0.0243791315827609" calcext:value-type="float">
            <text:p>0.024379131582761</text:p>
          </table:table-cell>
          <table:table-cell office:value-type="float" office:value="1.40296501586" calcext:value-type="float">
            <text:p>1.40296501586</text:p>
          </table:table-cell>
          <table:table-cell office:value-type="float" office:value="1.98201427333333" calcext:value-type="float">
            <text:p>1.98201427333333</text:p>
          </table:table-cell>
          <table:table-cell office:value-type="float" office:value="2.15493055333333" calcext:value-type="float">
            <text:p>2.15493055333333</text:p>
          </table:table-cell>
          <table:table-cell office:value-type="float" office:value="1.36296740986" calcext:value-type="float">
            <text:p>1.36296740986</text:p>
          </table:table-cell>
          <table:table-cell office:value-type="float" office:value="1.40711512186" calcext:value-type="float">
            <text:p>1.407115121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1.15193662652667" calcext:value-type="float">
            <text:p>1.15193662652667</text:p>
          </table:table-cell>
          <table:table-cell office:value-type="float" office:value="0.0244296386533858" calcext:value-type="float">
            <text:p>0.024429638653386</text:p>
          </table:table-cell>
          <table:table-cell office:value-type="float" office:value="1.14175225486" calcext:value-type="float">
            <text:p>1.14175225486</text:p>
          </table:table-cell>
          <table:table-cell office:value-type="float" office:value="2.03563627333333" calcext:value-type="float">
            <text:p>2.03563627333333</text:p>
          </table:table-cell>
          <table:table-cell office:value-type="float" office:value="2.52144622" calcext:value-type="float">
            <text:p>2.52144622</text:p>
          </table:table-cell>
          <table:table-cell office:value-type="float" office:value="1.13424688586" calcext:value-type="float">
            <text:p>1.13424688586</text:p>
          </table:table-cell>
          <table:table-cell office:value-type="float" office:value="1.17981073886" calcext:value-type="float">
            <text:p>1.17981073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5" calcext:value-type="float">
            <text:p>5</text:p>
          </table:table-cell>
          <table:table-cell office:value-type="float" office:value="1.07638102586" calcext:value-type="float">
            <text:p>1.07638102586</text:p>
          </table:table-cell>
          <table:table-cell office:value-type="float" office:value="0.00431985683534447" calcext:value-type="float">
            <text:p>0.004319856835344</text:p>
          </table:table-cell>
          <table:table-cell office:value-type="float" office:value="1.07667378986" calcext:value-type="float">
            <text:p>1.07667378986</text:p>
          </table:table-cell>
          <table:table-cell office:value-type="float" office:value="2.33083327333333" calcext:value-type="float">
            <text:p>2.33083327333333</text:p>
          </table:table-cell>
          <table:table-cell office:value-type="float" office:value="2.98478855333333" calcext:value-type="float">
            <text:p>2.98478855333333</text:p>
          </table:table-cell>
          <table:table-cell office:value-type="float" office:value="1.07192223386" calcext:value-type="float">
            <text:p>1.07192223386</text:p>
          </table:table-cell>
          <table:table-cell office:value-type="float" office:value="1.08054705386" calcext:value-type="float">
            <text:p>1.08054705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6" calcext:value-type="float">
            <text:p>6</text:p>
          </table:table-cell>
          <table:table-cell office:value-type="float" office:value="1.00974016252667" calcext:value-type="float">
            <text:p>1.00974016252667</text:p>
          </table:table-cell>
          <table:table-cell office:value-type="float" office:value="0.00281763381170624" calcext:value-type="float">
            <text:p>0.002817633811706</text:p>
          </table:table-cell>
          <table:table-cell office:value-type="float" office:value="1.01081382386" calcext:value-type="float">
            <text:p>1.01081382386</text:p>
          </table:table-cell>
          <table:table-cell office:value-type="float" office:value="2.53915394" calcext:value-type="float">
            <text:p>2.53915394</text:p>
          </table:table-cell>
          <table:table-cell office:value-type="float" office:value="3.43722088666667" calcext:value-type="float">
            <text:p>3.43722088666667</text:p>
          </table:table-cell>
          <table:table-cell office:value-type="float" office:value="1.00654353886" calcext:value-type="float">
            <text:p>1.00654353886</text:p>
          </table:table-cell>
          <table:table-cell office:value-type="float" office:value="1.01186312486" calcext:value-type="float">
            <text:p>1.01186312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7" calcext:value-type="float">
            <text:p>7</text:p>
          </table:table-cell>
          <table:table-cell office:value-type="float" office:value="1.01396510686" calcext:value-type="float">
            <text:p>1.01396510686</text:p>
          </table:table-cell>
          <table:table-cell office:value-type="float" office:value="0.00522231603208346" calcext:value-type="float">
            <text:p>0.005222316032083</text:p>
          </table:table-cell>
          <table:table-cell office:value-type="float" office:value="1.01353299686" calcext:value-type="float">
            <text:p>1.01353299686</text:p>
          </table:table-cell>
          <table:table-cell office:value-type="float" office:value="2.92609194" calcext:value-type="float">
            <text:p>2.92609194</text:p>
          </table:table-cell>
          <table:table-cell office:value-type="float" office:value="4.07204222" calcext:value-type="float">
            <text:p>4.07204222</text:p>
          </table:table-cell>
          <table:table-cell office:value-type="float" office:value="1.00897227086" calcext:value-type="float">
            <text:p>1.00897227086</text:p>
          </table:table-cell>
          <table:table-cell office:value-type="float" office:value="1.01939005286" calcext:value-type="float">
            <text:p>1.019390052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0.987036995526667" calcext:value-type="float">
            <text:p>0.987036995526667</text:p>
          </table:table-cell>
          <table:table-cell office:value-type="float" office:value="0.00507721221737057" calcext:value-type="float">
            <text:p>0.005077212217371</text:p>
          </table:table-cell>
          <table:table-cell office:value-type="float" office:value="0.98839149686" calcext:value-type="float">
            <text:p>0.98839149686</text:p>
          </table:table-cell>
          <table:table-cell office:value-type="float" office:value="3.23253494" calcext:value-type="float">
            <text:p>3.23253494</text:p>
          </table:table-cell>
          <table:table-cell office:value-type="float" office:value="4.54630655333333" calcext:value-type="float">
            <text:p>4.54630655333333</text:p>
          </table:table-cell>
          <table:table-cell office:value-type="float" office:value="0.98141989886" calcext:value-type="float">
            <text:p>0.98141989886</text:p>
          </table:table-cell>
          <table:table-cell office:value-type="float" office:value="0.99129959086" calcext:value-type="float">
            <text:p>0.991299590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9" calcext:value-type="float">
            <text:p>9</text:p>
          </table:table-cell>
          <table:table-cell office:value-type="float" office:value="0.99929528986" calcext:value-type="float">
            <text:p>0.99929528986</text:p>
          </table:table-cell>
          <table:table-cell office:value-type="float" office:value="0.00436727862131059" calcext:value-type="float">
            <text:p>0.004367278621311</text:p>
          </table:table-cell>
          <table:table-cell office:value-type="float" office:value="1.00142409286" calcext:value-type="float">
            <text:p>1.00142409286</text:p>
          </table:table-cell>
          <table:table-cell office:value-type="float" office:value="3.59853194" calcext:value-type="float">
            <text:p>3.59853194</text:p>
          </table:table-cell>
          <table:table-cell office:value-type="float" office:value="5.26048788666667" calcext:value-type="float">
            <text:p>5.26048788666667</text:p>
          </table:table-cell>
          <table:table-cell office:value-type="float" office:value="0.99427181386" calcext:value-type="float">
            <text:p>0.99427181386</text:p>
          </table:table-cell>
          <table:table-cell office:value-type="float" office:value="1.00218996286" calcext:value-type="float">
            <text:p>1.002189962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float" office:value="0.997701271193333" calcext:value-type="float">
            <text:p>0.997701271193333</text:p>
          </table:table-cell>
          <table:table-cell office:value-type="float" office:value="0.00359519149953541" calcext:value-type="float">
            <text:p>0.003595191499535</text:p>
          </table:table-cell>
          <table:table-cell office:value-type="float" office:value="0.99602563586" calcext:value-type="float">
            <text:p>0.99602563586</text:p>
          </table:table-cell>
          <table:table-cell office:value-type="float" office:value="3.89121227333333" calcext:value-type="float">
            <text:p>3.89121227333333</text:p>
          </table:table-cell>
          <table:table-cell office:value-type="float" office:value="5.93649522" calcext:value-type="float">
            <text:p>5.93649522</text:p>
          </table:table-cell>
          <table:table-cell office:value-type="float" office:value="0.99524977486" calcext:value-type="float">
            <text:p>0.99524977486</text:p>
          </table:table-cell>
          <table:table-cell office:value-type="float" office:value="1.00182840286" calcext:value-type="float">
            <text:p>1.001828402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1" calcext:value-type="float">
            <text:p>11</text:p>
          </table:table-cell>
          <table:table-cell office:value-type="float" office:value="1.03471470719333" calcext:value-type="float">
            <text:p>1.03471470719333</text:p>
          </table:table-cell>
          <table:table-cell office:value-type="float" office:value="0.00355265667035478" calcext:value-type="float">
            <text:p>0.003552656670355</text:p>
          </table:table-cell>
          <table:table-cell office:value-type="float" office:value="1.03395389986" calcext:value-type="float">
            <text:p>1.03395389986</text:p>
          </table:table-cell>
          <table:table-cell office:value-type="float" office:value="4.46142694" calcext:value-type="float">
            <text:p>4.46142694</text:p>
          </table:table-cell>
          <table:table-cell office:value-type="float" office:value="6.75319722" calcext:value-type="float">
            <text:p>6.75319722</text:p>
          </table:table-cell>
          <table:table-cell office:value-type="float" office:value="1.03160408686" calcext:value-type="float">
            <text:p>1.03160408686</text:p>
          </table:table-cell>
          <table:table-cell office:value-type="float" office:value="1.03858613486" calcext:value-type="float">
            <text:p>1.03858613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2" calcext:value-type="float">
            <text:p>12</text:p>
          </table:table-cell>
          <table:table-cell office:value-type="float" office:value="1.04963463152667" calcext:value-type="float">
            <text:p>1.04963463152667</text:p>
          </table:table-cell>
          <table:table-cell office:value-type="float" office:value="0.00626699087126897" calcext:value-type="float">
            <text:p>0.006266990871269</text:p>
          </table:table-cell>
          <table:table-cell office:value-type="float" office:value="1.04981715886" calcext:value-type="float">
            <text:p>1.04981715886</text:p>
          </table:table-cell>
          <table:table-cell office:value-type="float" office:value="4.81618960666667" calcext:value-type="float">
            <text:p>4.81618960666667</text:p>
          </table:table-cell>
          <table:table-cell office:value-type="float" office:value="7.59182955333333" calcext:value-type="float">
            <text:p>7.59182955333333</text:p>
          </table:table-cell>
          <table:table-cell office:value-type="float" office:value="1.04327837086" calcext:value-type="float">
            <text:p>1.04327837086</text:p>
          </table:table-cell>
          <table:table-cell office:value-type="float" office:value="1.05580836486" calcext:value-type="float">
            <text:p>1.05580836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3" calcext:value-type="float">
            <text:p>13</text:p>
          </table:table-cell>
          <table:table-cell office:value-type="float" office:value="1.11199322719333" calcext:value-type="float">
            <text:p>1.11199322719333</text:p>
          </table:table-cell>
          <table:table-cell office:value-type="float" office:value="0.00453293133430458" calcext:value-type="float">
            <text:p>0.004532931334305</text:p>
          </table:table-cell>
          <table:table-cell office:value-type="float" office:value="1.10983844786" calcext:value-type="float">
            <text:p>1.10983844786</text:p>
          </table:table-cell>
          <table:table-cell office:value-type="float" office:value="5.41197594" calcext:value-type="float">
            <text:p>5.41197594</text:p>
          </table:table-cell>
          <table:table-cell office:value-type="float" office:value="8.82845322" calcext:value-type="float">
            <text:p>8.82845322</text:p>
          </table:table-cell>
          <table:table-cell office:value-type="float" office:value="1.10893961686" calcext:value-type="float">
            <text:p>1.10893961686</text:p>
          </table:table-cell>
          <table:table-cell office:value-type="float" office:value="1.11720161686" calcext:value-type="float">
            <text:p>1.11720161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4" calcext:value-type="float">
            <text:p>14</text:p>
          </table:table-cell>
          <table:table-cell office:value-type="float" office:value="1.17357700452667" calcext:value-type="float">
            <text:p>1.17357700452667</text:p>
          </table:table-cell>
          <table:table-cell office:value-type="float" office:value="0.00328441509718926" calcext:value-type="float">
            <text:p>0.003284415097189</text:p>
          </table:table-cell>
          <table:table-cell office:value-type="float" office:value="1.17507863286" calcext:value-type="float">
            <text:p>1.17507863286</text:p>
          </table:table-cell>
          <table:table-cell office:value-type="float" office:value="5.91286494" calcext:value-type="float">
            <text:p>5.91286494</text:p>
          </table:table-cell>
          <table:table-cell office:value-type="float" office:value="10.2901645533333" calcext:value-type="float">
            <text:p>10.2901645533333</text:p>
          </table:table-cell>
          <table:table-cell office:value-type="float" office:value="1.16981019686" calcext:value-type="float">
            <text:p>1.16981019686</text:p>
          </table:table-cell>
          <table:table-cell office:value-type="float" office:value="1.17584218386" calcext:value-type="float">
            <text:p>1.17584218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5" calcext:value-type="float">
            <text:p>15</text:p>
          </table:table-cell>
          <table:table-cell office:value-type="float" office:value="1.23639702752667" calcext:value-type="float">
            <text:p>1.23639702752667</text:p>
          </table:table-cell>
          <table:table-cell office:value-type="float" office:value="0.0139021604378883" calcext:value-type="float">
            <text:p>0.013902160437888</text:p>
          </table:table-cell>
          <table:table-cell office:value-type="float" office:value="1.22920355486" calcext:value-type="float">
            <text:p>1.22920355486</text:p>
          </table:table-cell>
          <table:table-cell office:value-type="float" office:value="6.43513227333333" calcext:value-type="float">
            <text:p>6.43513227333333</text:p>
          </table:table-cell>
          <table:table-cell office:value-type="float" office:value="11.85569122" calcext:value-type="float">
            <text:p>11.85569122</text:p>
          </table:table-cell>
          <table:table-cell office:value-type="float" office:value="1.22756554886" calcext:value-type="float">
            <text:p>1.22756554886</text:p>
          </table:table-cell>
          <table:table-cell office:value-type="float" office:value="1.25242197886" calcext:value-type="float">
            <text:p>1.25242197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.31650135752667" calcext:value-type="float">
            <text:p>1.31650135752667</text:p>
          </table:table-cell>
          <table:table-cell office:value-type="float" office:value="0.0042778778292656" calcext:value-type="float">
            <text:p>0.004277877829266</text:p>
          </table:table-cell>
          <table:table-cell office:value-type="float" office:value="1.31643540386" calcext:value-type="float">
            <text:p>1.31643540386</text:p>
          </table:table-cell>
          <table:table-cell office:value-type="float" office:value="7.03493194" calcext:value-type="float">
            <text:p>7.03493194</text:p>
          </table:table-cell>
          <table:table-cell office:value-type="float" office:value="13.75376622" calcext:value-type="float">
            <text:p>13.75376622</text:p>
          </table:table-cell>
          <table:table-cell office:value-type="float" office:value="1.31225683786" calcext:value-type="float">
            <text:p>1.31225683786</text:p>
          </table:table-cell>
          <table:table-cell office:value-type="float" office:value="1.32081183086" calcext:value-type="float">
            <text:p>1.320811830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7" calcext:value-type="float">
            <text:p>17</text:p>
          </table:table-cell>
          <table:table-cell office:value-type="float" office:value="1.38462943519333" calcext:value-type="float">
            <text:p>1.38462943519333</text:p>
          </table:table-cell>
          <table:table-cell office:value-type="float" office:value="0.00199782647206414" calcext:value-type="float">
            <text:p>0.001997826472064</text:p>
          </table:table-cell>
          <table:table-cell office:value-type="float" office:value="1.38379564386" calcext:value-type="float">
            <text:p>1.38379564386</text:p>
          </table:table-cell>
          <table:table-cell office:value-type="float" office:value="7.49096594" calcext:value-type="float">
            <text:p>7.49096594</text:p>
          </table:table-cell>
          <table:table-cell office:value-type="float" office:value="15.7499125533333" calcext:value-type="float">
            <text:p>15.7499125533333</text:p>
          </table:table-cell>
          <table:table-cell office:value-type="float" office:value="1.38318356286" calcext:value-type="float">
            <text:p>1.38318356286</text:p>
          </table:table-cell>
          <table:table-cell office:value-type="float" office:value="1.38690909886" calcext:value-type="float">
            <text:p>1.38690909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8" calcext:value-type="float">
            <text:p>18</text:p>
          </table:table-cell>
          <table:table-cell office:value-type="float" office:value="1.46275019819333" calcext:value-type="float">
            <text:p>1.46275019819333</text:p>
          </table:table-cell>
          <table:table-cell office:value-type="float" office:value="0.00241641301757674" calcext:value-type="float">
            <text:p>0.002416413017577</text:p>
          </table:table-cell>
          <table:table-cell office:value-type="float" office:value="1.46153260986" calcext:value-type="float">
            <text:p>1.46153260986</text:p>
          </table:table-cell>
          <table:table-cell office:value-type="float" office:value="8.03170260666666" calcext:value-type="float">
            <text:p>8.03170260666666</text:p>
          </table:table-cell>
          <table:table-cell office:value-type="float" office:value="17.9833595533333" calcext:value-type="float">
            <text:p>17.9833595533333</text:p>
          </table:table-cell>
          <table:table-cell office:value-type="float" office:value="1.46118478886" calcext:value-type="float">
            <text:p>1.46118478886</text:p>
          </table:table-cell>
          <table:table-cell office:value-type="float" office:value="1.46553319586" calcext:value-type="float">
            <text:p>1.465533195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9" calcext:value-type="float">
            <text:p>19</text:p>
          </table:table-cell>
          <table:table-cell office:value-type="float" office:value="1.52198461652667" calcext:value-type="float">
            <text:p>1.52198461652667</text:p>
          </table:table-cell>
          <table:table-cell office:value-type="float" office:value="0.00373474660287032" calcext:value-type="float">
            <text:p>0.00373474660287</text:p>
          </table:table-cell>
          <table:table-cell office:value-type="float" office:value="1.52082894786" calcext:value-type="float">
            <text:p>1.52082894786</text:p>
          </table:table-cell>
          <table:table-cell office:value-type="float" office:value="8.51351894" calcext:value-type="float">
            <text:p>8.51351894</text:p>
          </table:table-cell>
          <table:table-cell office:value-type="float" office:value="20.0612068866667" calcext:value-type="float">
            <text:p>20.0612068866667</text:p>
          </table:table-cell>
          <table:table-cell office:value-type="float" office:value="1.51896430486" calcext:value-type="float">
            <text:p>1.51896430486</text:p>
          </table:table-cell>
          <table:table-cell office:value-type="float" office:value="1.52616059686" calcext:value-type="float">
            <text:p>1.52616059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0" calcext:value-type="float">
            <text:p>20</text:p>
          </table:table-cell>
          <table:table-cell office:value-type="float" office:value="1.57852529752667" calcext:value-type="float">
            <text:p>1.57852529752667</text:p>
          </table:table-cell>
          <table:table-cell office:value-type="float" office:value="0.0041082768911456" calcext:value-type="float">
            <text:p>0.004108276891146</text:p>
          </table:table-cell>
          <table:table-cell office:value-type="float" office:value="1.58013569686" calcext:value-type="float">
            <text:p>1.58013569686</text:p>
          </table:table-cell>
          <table:table-cell office:value-type="float" office:value="8.97861760666667" calcext:value-type="float">
            <text:p>8.97861760666667</text:p>
          </table:table-cell>
          <table:table-cell office:value-type="float" office:value="22.2314588866667" calcext:value-type="float">
            <text:p>22.2314588866667</text:p>
          </table:table-cell>
          <table:table-cell office:value-type="float" office:value="1.57385578686" calcext:value-type="float">
            <text:p>1.57385578686</text:p>
          </table:table-cell>
          <table:table-cell office:value-type="float" office:value="1.58158440886" calcext:value-type="float">
            <text:p>1.58158440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1" calcext:value-type="float">
            <text:p>21</text:p>
          </table:table-cell>
          <table:table-cell office:value-type="float" office:value="1.60711319319333" calcext:value-type="float">
            <text:p>1.60711319319333</text:p>
          </table:table-cell>
          <table:table-cell office:value-type="float" office:value="0.00353416517022615" calcext:value-type="float">
            <text:p>0.003534165170226</text:p>
          </table:table-cell>
          <table:table-cell office:value-type="float" office:value="1.60534003386" calcext:value-type="float">
            <text:p>1.60534003386</text:p>
          </table:table-cell>
          <table:table-cell office:value-type="float" office:value="9.42741460666667" calcext:value-type="float">
            <text:p>9.42741460666667</text:p>
          </table:table-cell>
          <table:table-cell office:value-type="float" office:value="23.94139022" calcext:value-type="float">
            <text:p>23.94139022</text:p>
          </table:table-cell>
          <table:table-cell office:value-type="float" office:value="1.60481665286" calcext:value-type="float">
            <text:p>1.60481665286</text:p>
          </table:table-cell>
          <table:table-cell office:value-type="float" office:value="1.61118289286" calcext:value-type="float">
            <text:p>1.611182892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2" calcext:value-type="float">
            <text:p>22</text:p>
          </table:table-cell>
          <table:table-cell office:value-type="float" office:value="1.63528152552667" calcext:value-type="float">
            <text:p>1.63528152552667</text:p>
          </table:table-cell>
          <table:table-cell office:value-type="float" office:value="0.00318310009837308" calcext:value-type="float">
            <text:p>0.003183100098373</text:p>
          </table:table-cell>
          <table:table-cell office:value-type="float" office:value="1.63386886686" calcext:value-type="float">
            <text:p>1.63386886686</text:p>
          </table:table-cell>
          <table:table-cell office:value-type="float" office:value="9.85050927333333" calcext:value-type="float">
            <text:p>9.85050927333333</text:p>
          </table:table-cell>
          <table:table-cell office:value-type="float" office:value="25.72333422" calcext:value-type="float">
            <text:p>25.72333422</text:p>
          </table:table-cell>
          <table:table-cell office:value-type="float" office:value="1.63304924586" calcext:value-type="float">
            <text:p>1.63304924586</text:p>
          </table:table-cell>
          <table:table-cell office:value-type="float" office:value="1.63892646386" calcext:value-type="float">
            <text:p>1.63892646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3" calcext:value-type="float">
            <text:p>23</text:p>
          </table:table-cell>
          <table:table-cell office:value-type="float" office:value="1.63445691719333" calcext:value-type="float">
            <text:p>1.63445691719333</text:p>
          </table:table-cell>
          <table:table-cell office:value-type="float" office:value="0.0316354039601554" calcext:value-type="float">
            <text:p>0.031635403960155</text:p>
          </table:table-cell>
          <table:table-cell office:value-type="float" office:value="1.64258872886" calcext:value-type="float">
            <text:p>1.64258872886</text:p>
          </table:table-cell>
          <table:table-cell office:value-type="float" office:value="10.2717296066667" calcext:value-type="float">
            <text:p>10.2717296066667</text:p>
          </table:table-cell>
          <table:table-cell office:value-type="float" office:value="26.5991245533333" calcext:value-type="float">
            <text:p>26.5991245533333</text:p>
          </table:table-cell>
          <table:table-cell office:value-type="float" office:value="1.59954941586" calcext:value-type="float">
            <text:p>1.59954941586</text:p>
          </table:table-cell>
          <table:table-cell office:value-type="float" office:value="1.66123260686" calcext:value-type="float">
            <text:p>1.66123260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4" calcext:value-type="float">
            <text:p>24</text:p>
          </table:table-cell>
          <table:table-cell office:value-type="float" office:value="1.66234343186" calcext:value-type="float">
            <text:p>1.66234343186</text:p>
          </table:table-cell>
          <table:table-cell office:value-type="float" office:value="0.00411352187927" calcext:value-type="float">
            <text:p>0.00411352187927</text:p>
          </table:table-cell>
          <table:table-cell office:value-type="float" office:value="1.66185016786" calcext:value-type="float">
            <text:p>1.66185016786</text:p>
          </table:table-cell>
          <table:table-cell office:value-type="float" office:value="10.5990352733333" calcext:value-type="float">
            <text:p>10.5990352733333</text:p>
          </table:table-cell>
          <table:table-cell office:value-type="float" office:value="28.7800108866667" calcext:value-type="float">
            <text:p>28.7800108866667</text:p>
          </table:table-cell>
          <table:table-cell office:value-type="float" office:value="1.65849878286" calcext:value-type="float">
            <text:p>1.65849878286</text:p>
          </table:table-cell>
          <table:table-cell office:value-type="float" office:value="1.66668134486" calcext:value-type="float">
            <text:p>1.66668134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6.47113944986" calcext:value-type="float">
            <text:p>6.47113944986</text:p>
          </table:table-cell>
          <table:table-cell office:value-type="float" office:value="0.269825514024481" calcext:value-type="float">
            <text:p>0.269825514024481</text:p>
          </table:table-cell>
          <table:table-cell office:value-type="float" office:value="6.57880429886" calcext:value-type="float">
            <text:p>6.57880429886</text:p>
          </table:table-cell>
          <table:table-cell office:value-type="float" office:value="5.28632494" calcext:value-type="float">
            <text:p>5.28632494</text:p>
          </table:table-cell>
          <table:table-cell office:value-type="float" office:value="1.17384988666667" calcext:value-type="float">
            <text:p>1.17384988666667</text:p>
          </table:table-cell>
          <table:table-cell office:value-type="float" office:value="6.16410351386" calcext:value-type="float">
            <text:p>6.16410351386</text:p>
          </table:table-cell>
          <table:table-cell office:value-type="float" office:value="6.67051053686" calcext:value-type="float">
            <text:p>6.67051053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3.05134004419333" calcext:value-type="float">
            <text:p>3.05134004419333</text:p>
          </table:table-cell>
          <table:table-cell office:value-type="float" office:value="0.0659403832198719" calcext:value-type="float">
            <text:p>0.065940383219872</text:p>
          </table:table-cell>
          <table:table-cell office:value-type="float" office:value="3.02446468286" calcext:value-type="float">
            <text:p>3.02446468286</text:p>
          </table:table-cell>
          <table:table-cell office:value-type="float" office:value="4.88100327333333" calcext:value-type="float">
            <text:p>4.88100327333333</text:p>
          </table:table-cell>
          <table:table-cell office:value-type="float" office:value="1.17409655333333" calcext:value-type="float">
            <text:p>1.17409655333333</text:p>
          </table:table-cell>
          <table:table-cell office:value-type="float" office:value="3.00308153086" calcext:value-type="float">
            <text:p>3.00308153086</text:p>
          </table:table-cell>
          <table:table-cell office:value-type="float" office:value="3.12647391886" calcext:value-type="float">
            <text:p>3.12647391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2.06464147686" calcext:value-type="float">
            <text:p>2.06464147686</text:p>
          </table:table-cell>
          <table:table-cell office:value-type="float" office:value="0.0465424691058622" calcext:value-type="float">
            <text:p>0.046542469105862</text:p>
          </table:table-cell>
          <table:table-cell office:value-type="float" office:value="2.04547693786" calcext:value-type="float">
            <text:p>2.04547693786</text:p>
          </table:table-cell>
          <table:table-cell office:value-type="float" office:value="4.86302694" calcext:value-type="float">
            <text:p>4.86302694</text:p>
          </table:table-cell>
          <table:table-cell office:value-type="float" office:value="1.27233522" calcext:value-type="float">
            <text:p>1.27233522</text:p>
          </table:table-cell>
          <table:table-cell office:value-type="float" office:value="2.03074108586" calcext:value-type="float">
            <text:p>2.03074108586</text:p>
          </table:table-cell>
          <table:table-cell office:value-type="float" office:value="2.11770640686" calcext:value-type="float">
            <text:p>2.11770640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1.57800794019333" calcext:value-type="float">
            <text:p>1.57800794019333</text:p>
          </table:table-cell>
          <table:table-cell office:value-type="float" office:value="0.00760557643142425" calcext:value-type="float">
            <text:p>0.007605576431424</text:p>
          </table:table-cell>
          <table:table-cell office:value-type="float" office:value="1.57618632086" calcext:value-type="float">
            <text:p>1.57618632086</text:p>
          </table:table-cell>
          <table:table-cell office:value-type="float" office:value="4.88945494" calcext:value-type="float">
            <text:p>4.88945494</text:p>
          </table:table-cell>
          <table:table-cell office:value-type="float" office:value="1.34299155333333" calcext:value-type="float">
            <text:p>1.34299155333333</text:p>
          </table:table-cell>
          <table:table-cell office:value-type="float" office:value="1.57147858386" calcext:value-type="float">
            <text:p>1.57147858386</text:p>
          </table:table-cell>
          <table:table-cell office:value-type="float" office:value="1.58635891586" calcext:value-type="float">
            <text:p>1.586358915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5" calcext:value-type="float">
            <text:p>5</text:p>
          </table:table-cell>
          <table:table-cell office:value-type="float" office:value="1.34786775986" calcext:value-type="float">
            <text:p>1.34786775986</text:p>
          </table:table-cell>
          <table:table-cell office:value-type="float" office:value="0.0154311565638729" calcext:value-type="float">
            <text:p>0.015431156563873</text:p>
          </table:table-cell>
          <table:table-cell office:value-type="float" office:value="1.34177238786" calcext:value-type="float">
            <text:p>1.34177238786</text:p>
          </table:table-cell>
          <table:table-cell office:value-type="float" office:value="5.05498594" calcext:value-type="float">
            <text:p>5.05498594</text:p>
          </table:table-cell>
          <table:table-cell office:value-type="float" office:value="1.55380722" calcext:value-type="float">
            <text:p>1.55380722</text:p>
          </table:table-cell>
          <table:table-cell office:value-type="float" office:value="1.33641525886" calcext:value-type="float">
            <text:p>1.33641525886</text:p>
          </table:table-cell>
          <table:table-cell office:value-type="float" office:value="1.36541563286" calcext:value-type="float">
            <text:p>1.365415632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6" calcext:value-type="float">
            <text:p>6</text:p>
          </table:table-cell>
          <table:table-cell office:value-type="float" office:value="1.16127939886" calcext:value-type="float">
            <text:p>1.16127939886</text:p>
          </table:table-cell>
          <table:table-cell office:value-type="float" office:value="0.00887097167731019" calcext:value-type="float">
            <text:p>0.00887097167731</text:p>
          </table:table-cell>
          <table:table-cell office:value-type="float" office:value="1.15940882286" calcext:value-type="float">
            <text:p>1.15940882286</text:p>
          </table:table-cell>
          <table:table-cell office:value-type="float" office:value="5.14661627333333" calcext:value-type="float">
            <text:p>5.14661627333333</text:p>
          </table:table-cell>
          <table:table-cell office:value-type="float" office:value="1.72474855333333" calcext:value-type="float">
            <text:p>1.72474855333333</text:p>
          </table:table-cell>
          <table:table-cell office:value-type="float" office:value="1.15349288386" calcext:value-type="float">
            <text:p>1.15349288386</text:p>
          </table:table-cell>
          <table:table-cell office:value-type="float" office:value="1.17093648986" calcext:value-type="float">
            <text:p>1.170936489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7" calcext:value-type="float">
            <text:p>7</text:p>
          </table:table-cell>
          <table:table-cell office:value-type="float" office:value="1.10373300552667" calcext:value-type="float">
            <text:p>1.10373300552667</text:p>
          </table:table-cell>
          <table:table-cell office:value-type="float" office:value="0.00996328352908822" calcext:value-type="float">
            <text:p>0.009963283529088</text:p>
          </table:table-cell>
          <table:table-cell office:value-type="float" office:value="1.09800290086" calcext:value-type="float">
            <text:p>1.09800290086</text:p>
          </table:table-cell>
          <table:table-cell office:value-type="float" office:value="5.57116294" calcext:value-type="float">
            <text:p>5.57116294</text:p>
          </table:table-cell>
          <table:table-cell office:value-type="float" office:value="1.93901388666667" calcext:value-type="float">
            <text:p>1.93901388666667</text:p>
          </table:table-cell>
          <table:table-cell office:value-type="float" office:value="1.09795852986" calcext:value-type="float">
            <text:p>1.09795852986</text:p>
          </table:table-cell>
          <table:table-cell office:value-type="float" office:value="1.11523758586" calcext:value-type="float">
            <text:p>1.115237585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1.02667483619333" calcext:value-type="float">
            <text:p>1.02667483619333</text:p>
          </table:table-cell>
          <table:table-cell office:value-type="float" office:value="0.0050510206641021" calcext:value-type="float">
            <text:p>0.005051020664102</text:p>
          </table:table-cell>
          <table:table-cell office:value-type="float" office:value="1.02433157986" calcext:value-type="float">
            <text:p>1.02433157986</text:p>
          </table:table-cell>
          <table:table-cell office:value-type="float" office:value="5.87441360666667" calcext:value-type="float">
            <text:p>5.87441360666667</text:p>
          </table:table-cell>
          <table:table-cell office:value-type="float" office:value="2.20128055333333" calcext:value-type="float">
            <text:p>2.20128055333333</text:p>
          </table:table-cell>
          <table:table-cell office:value-type="float" office:value="1.02322102686" calcext:value-type="float">
            <text:p>1.02322102686</text:p>
          </table:table-cell>
          <table:table-cell office:value-type="float" office:value="1.03247190186" calcext:value-type="float">
            <text:p>1.03247190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9" calcext:value-type="float">
            <text:p>9</text:p>
          </table:table-cell>
          <table:table-cell office:value-type="float" office:value="1.04643601952667" calcext:value-type="float">
            <text:p>1.04643601952667</text:p>
          </table:table-cell>
          <table:table-cell office:value-type="float" office:value="0.010819926644042" calcext:value-type="float">
            <text:p>0.010819926644042</text:p>
          </table:table-cell>
          <table:table-cell office:value-type="float" office:value="1.05123451986" calcext:value-type="float">
            <text:p>1.05123451986</text:p>
          </table:table-cell>
          <table:table-cell office:value-type="float" office:value="6.61701094" calcext:value-type="float">
            <text:p>6.61701094</text:p>
          </table:table-cell>
          <table:table-cell office:value-type="float" office:value="2.45638955333333" calcext:value-type="float">
            <text:p>2.45638955333333</text:p>
          </table:table-cell>
          <table:table-cell office:value-type="float" office:value="1.03404669386" calcext:value-type="float">
            <text:p>1.03404669386</text:p>
          </table:table-cell>
          <table:table-cell office:value-type="float" office:value="1.05402684486" calcext:value-type="float">
            <text:p>1.05402684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0" calcext:value-type="float">
            <text:p>10</text:p>
          </table:table-cell>
          <table:table-cell office:value-type="float" office:value="1.01706230152667" calcext:value-type="float">
            <text:p>1.01706230152667</text:p>
          </table:table-cell>
          <table:table-cell office:value-type="float" office:value="0.000760007860941139" calcext:value-type="float">
            <text:p>0.000760007860941</text:p>
          </table:table-cell>
          <table:table-cell office:value-type="float" office:value="1.01684255786" calcext:value-type="float">
            <text:p>1.01684255786</text:p>
          </table:table-cell>
          <table:table-cell office:value-type="float" office:value="7.22599294" calcext:value-type="float">
            <text:p>7.22599294</text:p>
          </table:table-cell>
          <table:table-cell office:value-type="float" office:value="2.76317322" calcext:value-type="float">
            <text:p>2.76317322</text:p>
          </table:table-cell>
          <table:table-cell office:value-type="float" office:value="1.01643637686" calcext:value-type="float">
            <text:p>1.01643637686</text:p>
          </table:table-cell>
          <table:table-cell office:value-type="float" office:value="1.01790796986" calcext:value-type="float">
            <text:p>1.017907969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1" calcext:value-type="float">
            <text:p>11</text:p>
          </table:table-cell>
          <table:table-cell office:value-type="float" office:value="1.12420512952667" calcext:value-type="float">
            <text:p>1.12420512952667</text:p>
          </table:table-cell>
          <table:table-cell office:value-type="float" office:value="0.00580619978728988" calcext:value-type="float">
            <text:p>0.00580619978729</text:p>
          </table:table-cell>
          <table:table-cell office:value-type="float" office:value="1.12517719086" calcext:value-type="float">
            <text:p>1.12517719086</text:p>
          </table:table-cell>
          <table:table-cell office:value-type="float" office:value="8.40606227333333" calcext:value-type="float">
            <text:p>8.40606227333333</text:p>
          </table:table-cell>
          <table:table-cell office:value-type="float" office:value="3.26391088666667" calcext:value-type="float">
            <text:p>3.26391088666667</text:p>
          </table:table-cell>
          <table:table-cell office:value-type="float" office:value="1.11797425086" calcext:value-type="float">
            <text:p>1.11797425086</text:p>
          </table:table-cell>
          <table:table-cell office:value-type="float" office:value="1.12946394686" calcext:value-type="float">
            <text:p>1.12946394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2" calcext:value-type="float">
            <text:p>12</text:p>
          </table:table-cell>
          <table:table-cell office:value-type="float" office:value="1.21276075652667" calcext:value-type="float">
            <text:p>1.21276075652667</text:p>
          </table:table-cell>
          <table:table-cell office:value-type="float" office:value="0.123771360127576" calcext:value-type="float">
            <text:p>0.123771360127576</text:p>
          </table:table-cell>
          <table:table-cell office:value-type="float" office:value="1.14307925886" calcext:value-type="float">
            <text:p>1.14307925886</text:p>
          </table:table-cell>
          <table:table-cell office:value-type="float" office:value="10.4427582733333" calcext:value-type="float">
            <text:p>10.4427582733333</text:p>
          </table:table-cell>
          <table:table-cell office:value-type="float" office:value="3.44420555333333" calcext:value-type="float">
            <text:p>3.44420555333333</text:p>
          </table:table-cell>
          <table:table-cell office:value-type="float" office:value="1.13953802286" calcext:value-type="float">
            <text:p>1.13953802286</text:p>
          </table:table-cell>
          <table:table-cell office:value-type="float" office:value="1.35566498786" calcext:value-type="float">
            <text:p>1.35566498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3" calcext:value-type="float">
            <text:p>13</text:p>
          </table:table-cell>
          <table:table-cell office:value-type="float" office:value="1.32794143319333" calcext:value-type="float">
            <text:p>1.32794143319333</text:p>
          </table:table-cell>
          <table:table-cell office:value-type="float" office:value="0.0503119534823504" calcext:value-type="float">
            <text:p>0.050311953482351</text:p>
          </table:table-cell>
          <table:table-cell office:value-type="float" office:value="1.32227486786" calcext:value-type="float">
            <text:p>1.32227486786</text:p>
          </table:table-cell>
          <table:table-cell office:value-type="float" office:value="11.2302312733333" calcext:value-type="float">
            <text:p>11.2302312733333</text:p>
          </table:table-cell>
          <table:table-cell office:value-type="float" office:value="3.63817388666667" calcext:value-type="float">
            <text:p>3.63817388666667</text:p>
          </table:table-cell>
          <table:table-cell office:value-type="float" office:value="1.28070266586" calcext:value-type="float">
            <text:p>1.28070266586</text:p>
          </table:table-cell>
          <table:table-cell office:value-type="float" office:value="1.38084676586" calcext:value-type="float">
            <text:p>1.380846765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4" calcext:value-type="float">
            <text:p>14</text:p>
          </table:table-cell>
          <table:table-cell office:value-type="float" office:value="1.33460764986" calcext:value-type="float">
            <text:p>1.33460764986</text:p>
          </table:table-cell>
          <table:table-cell office:value-type="float" office:value="0.0197132040657414" calcext:value-type="float">
            <text:p>0.019713204065742</text:p>
          </table:table-cell>
          <table:table-cell office:value-type="float" office:value="1.34096559586" calcext:value-type="float">
            <text:p>1.34096559586</text:p>
          </table:table-cell>
          <table:table-cell office:value-type="float" office:value="12.6245266066667" calcext:value-type="float">
            <text:p>12.6245266066667</text:p>
          </table:table-cell>
          <table:table-cell office:value-type="float" office:value="3.97522255333333" calcext:value-type="float">
            <text:p>3.97522255333333</text:p>
          </table:table-cell>
          <table:table-cell office:value-type="float" office:value="1.31250005286" calcext:value-type="float">
            <text:p>1.31250005286</text:p>
          </table:table-cell>
          <table:table-cell office:value-type="float" office:value="1.35035730086" calcext:value-type="float">
            <text:p>1.350357300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5" calcext:value-type="float">
            <text:p>15</text:p>
          </table:table-cell>
          <table:table-cell office:value-type="float" office:value="1.32174387052667" calcext:value-type="float">
            <text:p>1.32174387052667</text:p>
          </table:table-cell>
          <table:table-cell office:value-type="float" office:value="0.0149244152484723" calcext:value-type="float">
            <text:p>0.014924415248472</text:p>
          </table:table-cell>
          <table:table-cell office:value-type="float" office:value="1.31765398086" calcext:value-type="float">
            <text:p>1.31765398086</text:p>
          </table:table-cell>
          <table:table-cell office:value-type="float" office:value="13.2018326066667" calcext:value-type="float">
            <text:p>13.2018326066667</text:p>
          </table:table-cell>
          <table:table-cell office:value-type="float" office:value="4.34177322" calcext:value-type="float">
            <text:p>4.34177322</text:p>
          </table:table-cell>
          <table:table-cell office:value-type="float" office:value="1.30929078886" calcext:value-type="float">
            <text:p>1.30929078886</text:p>
          </table:table-cell>
          <table:table-cell office:value-type="float" office:value="1.33828684186" calcext:value-type="float">
            <text:p>1.33828684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6" calcext:value-type="float">
            <text:p>16</text:p>
          </table:table-cell>
          <table:table-cell office:value-type="float" office:value="1.35391359919333" calcext:value-type="float">
            <text:p>1.35391359919333</text:p>
          </table:table-cell>
          <table:table-cell office:value-type="float" office:value="0.0389083078105838" calcext:value-type="float">
            <text:p>0.038908307810584</text:p>
          </table:table-cell>
          <table:table-cell office:value-type="float" office:value="1.33718052086" calcext:value-type="float">
            <text:p>1.33718052086</text:p>
          </table:table-cell>
          <table:table-cell office:value-type="float" office:value="14.5557402733333" calcext:value-type="float">
            <text:p>14.5557402733333</text:p>
          </table:table-cell>
          <table:table-cell office:value-type="float" office:value="4.49860055333333" calcext:value-type="float">
            <text:p>4.49860055333333</text:p>
          </table:table-cell>
          <table:table-cell office:value-type="float" office:value="1.32617114386" calcext:value-type="float">
            <text:p>1.32617114386</text:p>
          </table:table-cell>
          <table:table-cell office:value-type="float" office:value="1.39838913286" calcext:value-type="float">
            <text:p>1.398389132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7" calcext:value-type="float">
            <text:p>17</text:p>
          </table:table-cell>
          <table:table-cell office:value-type="float" office:value="1.37919017419333" calcext:value-type="float">
            <text:p>1.37919017419333</text:p>
          </table:table-cell>
          <table:table-cell office:value-type="float" office:value="0.00717051646118027" calcext:value-type="float">
            <text:p>0.00717051646118</text:p>
          </table:table-cell>
          <table:table-cell office:value-type="float" office:value="1.37704810086" calcext:value-type="float">
            <text:p>1.37704810086</text:p>
          </table:table-cell>
          <table:table-cell office:value-type="float" office:value="15.4527032733333" calcext:value-type="float">
            <text:p>15.4527032733333</text:p>
          </table:table-cell>
          <table:table-cell office:value-type="float" office:value="5.02501688666667" calcext:value-type="float">
            <text:p>5.02501688666667</text:p>
          </table:table-cell>
          <table:table-cell office:value-type="float" office:value="1.37333481586" calcext:value-type="float">
            <text:p>1.37333481586</text:p>
          </table:table-cell>
          <table:table-cell office:value-type="float" office:value="1.38718760586" calcext:value-type="float">
            <text:p>1.387187605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8" calcext:value-type="float">
            <text:p>18</text:p>
          </table:table-cell>
          <table:table-cell office:value-type="float" office:value="1.42120243752667" calcext:value-type="float">
            <text:p>1.42120243752667</text:p>
          </table:table-cell>
          <table:table-cell office:value-type="float" office:value="0.0052381388143352" calcext:value-type="float">
            <text:p>0.005238138814335</text:p>
          </table:table-cell>
          <table:table-cell office:value-type="float" office:value="1.41846756286" calcext:value-type="float">
            <text:p>1.41846756286</text:p>
          </table:table-cell>
          <table:table-cell office:value-type="float" office:value="17.7093922733333" calcext:value-type="float">
            <text:p>17.7093922733333</text:p>
          </table:table-cell>
          <table:table-cell office:value-type="float" office:value="5.24592288666667" calcext:value-type="float">
            <text:p>5.24592288666667</text:p>
          </table:table-cell>
          <table:table-cell office:value-type="float" office:value="1.41789778286" calcext:value-type="float">
            <text:p>1.41789778286</text:p>
          </table:table-cell>
          <table:table-cell office:value-type="float" office:value="1.42724196686" calcext:value-type="float">
            <text:p>1.42724196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19" calcext:value-type="float">
            <text:p>19</text:p>
          </table:table-cell>
          <table:table-cell office:value-type="float" office:value="1.48855300586" calcext:value-type="float">
            <text:p>1.48855300586</text:p>
          </table:table-cell>
          <table:table-cell office:value-type="float" office:value="0.0601179767570179" calcext:value-type="float">
            <text:p>0.060117976757018</text:p>
          </table:table-cell>
          <table:table-cell office:value-type="float" office:value="1.49073483286" calcext:value-type="float">
            <text:p>1.49073483286</text:p>
          </table:table-cell>
          <table:table-cell office:value-type="float" office:value="20.06335694" calcext:value-type="float">
            <text:p>20.06335694</text:p>
          </table:table-cell>
          <table:table-cell office:value-type="float" office:value="5.68690488666667" calcext:value-type="float">
            <text:p>5.68690488666667</text:p>
          </table:table-cell>
          <table:table-cell office:value-type="float" office:value="1.42737381686" calcext:value-type="float">
            <text:p>1.42737381686</text:p>
          </table:table-cell>
          <table:table-cell office:value-type="float" office:value="1.54755036786" calcext:value-type="float">
            <text:p>1.54755036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20" calcext:value-type="float">
            <text:p>20</text:p>
          </table:table-cell>
          <table:table-cell office:value-type="float" office:value="1.51637526052667" calcext:value-type="float">
            <text:p>1.51637526052667</text:p>
          </table:table-cell>
          <table:table-cell office:value-type="float" office:value="0.0328261043635304" calcext:value-type="float">
            <text:p>0.03282610436353</text:p>
          </table:table-cell>
          <table:table-cell office:value-type="float" office:value="1.50229222986" calcext:value-type="float">
            <text:p>1.50229222986</text:p>
          </table:table-cell>
          <table:table-cell office:value-type="float" office:value="21.73686494" calcext:value-type="float">
            <text:p>21.73686494</text:p>
          </table:table-cell>
          <table:table-cell office:value-type="float" office:value="6.04764322" calcext:value-type="float">
            <text:p>6.04764322</text:p>
          </table:table-cell>
          <table:table-cell office:value-type="float" office:value="1.49294048486" calcext:value-type="float">
            <text:p>1.49294048486</text:p>
          </table:table-cell>
          <table:table-cell office:value-type="float" office:value="1.55389306686" calcext:value-type="float">
            <text:p>1.55389306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21" calcext:value-type="float">
            <text:p>21</text:p>
          </table:table-cell>
          <table:table-cell office:value-type="float" office:value="1.58867990419333" calcext:value-type="float">
            <text:p>1.58867990419333</text:p>
          </table:table-cell>
          <table:table-cell office:value-type="float" office:value="0.01748073572806" calcext:value-type="float">
            <text:p>0.01748073572806</text:p>
          </table:table-cell>
          <table:table-cell office:value-type="float" office:value="1.59449247086" calcext:value-type="float">
            <text:p>1.59449247086</text:p>
          </table:table-cell>
          <table:table-cell office:value-type="float" office:value="23.9764942733333" calcext:value-type="float">
            <text:p>23.9764942733333</text:p>
          </table:table-cell>
          <table:table-cell office:value-type="float" office:value="6.33485255333333" calcext:value-type="float">
            <text:p>6.33485255333333</text:p>
          </table:table-cell>
          <table:table-cell office:value-type="float" office:value="1.56903334986" calcext:value-type="float">
            <text:p>1.56903334986</text:p>
          </table:table-cell>
          <table:table-cell office:value-type="float" office:value="1.60251389186" calcext:value-type="float">
            <text:p>1.60251389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22" calcext:value-type="float">
            <text:p>22</text:p>
          </table:table-cell>
          <table:table-cell office:value-type="float" office:value="1.67118923452667" calcext:value-type="float">
            <text:p>1.67118923452667</text:p>
          </table:table-cell>
          <table:table-cell office:value-type="float" office:value="0.0135446195535088" calcext:value-type="float">
            <text:p>0.013544619553509</text:p>
          </table:table-cell>
          <table:table-cell office:value-type="float" office:value="1.66667909786" calcext:value-type="float">
            <text:p>1.66667909786</text:p>
          </table:table-cell>
          <table:table-cell office:value-type="float" office:value="27.67336794" calcext:value-type="float">
            <text:p>27.67336794</text:p>
          </table:table-cell>
          <table:table-cell office:value-type="float" office:value="6.74262922" calcext:value-type="float">
            <text:p>6.74262922</text:p>
          </table:table-cell>
          <table:table-cell office:value-type="float" office:value="1.66047508086" calcext:value-type="float">
            <text:p>1.66047508086</text:p>
          </table:table-cell>
          <table:table-cell office:value-type="float" office:value="1.68641352486" calcext:value-type="float">
            <text:p>1.68641352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23" calcext:value-type="float">
            <text:p>23</text:p>
          </table:table-cell>
          <table:table-cell office:value-type="float" office:value="1.75436266052667" calcext:value-type="float">
            <text:p>1.75436266052667</text:p>
          </table:table-cell>
          <table:table-cell office:value-type="float" office:value="0.0278628935062535" calcext:value-type="float">
            <text:p>0.027862893506254</text:p>
          </table:table-cell>
          <table:table-cell office:value-type="float" office:value="1.75279109586" calcext:value-type="float">
            <text:p>1.75279109586</text:p>
          </table:table-cell>
          <table:table-cell office:value-type="float" office:value="31.2681062733333" calcext:value-type="float">
            <text:p>31.2681062733333</text:p>
          </table:table-cell>
          <table:table-cell office:value-type="float" office:value="7.06186322" calcext:value-type="float">
            <text:p>7.06186322</text:p>
          </table:table-cell>
          <table:table-cell office:value-type="float" office:value="1.72731880986" calcext:value-type="float">
            <text:p>1.72731880986</text:p>
          </table:table-cell>
          <table:table-cell office:value-type="float" office:value="1.78297807586" calcext:value-type="float">
            <text:p>1.782978075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guided</text:p>
          </table:table-cell>
          <table:table-cell office:value-type="float" office:value="24" calcext:value-type="float">
            <text:p>24</text:p>
          </table:table-cell>
          <table:table-cell office:value-type="float" office:value="1.81310576019333" calcext:value-type="float">
            <text:p>1.81310576019333</text:p>
          </table:table-cell>
          <table:table-cell office:value-type="float" office:value="0.0953655208272031" calcext:value-type="float">
            <text:p>0.095365520827203</text:p>
          </table:table-cell>
          <table:table-cell office:value-type="float" office:value="1.82555936386" calcext:value-type="float">
            <text:p>1.82555936386</text:p>
          </table:table-cell>
          <table:table-cell office:value-type="float" office:value="34.2851922733333" calcext:value-type="float">
            <text:p>34.2851922733333</text:p>
          </table:table-cell>
          <table:table-cell office:value-type="float" office:value="7.42137422" calcext:value-type="float">
            <text:p>7.42137422</text:p>
          </table:table-cell>
          <table:table-cell office:value-type="float" office:value="1.71212525986" calcext:value-type="float">
            <text:p>1.71212525986</text:p>
          </table:table-cell>
          <table:table-cell office:value-type="float" office:value="1.90163265686" calcext:value-type="float">
            <text:p>1.901632656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21.73974126786" calcext:value-type="float">
            <text:p>21.73974126786</text:p>
          </table:table-cell>
          <table:table-cell office:value-type="float" office:value="0.0308254325827932" calcext:value-type="float">
            <text:p>0.030825432582793</text:p>
          </table:table-cell>
          <table:table-cell office:value-type="float" office:value="21.75542783086" calcext:value-type="float">
            <text:p>21.75542783086</text:p>
          </table:table-cell>
          <table:table-cell office:value-type="float" office:value="20.5788196066667" calcext:value-type="float">
            <text:p>20.5788196066667</text:p>
          </table:table-cell>
          <table:table-cell office:value-type="float" office:value="1.13289622" calcext:value-type="float">
            <text:p>1.13289622</text:p>
          </table:table-cell>
          <table:table-cell office:value-type="float" office:value="21.70422749486" calcext:value-type="float">
            <text:p>21.70422749486</text:p>
          </table:table-cell>
          <table:table-cell office:value-type="float" office:value="21.75956847786" calcext:value-type="float">
            <text:p>21.75956847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0.86880200486" calcext:value-type="float">
            <text:p>10.86880200486</text:p>
          </table:table-cell>
          <table:table-cell office:value-type="float" office:value="0.0178857688040758" calcext:value-type="float">
            <text:p>0.017885768804076</text:p>
          </table:table-cell>
          <table:table-cell office:value-type="float" office:value="10.86451493886" calcext:value-type="float">
            <text:p>10.86451493886</text:p>
          </table:table-cell>
          <table:table-cell office:value-type="float" office:value="20.5021966066667" calcext:value-type="float">
            <text:p>20.5021966066667</text:p>
          </table:table-cell>
          <table:table-cell office:value-type="float" office:value="1.18491955333333" calcext:value-type="float">
            <text:p>1.18491955333333</text:p>
          </table:table-cell>
          <table:table-cell office:value-type="float" office:value="10.85344935186" calcext:value-type="float">
            <text:p>10.85344935186</text:p>
          </table:table-cell>
          <table:table-cell office:value-type="float" office:value="10.88844172386" calcext:value-type="float">
            <text:p>10.88844172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7.42845039652667" calcext:value-type="float">
            <text:p>7.42845039652667</text:p>
          </table:table-cell>
          <table:table-cell office:value-type="float" office:value="0.0529690333821039" calcext:value-type="float">
            <text:p>0.052969033382104</text:p>
          </table:table-cell>
          <table:table-cell office:value-type="float" office:value="7.43424116486" calcext:value-type="float">
            <text:p>7.43424116486</text:p>
          </table:table-cell>
          <table:table-cell office:value-type="float" office:value="20.92991094" calcext:value-type="float">
            <text:p>20.92991094</text:p>
          </table:table-cell>
          <table:table-cell office:value-type="float" office:value="1.27568655333333" calcext:value-type="float">
            <text:p>1.27568655333333</text:p>
          </table:table-cell>
          <table:table-cell office:value-type="float" office:value="7.37282391386" calcext:value-type="float">
            <text:p>7.37282391386</text:p>
          </table:table-cell>
          <table:table-cell office:value-type="float" office:value="7.47828611086" calcext:value-type="float">
            <text:p>7.47828611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5.68624169852667" calcext:value-type="float">
            <text:p>5.68624169852667</text:p>
          </table:table-cell>
          <table:table-cell office:value-type="float" office:value="0.217819802248518" calcext:value-type="float">
            <text:p>0.217819802248518</text:p>
          </table:table-cell>
          <table:table-cell office:value-type="float" office:value="5.56609329686" calcext:value-type="float">
            <text:p>5.56609329686</text:p>
          </table:table-cell>
          <table:table-cell office:value-type="float" office:value="21.29695894" calcext:value-type="float">
            <text:p>21.29695894</text:p>
          </table:table-cell>
          <table:table-cell office:value-type="float" office:value="1.36325822" calcext:value-type="float">
            <text:p>1.36325822</text:p>
          </table:table-cell>
          <table:table-cell office:value-type="float" office:value="5.55495566986" calcext:value-type="float">
            <text:p>5.55495566986</text:p>
          </table:table-cell>
          <table:table-cell office:value-type="float" office:value="5.93767612886" calcext:value-type="float">
            <text:p>5.937676128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5" calcext:value-type="float">
            <text:p>5</text:p>
          </table:table-cell>
          <table:table-cell office:value-type="float" office:value="4.53197454786" calcext:value-type="float">
            <text:p>4.53197454786</text:p>
          </table:table-cell>
          <table:table-cell office:value-type="float" office:value="0.0158262102139629" calcext:value-type="float">
            <text:p>0.015826210213963</text:p>
          </table:table-cell>
          <table:table-cell office:value-type="float" office:value="4.53937569886" calcext:value-type="float">
            <text:p>4.53937569886</text:p>
          </table:table-cell>
          <table:table-cell office:value-type="float" office:value="20.9520616066667" calcext:value-type="float">
            <text:p>20.9520616066667</text:p>
          </table:table-cell>
          <table:table-cell office:value-type="float" office:value="1.54612088666667" calcext:value-type="float">
            <text:p>1.54612088666667</text:p>
          </table:table-cell>
          <table:table-cell office:value-type="float" office:value="4.51380379086" calcext:value-type="float">
            <text:p>4.51380379086</text:p>
          </table:table-cell>
          <table:table-cell office:value-type="float" office:value="4.54274415386" calcext:value-type="float">
            <text:p>4.54274415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6" calcext:value-type="float">
            <text:p>6</text:p>
          </table:table-cell>
          <table:table-cell office:value-type="float" office:value="3.84398257452667" calcext:value-type="float">
            <text:p>3.84398257452667</text:p>
          </table:table-cell>
          <table:table-cell office:value-type="float" office:value="0.00948622463633165" calcext:value-type="float">
            <text:p>0.009486224636332</text:p>
          </table:table-cell>
          <table:table-cell office:value-type="float" office:value="3.84034974886" calcext:value-type="float">
            <text:p>3.84034974886</text:p>
          </table:table-cell>
          <table:table-cell office:value-type="float" office:value="21.2437372733333" calcext:value-type="float">
            <text:p>21.2437372733333</text:p>
          </table:table-cell>
          <table:table-cell office:value-type="float" office:value="1.69776455333333" calcext:value-type="float">
            <text:p>1.69776455333333</text:p>
          </table:table-cell>
          <table:table-cell office:value-type="float" office:value="3.83684966386" calcext:value-type="float">
            <text:p>3.83684966386</text:p>
          </table:table-cell>
          <table:table-cell office:value-type="float" office:value="3.85474831086" calcext:value-type="float">
            <text:p>3.85474831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7" calcext:value-type="float">
            <text:p>7</text:p>
          </table:table-cell>
          <table:table-cell office:value-type="float" office:value="3.41493276619333" calcext:value-type="float">
            <text:p>3.41493276619333</text:p>
          </table:table-cell>
          <table:table-cell office:value-type="float" office:value="0.0224325222347918" calcext:value-type="float">
            <text:p>0.022432522234792</text:p>
          </table:table-cell>
          <table:table-cell office:value-type="float" office:value="3.41412318486" calcext:value-type="float">
            <text:p>3.41412318486</text:p>
          </table:table-cell>
          <table:table-cell office:value-type="float" office:value="21.7536666066667" calcext:value-type="float">
            <text:p>21.7536666066667</text:p>
          </table:table-cell>
          <table:table-cell office:value-type="float" office:value="1.94843322" calcext:value-type="float">
            <text:p>1.94843322</text:p>
          </table:table-cell>
          <table:table-cell office:value-type="float" office:value="3.39291599386" calcext:value-type="float">
            <text:p>3.39291599386</text:p>
          </table:table-cell>
          <table:table-cell office:value-type="float" office:value="3.43775911986" calcext:value-type="float">
            <text:p>3.43775911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3.07130125119333" calcext:value-type="float">
            <text:p>3.07130125119333</text:p>
          </table:table-cell>
          <table:table-cell office:value-type="float" office:value="0.0511567674500008" calcext:value-type="float">
            <text:p>0.051156767450001</text:p>
          </table:table-cell>
          <table:table-cell office:value-type="float" office:value="3.04470571486" calcext:value-type="float">
            <text:p>3.04470571486</text:p>
          </table:table-cell>
          <table:table-cell office:value-type="float" office:value="22.2228796066667" calcext:value-type="float">
            <text:p>22.2228796066667</text:p>
          </table:table-cell>
          <table:table-cell office:value-type="float" office:value="2.18175755333333" calcext:value-type="float">
            <text:p>2.18175755333333</text:p>
          </table:table-cell>
          <table:table-cell office:value-type="float" office:value="3.03892054586" calcext:value-type="float">
            <text:p>3.03892054586</text:p>
          </table:table-cell>
          <table:table-cell office:value-type="float" office:value="3.13027749286" calcext:value-type="float">
            <text:p>3.13027749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9" calcext:value-type="float">
            <text:p>9</text:p>
          </table:table-cell>
          <table:table-cell office:value-type="float" office:value="2.85048502619333" calcext:value-type="float">
            <text:p>2.85048502619333</text:p>
          </table:table-cell>
          <table:table-cell office:value-type="float" office:value="0.0572537263755989" calcext:value-type="float">
            <text:p>0.057253726375599</text:p>
          </table:table-cell>
          <table:table-cell office:value-type="float" office:value="2.82035472186" calcext:value-type="float">
            <text:p>2.82035472186</text:p>
          </table:table-cell>
          <table:table-cell office:value-type="float" office:value="22.91046394" calcext:value-type="float">
            <text:p>22.91046394</text:p>
          </table:table-cell>
          <table:table-cell office:value-type="float" office:value="2.44826488666667" calcext:value-type="float">
            <text:p>2.44826488666667</text:p>
          </table:table-cell>
          <table:table-cell office:value-type="float" office:value="2.81458830286" calcext:value-type="float">
            <text:p>2.81458830286</text:p>
          </table:table-cell>
          <table:table-cell office:value-type="float" office:value="2.91651205386" calcext:value-type="float">
            <text:p>2.91651205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0" calcext:value-type="float">
            <text:p>10</text:p>
          </table:table-cell>
          <table:table-cell office:value-type="float" office:value="2.67654358052667" calcext:value-type="float">
            <text:p>2.67654358052667</text:p>
          </table:table-cell>
          <table:table-cell office:value-type="float" office:value="0.0362431017373496" calcext:value-type="float">
            <text:p>0.03624310173735</text:p>
          </table:table-cell>
          <table:table-cell office:value-type="float" office:value="2.68991334786" calcext:value-type="float">
            <text:p>2.68991334786</text:p>
          </table:table-cell>
          <table:table-cell office:value-type="float" office:value="23.7779096066667" calcext:value-type="float">
            <text:p>23.7779096066667</text:p>
          </table:table-cell>
          <table:table-cell office:value-type="float" office:value="2.77448988666667" calcext:value-type="float">
            <text:p>2.77448988666667</text:p>
          </table:table-cell>
          <table:table-cell office:value-type="float" office:value="2.63551485586" calcext:value-type="float">
            <text:p>2.63551485586</text:p>
          </table:table-cell>
          <table:table-cell office:value-type="float" office:value="2.70420253786" calcext:value-type="float">
            <text:p>2.70420253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1" calcext:value-type="float">
            <text:p>11</text:p>
          </table:table-cell>
          <table:table-cell office:value-type="float" office:value="2.52919446219333" calcext:value-type="float">
            <text:p>2.52919446219333</text:p>
          </table:table-cell>
          <table:table-cell office:value-type="float" office:value="0.0239098049090701" calcext:value-type="float">
            <text:p>0.02390980490907</text:p>
          </table:table-cell>
          <table:table-cell office:value-type="float" office:value="2.51932900386" calcext:value-type="float">
            <text:p>2.51932900386</text:p>
          </table:table-cell>
          <table:table-cell office:value-type="float" office:value="24.3893456066667" calcext:value-type="float">
            <text:p>24.3893456066667</text:p>
          </table:table-cell>
          <table:table-cell office:value-type="float" office:value="3.14040255333333" calcext:value-type="float">
            <text:p>3.14040255333333</text:p>
          </table:table-cell>
          <table:table-cell office:value-type="float" office:value="2.51179597286" calcext:value-type="float">
            <text:p>2.51179597286</text:p>
          </table:table-cell>
          <table:table-cell office:value-type="float" office:value="2.55645840986" calcext:value-type="float">
            <text:p>2.55645840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2" calcext:value-type="float">
            <text:p>12</text:p>
          </table:table-cell>
          <table:table-cell office:value-type="float" office:value="2.39887731786" calcext:value-type="float">
            <text:p>2.39887731786</text:p>
          </table:table-cell>
          <table:table-cell office:value-type="float" office:value="0.00728084847296976" calcext:value-type="float">
            <text:p>0.00728084847297</text:p>
          </table:table-cell>
          <table:table-cell office:value-type="float" office:value="2.39906362486" calcext:value-type="float">
            <text:p>2.39906362486</text:p>
          </table:table-cell>
          <table:table-cell office:value-type="float" office:value="25.0529312733333" calcext:value-type="float">
            <text:p>25.0529312733333</text:p>
          </table:table-cell>
          <table:table-cell office:value-type="float" office:value="3.46808755333333" calcext:value-type="float">
            <text:p>3.46808755333333</text:p>
          </table:table-cell>
          <table:table-cell office:value-type="float" office:value="2.39150510386" calcext:value-type="float">
            <text:p>2.39150510386</text:p>
          </table:table-cell>
          <table:table-cell office:value-type="float" office:value="2.40606322486" calcext:value-type="float">
            <text:p>2.406063224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3" calcext:value-type="float">
            <text:p>13</text:p>
          </table:table-cell>
          <table:table-cell office:value-type="float" office:value="2.48275651219333" calcext:value-type="float">
            <text:p>2.48275651219333</text:p>
          </table:table-cell>
          <table:table-cell office:value-type="float" office:value="0.0971863800669907" calcext:value-type="float">
            <text:p>0.097186380066991</text:p>
          </table:table-cell>
          <table:table-cell office:value-type="float" office:value="2.46545090286" calcext:value-type="float">
            <text:p>2.46545090286</text:p>
          </table:table-cell>
          <table:table-cell office:value-type="float" office:value="26.94123594" calcext:value-type="float">
            <text:p>26.94123594</text:p>
          </table:table-cell>
          <table:table-cell office:value-type="float" office:value="3.73936055333333" calcext:value-type="float">
            <text:p>3.73936055333333</text:p>
          </table:table-cell>
          <table:table-cell office:value-type="float" office:value="2.39538546886" calcext:value-type="float">
            <text:p>2.39538546886</text:p>
          </table:table-cell>
          <table:table-cell office:value-type="float" office:value="2.58743316486" calcext:value-type="float">
            <text:p>2.587433164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4" calcext:value-type="float">
            <text:p>14</text:p>
          </table:table-cell>
          <table:table-cell office:value-type="float" office:value="2.61459957852667" calcext:value-type="float">
            <text:p>2.61459957852667</text:p>
          </table:table-cell>
          <table:table-cell office:value-type="float" office:value="0.00633195144833234" calcext:value-type="float">
            <text:p>0.006331951448332</text:p>
          </table:table-cell>
          <table:table-cell office:value-type="float" office:value="2.61780857986" calcext:value-type="float">
            <text:p>2.61780857986</text:p>
          </table:table-cell>
          <table:table-cell office:value-type="float" office:value="28.6288996066667" calcext:value-type="float">
            <text:p>28.6288996066667</text:p>
          </table:table-cell>
          <table:table-cell office:value-type="float" office:value="4.02882455333333" calcext:value-type="float">
            <text:p>4.02882455333333</text:p>
          </table:table-cell>
          <table:table-cell office:value-type="float" office:value="2.60730558386" calcext:value-type="float">
            <text:p>2.60730558386</text:p>
          </table:table-cell>
          <table:table-cell office:value-type="float" office:value="2.61868457186" calcext:value-type="float">
            <text:p>2.61868457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5" calcext:value-type="float">
            <text:p>15</text:p>
          </table:table-cell>
          <table:table-cell office:value-type="float" office:value="2.48643706219333" calcext:value-type="float">
            <text:p>2.48643706219333</text:p>
          </table:table-cell>
          <table:table-cell office:value-type="float" office:value="0.0986790635398965" calcext:value-type="float">
            <text:p>0.098679063539897</text:p>
          </table:table-cell>
          <table:table-cell office:value-type="float" office:value="2.53489927386" calcext:value-type="float">
            <text:p>2.53489927386</text:p>
          </table:table-cell>
          <table:table-cell office:value-type="float" office:value="30.4293752733333" calcext:value-type="float">
            <text:p>30.4293752733333</text:p>
          </table:table-cell>
          <table:table-cell office:value-type="float" office:value="4.31873222" calcext:value-type="float">
            <text:p>4.31873222</text:p>
          </table:table-cell>
          <table:table-cell office:value-type="float" office:value="2.37289684086" calcext:value-type="float">
            <text:p>2.37289684086</text:p>
          </table:table-cell>
          <table:table-cell office:value-type="float" office:value="2.55151507186" calcext:value-type="float">
            <text:p>2.55151507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6" calcext:value-type="float">
            <text:p>16</text:p>
          </table:table-cell>
          <table:table-cell office:value-type="float" office:value="2.43193127352667" calcext:value-type="float">
            <text:p>2.43193127352667</text:p>
          </table:table-cell>
          <table:table-cell office:value-type="float" office:value="0.0795811991373937" calcext:value-type="float">
            <text:p>0.079581199137394</text:p>
          </table:table-cell>
          <table:table-cell office:value-type="float" office:value="2.44477692886" calcext:value-type="float">
            <text:p>2.44477692886</text:p>
          </table:table-cell>
          <table:table-cell office:value-type="float" office:value="31.87437194" calcext:value-type="float">
            <text:p>31.87437194</text:p>
          </table:table-cell>
          <table:table-cell office:value-type="float" office:value="4.68941022" calcext:value-type="float">
            <text:p>4.68941022</text:p>
          </table:table-cell>
          <table:table-cell office:value-type="float" office:value="2.34670864186" calcext:value-type="float">
            <text:p>2.34670864186</text:p>
          </table:table-cell>
          <table:table-cell office:value-type="float" office:value="2.50430824986" calcext:value-type="float">
            <text:p>2.50430824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7" calcext:value-type="float">
            <text:p>17</text:p>
          </table:table-cell>
          <table:table-cell office:value-type="float" office:value="2.35398528319333" calcext:value-type="float">
            <text:p>2.35398528319333</text:p>
          </table:table-cell>
          <table:table-cell office:value-type="float" office:value="0.0377296399361987" calcext:value-type="float">
            <text:p>0.037729639936199</text:p>
          </table:table-cell>
          <table:table-cell office:value-type="float" office:value="2.36823362486" calcext:value-type="float">
            <text:p>2.36823362486</text:p>
          </table:table-cell>
          <table:table-cell office:value-type="float" office:value="33.5002312733333" calcext:value-type="float">
            <text:p>33.5002312733333</text:p>
          </table:table-cell>
          <table:table-cell office:value-type="float" office:value="4.96624255333333" calcext:value-type="float">
            <text:p>4.96624255333333</text:p>
          </table:table-cell>
          <table:table-cell office:value-type="float" office:value="2.31120631886" calcext:value-type="float">
            <text:p>2.31120631886</text:p>
          </table:table-cell>
          <table:table-cell office:value-type="float" office:value="2.38251590586" calcext:value-type="float">
            <text:p>2.382515905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8" calcext:value-type="float">
            <text:p>18</text:p>
          </table:table-cell>
          <table:table-cell office:value-type="float" office:value="2.34139350019333" calcext:value-type="float">
            <text:p>2.34139350019333</text:p>
          </table:table-cell>
          <table:table-cell office:value-type="float" office:value="0.0493863866126874" calcext:value-type="float">
            <text:p>0.049386386612688</text:p>
          </table:table-cell>
          <table:table-cell office:value-type="float" office:value="2.33792068786" calcext:value-type="float">
            <text:p>2.33792068786</text:p>
          </table:table-cell>
          <table:table-cell office:value-type="float" office:value="34.99826694" calcext:value-type="float">
            <text:p>34.99826694</text:p>
          </table:table-cell>
          <table:table-cell office:value-type="float" office:value="5.33611822" calcext:value-type="float">
            <text:p>5.33611822</text:p>
          </table:table-cell>
          <table:table-cell office:value-type="float" office:value="2.29383518186" calcext:value-type="float">
            <text:p>2.29383518186</text:p>
          </table:table-cell>
          <table:table-cell office:value-type="float" office:value="2.39242463086" calcext:value-type="float">
            <text:p>2.39242463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19" calcext:value-type="float">
            <text:p>19</text:p>
          </table:table-cell>
          <table:table-cell office:value-type="float" office:value="2.27701873986" calcext:value-type="float">
            <text:p>2.27701873986</text:p>
          </table:table-cell>
          <table:table-cell office:value-type="float" office:value="0.010312289659783" calcext:value-type="float">
            <text:p>0.010312289659783</text:p>
          </table:table-cell>
          <table:table-cell office:value-type="float" office:value="2.27376222186" calcext:value-type="float">
            <text:p>2.27376222186</text:p>
          </table:table-cell>
          <table:table-cell office:value-type="float" office:value="36.57266394" calcext:value-type="float">
            <text:p>36.57266394</text:p>
          </table:table-cell>
          <table:table-cell office:value-type="float" office:value="5.71206488666667" calcext:value-type="float">
            <text:p>5.71206488666667</text:p>
          </table:table-cell>
          <table:table-cell office:value-type="float" office:value="2.26872784386" calcext:value-type="float">
            <text:p>2.26872784386</text:p>
          </table:table-cell>
          <table:table-cell office:value-type="float" office:value="2.28856615386" calcext:value-type="float">
            <text:p>2.28856615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20" calcext:value-type="float">
            <text:p>20</text:p>
          </table:table-cell>
          <table:table-cell office:value-type="float" office:value="2.27732097719333" calcext:value-type="float">
            <text:p>2.27732097719333</text:p>
          </table:table-cell>
          <table:table-cell office:value-type="float" office:value="0.0174631192925382" calcext:value-type="float">
            <text:p>0.017463119292538</text:p>
          </table:table-cell>
          <table:table-cell office:value-type="float" office:value="2.27392053186" calcext:value-type="float">
            <text:p>2.27392053186</text:p>
          </table:table-cell>
          <table:table-cell office:value-type="float" office:value="38.9004402733333" calcext:value-type="float">
            <text:p>38.9004402733333</text:p>
          </table:table-cell>
          <table:table-cell office:value-type="float" office:value="6.02612788666667" calcext:value-type="float">
            <text:p>6.02612788666667</text:p>
          </table:table-cell>
          <table:table-cell office:value-type="float" office:value="2.26180817386" calcext:value-type="float">
            <text:p>2.26180817386</text:p>
          </table:table-cell>
          <table:table-cell office:value-type="float" office:value="2.29623422586" calcext:value-type="float">
            <text:p>2.296234225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21" calcext:value-type="float">
            <text:p>21</text:p>
          </table:table-cell>
          <table:table-cell office:value-type="float" office:value="2.26076773552667" calcext:value-type="float">
            <text:p>2.26076773552667</text:p>
          </table:table-cell>
          <table:table-cell office:value-type="float" office:value="0.0237963903269312" calcext:value-type="float">
            <text:p>0.023796390326931</text:p>
          </table:table-cell>
          <table:table-cell office:value-type="float" office:value="2.25775570786" calcext:value-type="float">
            <text:p>2.25775570786</text:p>
          </table:table-cell>
          <table:table-cell office:value-type="float" office:value="40.2298346066667" calcext:value-type="float">
            <text:p>40.2298346066667</text:p>
          </table:table-cell>
          <table:table-cell office:value-type="float" office:value="6.37449588666667" calcext:value-type="float">
            <text:p>6.37449588666667</text:p>
          </table:table-cell>
          <table:table-cell office:value-type="float" office:value="2.23862075886" calcext:value-type="float">
            <text:p>2.23862075886</text:p>
          </table:table-cell>
          <table:table-cell office:value-type="float" office:value="2.28592673986" calcext:value-type="float">
            <text:p>2.28592673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22" calcext:value-type="float">
            <text:p>22</text:p>
          </table:table-cell>
          <table:table-cell office:value-type="float" office:value="2.28348546352667" calcext:value-type="float">
            <text:p>2.28348546352667</text:p>
          </table:table-cell>
          <table:table-cell office:value-type="float" office:value="0.00532442527422784" calcext:value-type="float">
            <text:p>0.005324425274228</text:p>
          </table:table-cell>
          <table:table-cell office:value-type="float" office:value="2.28374855686" calcext:value-type="float">
            <text:p>2.28374855686</text:p>
          </table:table-cell>
          <table:table-cell office:value-type="float" office:value="43.0299472733333" calcext:value-type="float">
            <text:p>43.0299472733333</text:p>
          </table:table-cell>
          <table:table-cell office:value-type="float" office:value="6.70399988666667" calcext:value-type="float">
            <text:p>6.70399988666667</text:p>
          </table:table-cell>
          <table:table-cell office:value-type="float" office:value="2.27803436886" calcext:value-type="float">
            <text:p>2.27803436886</text:p>
          </table:table-cell>
          <table:table-cell office:value-type="float" office:value="2.28867346486" calcext:value-type="float">
            <text:p>2.288673464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23" calcext:value-type="float">
            <text:p>23</text:p>
          </table:table-cell>
          <table:table-cell office:value-type="float" office:value="2.36188814119333" calcext:value-type="float">
            <text:p>2.36188814119333</text:p>
          </table:table-cell>
          <table:table-cell office:value-type="float" office:value="0.00989024459347055" calcext:value-type="float">
            <text:p>0.009890244593471</text:p>
          </table:table-cell>
          <table:table-cell office:value-type="float" office:value="2.36056811286" calcext:value-type="float">
            <text:p>2.36056811286</text:p>
          </table:table-cell>
          <table:table-cell office:value-type="float" office:value="46.2246286066667" calcext:value-type="float">
            <text:p>46.2246286066667</text:p>
          </table:table-cell>
          <table:table-cell office:value-type="float" office:value="6.15938655333333" calcext:value-type="float">
            <text:p>6.15938655333333</text:p>
          </table:table-cell>
          <table:table-cell office:value-type="float" office:value="2.35272420086" calcext:value-type="float">
            <text:p>2.35272420086</text:p>
          </table:table-cell>
          <table:table-cell office:value-type="float" office:value="2.37237210986" calcext:value-type="float">
            <text:p>2.372372109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uided</text:p>
          </table:table-cell>
          <table:table-cell office:value-type="float" office:value="24" calcext:value-type="float">
            <text:p>24</text:p>
          </table:table-cell>
          <table:table-cell office:value-type="float" office:value="2.44883463252667" calcext:value-type="float">
            <text:p>2.44883463252667</text:p>
          </table:table-cell>
          <table:table-cell office:value-type="float" office:value="0.00572562807559748" calcext:value-type="float">
            <text:p>0.005725628075597</text:p>
          </table:table-cell>
          <table:table-cell office:value-type="float" office:value="2.45121520986" calcext:value-type="float">
            <text:p>2.45121520986</text:p>
          </table:table-cell>
          <table:table-cell office:value-type="float" office:value="50.79641994" calcext:value-type="float">
            <text:p>50.79641994</text:p>
          </table:table-cell>
          <table:table-cell office:value-type="float" office:value="7.39373322" calcext:value-type="float">
            <text:p>7.39373322</text:p>
          </table:table-cell>
          <table:table-cell office:value-type="float" office:value="2.44230276586" calcext:value-type="float">
            <text:p>2.44230276586</text:p>
          </table:table-cell>
          <table:table-cell office:value-type="float" office:value="2.45298592186" calcext:value-type="float">
            <text:p>2.452985921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3.01063509252667" calcext:value-type="float">
            <text:p>3.01063509252667</text:p>
          </table:table-cell>
          <table:table-cell office:value-type="float" office:value="0.0561454162433042" calcext:value-type="float">
            <text:p>0.056145416243304</text:p>
          </table:table-cell>
          <table:table-cell office:value-type="float" office:value="3.02065538986" calcext:value-type="float">
            <text:p>3.02065538986</text:p>
          </table:table-cell>
          <table:table-cell office:value-type="float" office:value="1.85998360666667" calcext:value-type="float">
            <text:p>1.85998360666667</text:p>
          </table:table-cell>
          <table:table-cell office:value-type="float" office:value="1.14568422" calcext:value-type="float">
            <text:p>1.14568422</text:p>
          </table:table-cell>
          <table:table-cell office:value-type="float" office:value="2.95015420386" calcext:value-type="float">
            <text:p>2.95015420386</text:p>
          </table:table-cell>
          <table:table-cell office:value-type="float" office:value="3.06109568386" calcext:value-type="float">
            <text:p>3.06109568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.53437968952667" calcext:value-type="float">
            <text:p>1.53437968952667</text:p>
          </table:table-cell>
          <table:table-cell office:value-type="float" office:value="0.0207909970909376" calcext:value-type="float">
            <text:p>0.020790997090938</text:p>
          </table:table-cell>
          <table:table-cell office:value-type="float" office:value="1.52752272986" calcext:value-type="float">
            <text:p>1.52752272986</text:p>
          </table:table-cell>
          <table:table-cell office:value-type="float" office:value="1.86452060666667" calcext:value-type="float">
            <text:p>1.86452060666667</text:p>
          </table:table-cell>
          <table:table-cell office:value-type="float" office:value="1.17411455333333" calcext:value-type="float">
            <text:p>1.17411455333333</text:p>
          </table:table-cell>
          <table:table-cell office:value-type="float" office:value="1.51788325686" calcext:value-type="float">
            <text:p>1.51788325686</text:p>
          </table:table-cell>
          <table:table-cell office:value-type="float" office:value="1.55773308186" calcext:value-type="float">
            <text:p>1.557733081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1.05677111719333" calcext:value-type="float">
            <text:p>1.05677111719333</text:p>
          </table:table-cell>
          <table:table-cell office:value-type="float" office:value="0.00207840738319325" calcext:value-type="float">
            <text:p>0.002078407383193</text:p>
          </table:table-cell>
          <table:table-cell office:value-type="float" office:value="1.05704075386" calcext:value-type="float">
            <text:p>1.05704075386</text:p>
          </table:table-cell>
          <table:table-cell office:value-type="float" office:value="1.86987860666667" calcext:value-type="float">
            <text:p>1.86987860666667</text:p>
          </table:table-cell>
          <table:table-cell office:value-type="float" office:value="1.26216855333333" calcext:value-type="float">
            <text:p>1.26216855333333</text:p>
          </table:table-cell>
          <table:table-cell office:value-type="float" office:value="1.05457105086" calcext:value-type="float">
            <text:p>1.05457105086</text:p>
          </table:table-cell>
          <table:table-cell office:value-type="float" office:value="1.05870154686" calcext:value-type="float">
            <text:p>1.05870154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0.820740308193333" calcext:value-type="float">
            <text:p>0.820740308193333</text:p>
          </table:table-cell>
          <table:table-cell office:value-type="float" office:value="0.00198029285728461" calcext:value-type="float">
            <text:p>0.001980292857285</text:p>
          </table:table-cell>
          <table:table-cell office:value-type="float" office:value="0.82044936486" calcext:value-type="float">
            <text:p>0.82044936486</text:p>
          </table:table-cell>
          <table:table-cell office:value-type="float" office:value="1.87200694" calcext:value-type="float">
            <text:p>1.87200694</text:p>
          </table:table-cell>
          <table:table-cell office:value-type="float" office:value="1.35991588666667" calcext:value-type="float">
            <text:p>1.35991588666667</text:p>
          </table:table-cell>
          <table:table-cell office:value-type="float" office:value="0.81892158186" calcext:value-type="float">
            <text:p>0.81892158186</text:p>
          </table:table-cell>
          <table:table-cell office:value-type="float" office:value="0.82284997786" calcext:value-type="float">
            <text:p>0.822849977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5" calcext:value-type="float">
            <text:p>5</text:p>
          </table:table-cell>
          <table:table-cell office:value-type="float" office:value="0.723259873193333" calcext:value-type="float">
            <text:p>0.723259873193333</text:p>
          </table:table-cell>
          <table:table-cell office:value-type="float" office:value="0.00218617914130071" calcext:value-type="float">
            <text:p>0.002186179141301</text:p>
          </table:table-cell>
          <table:table-cell office:value-type="float" office:value="0.72406819486" calcext:value-type="float">
            <text:p>0.72406819486</text:p>
          </table:table-cell>
          <table:table-cell office:value-type="float" office:value="1.93560394" calcext:value-type="float">
            <text:p>1.93560394</text:p>
          </table:table-cell>
          <table:table-cell office:value-type="float" office:value="1.54987888666667" calcext:value-type="float">
            <text:p>1.54987888666667</text:p>
          </table:table-cell>
          <table:table-cell office:value-type="float" office:value="0.72078463986" calcext:value-type="float">
            <text:p>0.72078463986</text:p>
          </table:table-cell>
          <table:table-cell office:value-type="float" office:value="0.72492678486" calcext:value-type="float">
            <text:p>0.72492678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6" calcext:value-type="float">
            <text:p>6</text:p>
          </table:table-cell>
          <table:table-cell office:value-type="float" office:value="0.62870787186" calcext:value-type="float">
            <text:p>0.62870787186</text:p>
          </table:table-cell>
          <table:table-cell office:value-type="float" office:value="0.00352596850808074" calcext:value-type="float">
            <text:p>0.003525968508081</text:p>
          </table:table-cell>
          <table:table-cell office:value-type="float" office:value="0.62883863486" calcext:value-type="float">
            <text:p>0.62883863486</text:p>
          </table:table-cell>
          <table:table-cell office:value-type="float" office:value="1.99018994" calcext:value-type="float">
            <text:p>1.99018994</text:p>
          </table:table-cell>
          <table:table-cell office:value-type="float" office:value="1.69853588666667" calcext:value-type="float">
            <text:p>1.69853588666667</text:p>
          </table:table-cell>
          <table:table-cell office:value-type="float" office:value="0.62511834086" calcext:value-type="float">
            <text:p>0.62511834086</text:p>
          </table:table-cell>
          <table:table-cell office:value-type="float" office:value="0.63216663986" calcext:value-type="float">
            <text:p>0.632166639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7" calcext:value-type="float">
            <text:p>7</text:p>
          </table:table-cell>
          <table:table-cell office:value-type="float" office:value="0.64214386286" calcext:value-type="float">
            <text:p>0.64214386286</text:p>
          </table:table-cell>
          <table:table-cell office:value-type="float" office:value="0.00193162275040628" calcext:value-type="float">
            <text:p>0.001931622750406</text:p>
          </table:table-cell>
          <table:table-cell office:value-type="float" office:value="0.64268483386" calcext:value-type="float">
            <text:p>0.64268483386</text:p>
          </table:table-cell>
          <table:table-cell office:value-type="float" office:value="2.26658094" calcext:value-type="float">
            <text:p>2.26658094</text:p>
          </table:table-cell>
          <table:table-cell office:value-type="float" office:value="1.94751955333333" calcext:value-type="float">
            <text:p>1.94751955333333</text:p>
          </table:table-cell>
          <table:table-cell office:value-type="float" office:value="0.63999942986" calcext:value-type="float">
            <text:p>0.63999942986</text:p>
          </table:table-cell>
          <table:table-cell office:value-type="float" office:value="0.64374732486" calcext:value-type="float">
            <text:p>0.64374732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0.601640448526667" calcext:value-type="float">
            <text:p>0.601640448526667</text:p>
          </table:table-cell>
          <table:table-cell office:value-type="float" office:value="0.0017500419569157" calcext:value-type="float">
            <text:p>0.001750041956916</text:p>
          </table:table-cell>
          <table:table-cell office:value-type="float" office:value="0.60242354986" calcext:value-type="float">
            <text:p>0.60242354986</text:p>
          </table:table-cell>
          <table:table-cell office:value-type="float" office:value="2.48626160666667" calcext:value-type="float">
            <text:p>2.48626160666667</text:p>
          </table:table-cell>
          <table:table-cell office:value-type="float" office:value="2.20683355333333" calcext:value-type="float">
            <text:p>2.20683355333333</text:p>
          </table:table-cell>
          <table:table-cell office:value-type="float" office:value="0.59963560586" calcext:value-type="float">
            <text:p>0.59963560586</text:p>
          </table:table-cell>
          <table:table-cell office:value-type="float" office:value="0.60286218986" calcext:value-type="float">
            <text:p>0.602862189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9" calcext:value-type="float">
            <text:p>9</text:p>
          </table:table-cell>
          <table:table-cell office:value-type="float" office:value="0.63024284386" calcext:value-type="float">
            <text:p>0.63024284386</text:p>
          </table:table-cell>
          <table:table-cell office:value-type="float" office:value="0.00110435032826951" calcext:value-type="float">
            <text:p>0.00110435032827</text:p>
          </table:table-cell>
          <table:table-cell office:value-type="float" office:value="0.63020966686" calcext:value-type="float">
            <text:p>0.63020966686</text:p>
          </table:table-cell>
          <table:table-cell office:value-type="float" office:value="2.87835394" calcext:value-type="float">
            <text:p>2.87835394</text:p>
          </table:table-cell>
          <table:table-cell office:value-type="float" office:value="2.46740422" calcext:value-type="float">
            <text:p>2.46740422</text:p>
          </table:table-cell>
          <table:table-cell office:value-type="float" office:value="0.62915545586" calcext:value-type="float">
            <text:p>0.62915545586</text:p>
          </table:table-cell>
          <table:table-cell office:value-type="float" office:value="0.63136340886" calcext:value-type="float">
            <text:p>0.63136340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0" calcext:value-type="float">
            <text:p>10</text:p>
          </table:table-cell>
          <table:table-cell office:value-type="float" office:value="0.610886008193333" calcext:value-type="float">
            <text:p>0.610886008193333</text:p>
          </table:table-cell>
          <table:table-cell office:value-type="float" office:value="0.00191115052231017" calcext:value-type="float">
            <text:p>0.00191115052231</text:p>
          </table:table-cell>
          <table:table-cell office:value-type="float" office:value="0.61135873186" calcext:value-type="float">
            <text:p>0.61135873186</text:p>
          </table:table-cell>
          <table:table-cell office:value-type="float" office:value="3.19034094" calcext:value-type="float">
            <text:p>3.19034094</text:p>
          </table:table-cell>
          <table:table-cell office:value-type="float" office:value="2.76508988666667" calcext:value-type="float">
            <text:p>2.76508988666667</text:p>
          </table:table-cell>
          <table:table-cell office:value-type="float" office:value="0.60878285886" calcext:value-type="float">
            <text:p>0.60878285886</text:p>
          </table:table-cell>
          <table:table-cell office:value-type="float" office:value="0.61251643386" calcext:value-type="float">
            <text:p>0.61251643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1" calcext:value-type="float">
            <text:p>11</text:p>
          </table:table-cell>
          <table:table-cell office:value-type="float" office:value="0.638811725193333" calcext:value-type="float">
            <text:p>0.638811725193333</text:p>
          </table:table-cell>
          <table:table-cell office:value-type="float" office:value="0.00624485751808286" calcext:value-type="float">
            <text:p>0.006244857518083</text:p>
          </table:table-cell>
          <table:table-cell office:value-type="float" office:value="0.63607402486" calcext:value-type="float">
            <text:p>0.63607402486</text:p>
          </table:table-cell>
          <table:table-cell office:value-type="float" office:value="3.58241294" calcext:value-type="float">
            <text:p>3.58241294</text:p>
          </table:table-cell>
          <table:table-cell office:value-type="float" office:value="3.09718422" calcext:value-type="float">
            <text:p>3.09718422</text:p>
          </table:table-cell>
          <table:table-cell office:value-type="float" office:value="0.63440329286" calcext:value-type="float">
            <text:p>0.63440329286</text:p>
          </table:table-cell>
          <table:table-cell office:value-type="float" office:value="0.64595785786" calcext:value-type="float">
            <text:p>0.645957857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2" calcext:value-type="float">
            <text:p>12</text:p>
          </table:table-cell>
          <table:table-cell office:value-type="float" office:value="0.62892370886" calcext:value-type="float">
            <text:p>0.62892370886</text:p>
          </table:table-cell>
          <table:table-cell office:value-type="float" office:value="0.00113289897100673" calcext:value-type="float">
            <text:p>0.001132898971007</text:p>
          </table:table-cell>
          <table:table-cell office:value-type="float" office:value="0.62828803486" calcext:value-type="float">
            <text:p>0.62828803486</text:p>
          </table:table-cell>
          <table:table-cell office:value-type="float" office:value="3.96828760666667" calcext:value-type="float">
            <text:p>3.96828760666667</text:p>
          </table:table-cell>
          <table:table-cell office:value-type="float" office:value="3.38811588666667" calcext:value-type="float">
            <text:p>3.38811588666667</text:p>
          </table:table-cell>
          <table:table-cell office:value-type="float" office:value="0.62825139486" calcext:value-type="float">
            <text:p>0.62825139486</text:p>
          </table:table-cell>
          <table:table-cell office:value-type="float" office:value="0.63023169686" calcext:value-type="float">
            <text:p>0.63023169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3" calcext:value-type="float">
            <text:p>13</text:p>
          </table:table-cell>
          <table:table-cell office:value-type="float" office:value="0.68959613486" calcext:value-type="float">
            <text:p>0.68959613486</text:p>
          </table:table-cell>
          <table:table-cell office:value-type="float" office:value="0.0124311189499281" calcext:value-type="float">
            <text:p>0.012431118949928</text:p>
          </table:table-cell>
          <table:table-cell office:value-type="float" office:value="0.68799273586" calcext:value-type="float">
            <text:p>0.68799273586</text:p>
          </table:table-cell>
          <table:table-cell office:value-type="float" office:value="4.39518560666667" calcext:value-type="float">
            <text:p>4.39518560666667</text:p>
          </table:table-cell>
          <table:table-cell office:value-type="float" office:value="3.74255422" calcext:value-type="float">
            <text:p>3.74255422</text:p>
          </table:table-cell>
          <table:table-cell office:value-type="float" office:value="0.67804451286" calcext:value-type="float">
            <text:p>0.67804451286</text:p>
          </table:table-cell>
          <table:table-cell office:value-type="float" office:value="0.70275115586" calcext:value-type="float">
            <text:p>0.702751155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4" calcext:value-type="float">
            <text:p>14</text:p>
          </table:table-cell>
          <table:table-cell office:value-type="float" office:value="0.689405757193333" calcext:value-type="float">
            <text:p>0.689405757193333</text:p>
          </table:table-cell>
          <table:table-cell office:value-type="float" office:value="0.0259577122567873" calcext:value-type="float">
            <text:p>0.025957712256787</text:p>
          </table:table-cell>
          <table:table-cell office:value-type="float" office:value="0.69906126986" calcext:value-type="float">
            <text:p>0.69906126986</text:p>
          </table:table-cell>
          <table:table-cell office:value-type="float" office:value="4.83484127333333" calcext:value-type="float">
            <text:p>4.83484127333333</text:p>
          </table:table-cell>
          <table:table-cell office:value-type="float" office:value="4.01962388666667" calcext:value-type="float">
            <text:p>4.01962388666667</text:p>
          </table:table-cell>
          <table:table-cell office:value-type="float" office:value="0.66000400786" calcext:value-type="float">
            <text:p>0.66000400786</text:p>
          </table:table-cell>
          <table:table-cell office:value-type="float" office:value="0.70915199386" calcext:value-type="float">
            <text:p>0.70915199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5" calcext:value-type="float">
            <text:p>15</text:p>
          </table:table-cell>
          <table:table-cell office:value-type="float" office:value="0.707510085526667" calcext:value-type="float">
            <text:p>0.707510085526667</text:p>
          </table:table-cell>
          <table:table-cell office:value-type="float" office:value="0.0159266900551149" calcext:value-type="float">
            <text:p>0.015926690055115</text:p>
          </table:table-cell>
          <table:table-cell office:value-type="float" office:value="0.71122765686" calcext:value-type="float">
            <text:p>0.71122765686</text:p>
          </table:table-cell>
          <table:table-cell office:value-type="float" office:value="5.32454094" calcext:value-type="float">
            <text:p>5.32454094</text:p>
          </table:table-cell>
          <table:table-cell office:value-type="float" office:value="4.26222322" calcext:value-type="float">
            <text:p>4.26222322</text:p>
          </table:table-cell>
          <table:table-cell office:value-type="float" office:value="0.69005340886" calcext:value-type="float">
            <text:p>0.69005340886</text:p>
          </table:table-cell>
          <table:table-cell office:value-type="float" office:value="0.72124919086" calcext:value-type="float">
            <text:p>0.721249190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6" calcext:value-type="float">
            <text:p>16</text:p>
          </table:table-cell>
          <table:table-cell office:value-type="float" office:value="0.70510267186" calcext:value-type="float">
            <text:p>0.70510267186</text:p>
          </table:table-cell>
          <table:table-cell office:value-type="float" office:value="0.00214919516740318" calcext:value-type="float">
            <text:p>0.002149195167403</text:p>
          </table:table-cell>
          <table:table-cell office:value-type="float" office:value="0.70567714886" calcext:value-type="float">
            <text:p>0.70567714886</text:p>
          </table:table-cell>
          <table:table-cell office:value-type="float" office:value="5.71704960666667" calcext:value-type="float">
            <text:p>5.71704960666667</text:p>
          </table:table-cell>
          <table:table-cell office:value-type="float" office:value="4.64314188666667" calcext:value-type="float">
            <text:p>4.64314188666667</text:p>
          </table:table-cell>
          <table:table-cell office:value-type="float" office:value="0.70272461486" calcext:value-type="float">
            <text:p>0.70272461486</text:p>
          </table:table-cell>
          <table:table-cell office:value-type="float" office:value="0.70690625186" calcext:value-type="float">
            <text:p>0.706906251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7" calcext:value-type="float">
            <text:p>17</text:p>
          </table:table-cell>
          <table:table-cell office:value-type="float" office:value="0.710318222526667" calcext:value-type="float">
            <text:p>0.710318222526667</text:p>
          </table:table-cell>
          <table:table-cell office:value-type="float" office:value="0.00295146855807685" calcext:value-type="float">
            <text:p>0.002951468558077</text:p>
          </table:table-cell>
          <table:table-cell office:value-type="float" office:value="0.70927615486" calcext:value-type="float">
            <text:p>0.70927615486</text:p>
          </table:table-cell>
          <table:table-cell office:value-type="float" office:value="6.22536594" calcext:value-type="float">
            <text:p>6.22536594</text:p>
          </table:table-cell>
          <table:table-cell office:value-type="float" office:value="5.01003422" calcext:value-type="float">
            <text:p>5.01003422</text:p>
          </table:table-cell>
          <table:table-cell office:value-type="float" office:value="0.70802914286" calcext:value-type="float">
            <text:p>0.70802914286</text:p>
          </table:table-cell>
          <table:table-cell office:value-type="float" office:value="0.71364936986" calcext:value-type="float">
            <text:p>0.713649369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8" calcext:value-type="float">
            <text:p>18</text:p>
          </table:table-cell>
          <table:table-cell office:value-type="float" office:value="0.711147957193333" calcext:value-type="float">
            <text:p>0.711147957193333</text:p>
          </table:table-cell>
          <table:table-cell office:value-type="float" office:value="0.0073842468249324" calcext:value-type="float">
            <text:p>0.007384246824932</text:p>
          </table:table-cell>
          <table:table-cell office:value-type="float" office:value="0.70770937286" calcext:value-type="float">
            <text:p>0.70770937286</text:p>
          </table:table-cell>
          <table:table-cell office:value-type="float" office:value="6.83559027333333" calcext:value-type="float">
            <text:p>6.83559027333333</text:p>
          </table:table-cell>
          <table:table-cell office:value-type="float" office:value="5.27850655333333" calcext:value-type="float">
            <text:p>5.27850655333333</text:p>
          </table:table-cell>
          <table:table-cell office:value-type="float" office:value="0.70611008986" calcext:value-type="float">
            <text:p>0.70611008986</text:p>
          </table:table-cell>
          <table:table-cell office:value-type="float" office:value="0.71962440886" calcext:value-type="float">
            <text:p>0.71962440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19" calcext:value-type="float">
            <text:p>19</text:p>
          </table:table-cell>
          <table:table-cell office:value-type="float" office:value="0.71567027286" calcext:value-type="float">
            <text:p>0.71567027286</text:p>
          </table:table-cell>
          <table:table-cell office:value-type="float" office:value="0.00316468971910853" calcext:value-type="float">
            <text:p>0.003164689719109</text:p>
          </table:table-cell>
          <table:table-cell office:value-type="float" office:value="0.71540459186" calcext:value-type="float">
            <text:p>0.71540459186</text:p>
          </table:table-cell>
          <table:table-cell office:value-type="float" office:value="7.30698994" calcext:value-type="float">
            <text:p>7.30698994</text:p>
          </table:table-cell>
          <table:table-cell office:value-type="float" office:value="5.65402255333333" calcext:value-type="float">
            <text:p>5.65402255333333</text:p>
          </table:table-cell>
          <table:table-cell office:value-type="float" office:value="0.71264679886" calcext:value-type="float">
            <text:p>0.71264679886</text:p>
          </table:table-cell>
          <table:table-cell office:value-type="float" office:value="0.71895942786" calcext:value-type="float">
            <text:p>0.718959427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20" calcext:value-type="float">
            <text:p>20</text:p>
          </table:table-cell>
          <table:table-cell office:value-type="float" office:value="0.715583589526667" calcext:value-type="float">
            <text:p>0.715583589526667</text:p>
          </table:table-cell>
          <table:table-cell office:value-type="float" office:value="0.000858461792933306" calcext:value-type="float">
            <text:p>0.000858461792933</text:p>
          </table:table-cell>
          <table:table-cell office:value-type="float" office:value="0.71573501386" calcext:value-type="float">
            <text:p>0.71573501386</text:p>
          </table:table-cell>
          <table:table-cell office:value-type="float" office:value="7.90966827333333" calcext:value-type="float">
            <text:p>7.90966827333333</text:p>
          </table:table-cell>
          <table:table-cell office:value-type="float" office:value="5.99387855333333" calcext:value-type="float">
            <text:p>5.99387855333333</text:p>
          </table:table-cell>
          <table:table-cell office:value-type="float" office:value="0.71465949086" calcext:value-type="float">
            <text:p>0.71465949086</text:p>
          </table:table-cell>
          <table:table-cell office:value-type="float" office:value="0.71635626386" calcext:value-type="float">
            <text:p>0.71635626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21" calcext:value-type="float">
            <text:p>21</text:p>
          </table:table-cell>
          <table:table-cell office:value-type="float" office:value="0.735035592193333" calcext:value-type="float">
            <text:p>0.735035592193333</text:p>
          </table:table-cell>
          <table:table-cell office:value-type="float" office:value="0.00489544196264818" calcext:value-type="float">
            <text:p>0.004895441962648</text:p>
          </table:table-cell>
          <table:table-cell office:value-type="float" office:value="0.73384352786" calcext:value-type="float">
            <text:p>0.73384352786</text:p>
          </table:table-cell>
          <table:table-cell office:value-type="float" office:value="8.46489994" calcext:value-type="float">
            <text:p>8.46489994</text:p>
          </table:table-cell>
          <table:table-cell office:value-type="float" office:value="6.32911555333333" calcext:value-type="float">
            <text:p>6.32911555333333</text:p>
          </table:table-cell>
          <table:table-cell office:value-type="float" office:value="0.73084627286" calcext:value-type="float">
            <text:p>0.73084627286</text:p>
          </table:table-cell>
          <table:table-cell office:value-type="float" office:value="0.74041697586" calcext:value-type="float">
            <text:p>0.740416975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22" calcext:value-type="float">
            <text:p>22</text:p>
          </table:table-cell>
          <table:table-cell office:value-type="float" office:value="0.73391974786" calcext:value-type="float">
            <text:p>0.73391974786</text:p>
          </table:table-cell>
          <table:table-cell office:value-type="float" office:value="0.00403388643333712" calcext:value-type="float">
            <text:p>0.004033886433337</text:p>
          </table:table-cell>
          <table:table-cell office:value-type="float" office:value="0.73359392686" calcext:value-type="float">
            <text:p>0.73359392686</text:p>
          </table:table-cell>
          <table:table-cell office:value-type="float" office:value="9.00084294" calcext:value-type="float">
            <text:p>9.00084294</text:p>
          </table:table-cell>
          <table:table-cell office:value-type="float" office:value="6.72056755333333" calcext:value-type="float">
            <text:p>6.72056755333333</text:p>
          </table:table-cell>
          <table:table-cell office:value-type="float" office:value="0.73005865286" calcext:value-type="float">
            <text:p>0.73005865286</text:p>
          </table:table-cell>
          <table:table-cell office:value-type="float" office:value="0.73810666386" calcext:value-type="float">
            <text:p>0.738106663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23" calcext:value-type="float">
            <text:p>23</text:p>
          </table:table-cell>
          <table:table-cell office:value-type="float" office:value="0.742795246526667" calcext:value-type="float">
            <text:p>0.742795246526667</text:p>
          </table:table-cell>
          <table:table-cell office:value-type="float" office:value="0.00229426421161256" calcext:value-type="float">
            <text:p>0.002294264211613</text:p>
          </table:table-cell>
          <table:table-cell office:value-type="float" office:value="0.74384245086" calcext:value-type="float">
            <text:p>0.74384245086</text:p>
          </table:table-cell>
          <table:table-cell office:value-type="float" office:value="9.58088594" calcext:value-type="float">
            <text:p>9.58088594</text:p>
          </table:table-cell>
          <table:table-cell office:value-type="float" office:value="7.05213822" calcext:value-type="float">
            <text:p>7.05213822</text:p>
          </table:table-cell>
          <table:table-cell office:value-type="float" office:value="0.74016423586" calcext:value-type="float">
            <text:p>0.74016423586</text:p>
          </table:table-cell>
          <table:table-cell office:value-type="float" office:value="0.74437905286" calcext:value-type="float">
            <text:p>0.744379052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guided</text:p>
          </table:table-cell>
          <table:table-cell office:value-type="float" office:value="24" calcext:value-type="float">
            <text:p>24</text:p>
          </table:table-cell>
          <table:table-cell office:value-type="float" office:value="0.74842103386" calcext:value-type="float">
            <text:p>0.74842103386</text:p>
          </table:table-cell>
          <table:table-cell office:value-type="float" office:value="0.0017045904204503" calcext:value-type="float">
            <text:p>0.00170459042045</text:p>
          </table:table-cell>
          <table:table-cell office:value-type="float" office:value="0.74890802786" calcext:value-type="float">
            <text:p>0.74890802786</text:p>
          </table:table-cell>
          <table:table-cell office:value-type="float" office:value="10.06239894" calcext:value-type="float">
            <text:p>10.06239894</text:p>
          </table:table-cell>
          <table:table-cell office:value-type="float" office:value="7.44976355333333" calcext:value-type="float">
            <text:p>7.44976355333333</text:p>
          </table:table-cell>
          <table:table-cell office:value-type="float" office:value="0.74652594486" calcext:value-type="float">
            <text:p>0.74652594486</text:p>
          </table:table-cell>
          <table:table-cell office:value-type="float" office:value="0.74982912886" calcext:value-type="float">
            <text:p>0.74982912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6.02280150286" calcext:value-type="float">
            <text:p>6.02280150286</text:p>
          </table:table-cell>
          <table:table-cell office:value-type="float" office:value="0.174344808663525" calcext:value-type="float">
            <text:p>0.174344808663525</text:p>
          </table:table-cell>
          <table:table-cell office:value-type="float" office:value="6.06327236686" calcext:value-type="float">
            <text:p>6.06327236686</text:p>
          </table:table-cell>
          <table:table-cell office:value-type="float" office:value="4.88312360666667" calcext:value-type="float">
            <text:p>4.88312360666667</text:p>
          </table:table-cell>
          <table:table-cell office:value-type="float" office:value="1.12998422" calcext:value-type="float">
            <text:p>1.12998422</text:p>
          </table:table-cell>
          <table:table-cell office:value-type="float" office:value="5.83178054986" calcext:value-type="float">
            <text:p>5.83178054986</text:p>
          </table:table-cell>
          <table:table-cell office:value-type="float" office:value="6.17335159186" calcext:value-type="float">
            <text:p>6.17335159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3.25624421752667" calcext:value-type="float">
            <text:p>3.25624421752667</text:p>
          </table:table-cell>
          <table:table-cell office:value-type="float" office:value="0.137613250207217" calcext:value-type="float">
            <text:p>0.137613250207217</text:p>
          </table:table-cell>
          <table:table-cell office:value-type="float" office:value="3.27317929786" calcext:value-type="float">
            <text:p>3.27317929786</text:p>
          </table:table-cell>
          <table:table-cell office:value-type="float" office:value="5.25424160666667" calcext:value-type="float">
            <text:p>5.25424160666667</text:p>
          </table:table-cell>
          <table:table-cell office:value-type="float" office:value="1.17224855333333" calcext:value-type="float">
            <text:p>1.17224855333333</text:p>
          </table:table-cell>
          <table:table-cell office:value-type="float" office:value="3.11094718886" calcext:value-type="float">
            <text:p>3.11094718886</text:p>
          </table:table-cell>
          <table:table-cell office:value-type="float" office:value="3.38460616586" calcext:value-type="float">
            <text:p>3.384606165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2.04513051619333" calcext:value-type="float">
            <text:p>2.04513051619333</text:p>
          </table:table-cell>
          <table:table-cell office:value-type="float" office:value="0.00637517153732201" calcext:value-type="float">
            <text:p>0.006375171537322</text:p>
          </table:table-cell>
          <table:table-cell office:value-type="float" office:value="2.04438931886" calcext:value-type="float">
            <text:p>2.04438931886</text:p>
          </table:table-cell>
          <table:table-cell office:value-type="float" office:value="4.76351194" calcext:value-type="float">
            <text:p>4.76351194</text:p>
          </table:table-cell>
          <table:table-cell office:value-type="float" office:value="1.27253588666667" calcext:value-type="float">
            <text:p>1.27253588666667</text:p>
          </table:table-cell>
          <table:table-cell office:value-type="float" office:value="2.03915834086" calcext:value-type="float">
            <text:p>2.03915834086</text:p>
          </table:table-cell>
          <table:table-cell office:value-type="float" office:value="2.05184388886" calcext:value-type="float">
            <text:p>2.05184388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1.58393318686" calcext:value-type="float">
            <text:p>1.58393318686</text:p>
          </table:table-cell>
          <table:table-cell office:value-type="float" office:value="0.0200985156542815" calcext:value-type="float">
            <text:p>0.020098515654282</text:p>
          </table:table-cell>
          <table:table-cell office:value-type="float" office:value="1.59234663886" calcext:value-type="float">
            <text:p>1.59234663886</text:p>
          </table:table-cell>
          <table:table-cell office:value-type="float" office:value="4.84954327333333" calcext:value-type="float">
            <text:p>4.84954327333333</text:p>
          </table:table-cell>
          <table:table-cell office:value-type="float" office:value="1.39015422" calcext:value-type="float">
            <text:p>1.39015422</text:p>
          </table:table-cell>
          <table:table-cell office:value-type="float" office:value="1.56099518486" calcext:value-type="float">
            <text:p>1.56099518486</text:p>
          </table:table-cell>
          <table:table-cell office:value-type="float" office:value="1.59845773686" calcext:value-type="float">
            <text:p>1.59845773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5" calcext:value-type="float">
            <text:p>5</text:p>
          </table:table-cell>
          <table:table-cell office:value-type="float" office:value="1.35245592986" calcext:value-type="float">
            <text:p>1.35245592986</text:p>
          </table:table-cell>
          <table:table-cell office:value-type="float" office:value="0.00237932966293699" calcext:value-type="float">
            <text:p>0.002379329662937</text:p>
          </table:table-cell>
          <table:table-cell office:value-type="float" office:value="1.35378939186" calcext:value-type="float">
            <text:p>1.35378939186</text:p>
          </table:table-cell>
          <table:table-cell office:value-type="float" office:value="4.97406760666667" calcext:value-type="float">
            <text:p>4.97406760666667</text:p>
          </table:table-cell>
          <table:table-cell office:value-type="float" office:value="1.55885088666667" calcext:value-type="float">
            <text:p>1.55885088666667</text:p>
          </table:table-cell>
          <table:table-cell office:value-type="float" office:value="1.34970890586" calcext:value-type="float">
            <text:p>1.34970890586</text:p>
          </table:table-cell>
          <table:table-cell office:value-type="float" office:value="1.35386949186" calcext:value-type="float">
            <text:p>1.35386949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6" calcext:value-type="float">
            <text:p>6</text:p>
          </table:table-cell>
          <table:table-cell office:value-type="float" office:value="1.19588819786" calcext:value-type="float">
            <text:p>1.19588819786</text:p>
          </table:table-cell>
          <table:table-cell office:value-type="float" office:value="0.0513048633937678" calcext:value-type="float">
            <text:p>0.051304863393768</text:p>
          </table:table-cell>
          <table:table-cell office:value-type="float" office:value="1.16812533886" calcext:value-type="float">
            <text:p>1.16812533886</text:p>
          </table:table-cell>
          <table:table-cell office:value-type="float" office:value="5.30901994" calcext:value-type="float">
            <text:p>5.30901994</text:p>
          </table:table-cell>
          <table:table-cell office:value-type="float" office:value="1.71401388666667" calcext:value-type="float">
            <text:p>1.71401388666667</text:p>
          </table:table-cell>
          <table:table-cell office:value-type="float" office:value="1.16444737286" calcext:value-type="float">
            <text:p>1.16444737286</text:p>
          </table:table-cell>
          <table:table-cell office:value-type="float" office:value="1.25509188186" calcext:value-type="float">
            <text:p>1.25509188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7" calcext:value-type="float">
            <text:p>7</text:p>
          </table:table-cell>
          <table:table-cell office:value-type="float" office:value="1.12947312086" calcext:value-type="float">
            <text:p>1.12947312086</text:p>
          </table:table-cell>
          <table:table-cell office:value-type="float" office:value="0.0174815870505662" calcext:value-type="float">
            <text:p>0.017481587050566</text:p>
          </table:table-cell>
          <table:table-cell office:value-type="float" office:value="1.12435890686" calcext:value-type="float">
            <text:p>1.12435890686</text:p>
          </table:table-cell>
          <table:table-cell office:value-type="float" office:value="5.51081894" calcext:value-type="float">
            <text:p>5.51081894</text:p>
          </table:table-cell>
          <table:table-cell office:value-type="float" office:value="1.95808622" calcext:value-type="float">
            <text:p>1.95808622</text:p>
          </table:table-cell>
          <table:table-cell office:value-type="float" office:value="1.11511900386" calcext:value-type="float">
            <text:p>1.11511900386</text:p>
          </table:table-cell>
          <table:table-cell office:value-type="float" office:value="1.14894145186" calcext:value-type="float">
            <text:p>1.14894145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1.06040355586" calcext:value-type="float">
            <text:p>1.06040355586</text:p>
          </table:table-cell>
          <table:table-cell office:value-type="float" office:value="0.0489157476367241" calcext:value-type="float">
            <text:p>0.048915747636724</text:p>
          </table:table-cell>
          <table:table-cell office:value-type="float" office:value="1.03918734586" calcext:value-type="float">
            <text:p>1.03918734586</text:p>
          </table:table-cell>
          <table:table-cell office:value-type="float" office:value="5.91149560666667" calcext:value-type="float">
            <text:p>5.91149560666667</text:p>
          </table:table-cell>
          <table:table-cell office:value-type="float" office:value="2.22264122" calcext:value-type="float">
            <text:p>2.22264122</text:p>
          </table:table-cell>
          <table:table-cell office:value-type="float" office:value="1.02567784686" calcext:value-type="float">
            <text:p>1.02567784686</text:p>
          </table:table-cell>
          <table:table-cell office:value-type="float" office:value="1.11634547486" calcext:value-type="float">
            <text:p>1.11634547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9" calcext:value-type="float">
            <text:p>9</text:p>
          </table:table-cell>
          <table:table-cell office:value-type="float" office:value="1.06644787486" calcext:value-type="float">
            <text:p>1.06644787486</text:p>
          </table:table-cell>
          <table:table-cell office:value-type="float" office:value="0.00177087501553805" calcext:value-type="float">
            <text:p>0.001770875015538</text:p>
          </table:table-cell>
          <table:table-cell office:value-type="float" office:value="1.06589962386" calcext:value-type="float">
            <text:p>1.06589962386</text:p>
          </table:table-cell>
          <table:table-cell office:value-type="float" office:value="6.46709627333333" calcext:value-type="float">
            <text:p>6.46709627333333</text:p>
          </table:table-cell>
          <table:table-cell office:value-type="float" office:value="2.47715655333333" calcext:value-type="float">
            <text:p>2.47715655333333</text:p>
          </table:table-cell>
          <table:table-cell office:value-type="float" office:value="1.06501596286" calcext:value-type="float">
            <text:p>1.06501596286</text:p>
          </table:table-cell>
          <table:table-cell office:value-type="float" office:value="1.06842803786" calcext:value-type="float">
            <text:p>1.06842803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0" calcext:value-type="float">
            <text:p>10</text:p>
          </table:table-cell>
          <table:table-cell office:value-type="float" office:value="1.01819280319333" calcext:value-type="float">
            <text:p>1.01819280319333</text:p>
          </table:table-cell>
          <table:table-cell office:value-type="float" office:value="0.00700144890847215" calcext:value-type="float">
            <text:p>0.007001448908472</text:p>
          </table:table-cell>
          <table:table-cell office:value-type="float" office:value="1.02204321186" calcext:value-type="float">
            <text:p>1.02204321186</text:p>
          </table:table-cell>
          <table:table-cell office:value-type="float" office:value="7.21796560666667" calcext:value-type="float">
            <text:p>7.21796560666667</text:p>
          </table:table-cell>
          <table:table-cell office:value-type="float" office:value="2.72103455333333" calcext:value-type="float">
            <text:p>2.72103455333333</text:p>
          </table:table-cell>
          <table:table-cell office:value-type="float" office:value="1.01011121586" calcext:value-type="float">
            <text:p>1.01011121586</text:p>
          </table:table-cell>
          <table:table-cell office:value-type="float" office:value="1.02242398186" calcext:value-type="float">
            <text:p>1.022423981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1" calcext:value-type="float">
            <text:p>11</text:p>
          </table:table-cell>
          <table:table-cell office:value-type="float" office:value="1.15246846986" calcext:value-type="float">
            <text:p>1.15246846986</text:p>
          </table:table-cell>
          <table:table-cell office:value-type="float" office:value="0.0169713455613825" calcext:value-type="float">
            <text:p>0.016971345561383</text:p>
          </table:table-cell>
          <table:table-cell office:value-type="float" office:value="1.14501624586" calcext:value-type="float">
            <text:p>1.14501624586</text:p>
          </table:table-cell>
          <table:table-cell office:value-type="float" office:value="8.24943527333333" calcext:value-type="float">
            <text:p>8.24943527333333</text:p>
          </table:table-cell>
          <table:table-cell office:value-type="float" office:value="3.20456088666667" calcext:value-type="float">
            <text:p>3.20456088666667</text:p>
          </table:table-cell>
          <table:table-cell office:value-type="float" office:value="1.14049824986" calcext:value-type="float">
            <text:p>1.14049824986</text:p>
          </table:table-cell>
          <table:table-cell office:value-type="float" office:value="1.17189091386" calcext:value-type="float">
            <text:p>1.171890913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2" calcext:value-type="float">
            <text:p>12</text:p>
          </table:table-cell>
          <table:table-cell office:value-type="float" office:value="1.14335509019333" calcext:value-type="float">
            <text:p>1.14335509019333</text:p>
          </table:table-cell>
          <table:table-cell office:value-type="float" office:value="0.00808590893049487" calcext:value-type="float">
            <text:p>0.008085908930495</text:p>
          </table:table-cell>
          <table:table-cell office:value-type="float" office:value="1.14008973886" calcext:value-type="float">
            <text:p>1.14008973886</text:p>
          </table:table-cell>
          <table:table-cell office:value-type="float" office:value="10.00472094" calcext:value-type="float">
            <text:p>10.00472094</text:p>
          </table:table-cell>
          <table:table-cell office:value-type="float" office:value="3.44021988666667" calcext:value-type="float">
            <text:p>3.44021988666667</text:p>
          </table:table-cell>
          <table:table-cell office:value-type="float" office:value="1.13741247486" calcext:value-type="float">
            <text:p>1.13741247486</text:p>
          </table:table-cell>
          <table:table-cell office:value-type="float" office:value="1.15256305686" calcext:value-type="float">
            <text:p>1.15256305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3" calcext:value-type="float">
            <text:p>13</text:p>
          </table:table-cell>
          <table:table-cell office:value-type="float" office:value="1.37811844919333" calcext:value-type="float">
            <text:p>1.37811844919333</text:p>
          </table:table-cell>
          <table:table-cell office:value-type="float" office:value="0.0298992191674046" calcext:value-type="float">
            <text:p>0.029899219167405</text:p>
          </table:table-cell>
          <table:table-cell office:value-type="float" office:value="1.36147241286" calcext:value-type="float">
            <text:p>1.36147241286</text:p>
          </table:table-cell>
          <table:table-cell office:value-type="float" office:value="10.85722994" calcext:value-type="float">
            <text:p>10.85722994</text:p>
          </table:table-cell>
          <table:table-cell office:value-type="float" office:value="3.52946988666667" calcext:value-type="float">
            <text:p>3.52946988666667</text:p>
          </table:table-cell>
          <table:table-cell office:value-type="float" office:value="1.36024708986" calcext:value-type="float">
            <text:p>1.36024708986</text:p>
          </table:table-cell>
          <table:table-cell office:value-type="float" office:value="1.41263584486" calcext:value-type="float">
            <text:p>1.41263584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4" calcext:value-type="float">
            <text:p>14</text:p>
          </table:table-cell>
          <table:table-cell office:value-type="float" office:value="1.31218678919333" calcext:value-type="float">
            <text:p>1.31218678919333</text:p>
          </table:table-cell>
          <table:table-cell office:value-type="float" office:value="0.00519573501471925" calcext:value-type="float">
            <text:p>0.005195735014719</text:p>
          </table:table-cell>
          <table:table-cell office:value-type="float" office:value="1.31304083386" calcext:value-type="float">
            <text:p>1.31304083386</text:p>
          </table:table-cell>
          <table:table-cell office:value-type="float" office:value="11.5745952733333" calcext:value-type="float">
            <text:p>11.5745952733333</text:p>
          </table:table-cell>
          <table:table-cell office:value-type="float" office:value="3.79340288666667" calcext:value-type="float">
            <text:p>3.79340288666667</text:p>
          </table:table-cell>
          <table:table-cell office:value-type="float" office:value="1.30661694486" calcext:value-type="float">
            <text:p>1.30661694486</text:p>
          </table:table-cell>
          <table:table-cell office:value-type="float" office:value="1.31690258886" calcext:value-type="float">
            <text:p>1.31690258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5" calcext:value-type="float">
            <text:p>15</text:p>
          </table:table-cell>
          <table:table-cell office:value-type="float" office:value="1.26982530652667" calcext:value-type="float">
            <text:p>1.26982530652667</text:p>
          </table:table-cell>
          <table:table-cell office:value-type="float" office:value="0.0209996093406095" calcext:value-type="float">
            <text:p>0.02099960934061</text:p>
          </table:table-cell>
          <table:table-cell office:value-type="float" office:value="1.26679982886" calcext:value-type="float">
            <text:p>1.26679982886</text:p>
          </table:table-cell>
          <table:table-cell office:value-type="float" office:value="11.7397486066667" calcext:value-type="float">
            <text:p>11.7397486066667</text:p>
          </table:table-cell>
          <table:table-cell office:value-type="float" office:value="4.03879788666667" calcext:value-type="float">
            <text:p>4.03879788666667</text:p>
          </table:table-cell>
          <table:table-cell office:value-type="float" office:value="1.25050253586" calcext:value-type="float">
            <text:p>1.25050253586</text:p>
          </table:table-cell>
          <table:table-cell office:value-type="float" office:value="1.29217355486" calcext:value-type="float">
            <text:p>1.29217355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6" calcext:value-type="float">
            <text:p>16</text:p>
          </table:table-cell>
          <table:table-cell office:value-type="float" office:value="1.20327043852667" calcext:value-type="float">
            <text:p>1.20327043852667</text:p>
          </table:table-cell>
          <table:table-cell office:value-type="float" office:value="0.00561346077476386" calcext:value-type="float">
            <text:p>0.005613460774764</text:p>
          </table:table-cell>
          <table:table-cell office:value-type="float" office:value="1.20513922186" calcext:value-type="float">
            <text:p>1.20513922186</text:p>
          </table:table-cell>
          <table:table-cell office:value-type="float" office:value="12.11429294" calcext:value-type="float">
            <text:p>12.11429294</text:p>
          </table:table-cell>
          <table:table-cell office:value-type="float" office:value="4.29611688666667" calcext:value-type="float">
            <text:p>4.29611688666667</text:p>
          </table:table-cell>
          <table:table-cell office:value-type="float" office:value="1.19696094886" calcext:value-type="float">
            <text:p>1.19696094886</text:p>
          </table:table-cell>
          <table:table-cell office:value-type="float" office:value="1.20771114486" calcext:value-type="float">
            <text:p>1.207711144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7" calcext:value-type="float">
            <text:p>17</text:p>
          </table:table-cell>
          <table:table-cell office:value-type="float" office:value="1.25760601886" calcext:value-type="float">
            <text:p>1.25760601886</text:p>
          </table:table-cell>
          <table:table-cell office:value-type="float" office:value="0.016126703258417" calcext:value-type="float">
            <text:p>0.016126703258417</text:p>
          </table:table-cell>
          <table:table-cell office:value-type="float" office:value="1.25853684686" calcext:value-type="float">
            <text:p>1.25853684686</text:p>
          </table:table-cell>
          <table:table-cell office:value-type="float" office:value="13.1008996066667" calcext:value-type="float">
            <text:p>13.1008996066667</text:p>
          </table:table-cell>
          <table:table-cell office:value-type="float" office:value="4.57465388666667" calcext:value-type="float">
            <text:p>4.57465388666667</text:p>
          </table:table-cell>
          <table:table-cell office:value-type="float" office:value="1.24103406186" calcext:value-type="float">
            <text:p>1.24103406186</text:p>
          </table:table-cell>
          <table:table-cell office:value-type="float" office:value="1.27324714786" calcext:value-type="float">
            <text:p>1.273247147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8" calcext:value-type="float">
            <text:p>18</text:p>
          </table:table-cell>
          <table:table-cell office:value-type="float" office:value="1.30256586886" calcext:value-type="float">
            <text:p>1.30256586886</text:p>
          </table:table-cell>
          <table:table-cell office:value-type="float" office:value="0.0328913873507107" calcext:value-type="float">
            <text:p>0.032891387350711</text:p>
          </table:table-cell>
          <table:table-cell office:value-type="float" office:value="1.31920308186" calcext:value-type="float">
            <text:p>1.31920308186</text:p>
          </table:table-cell>
          <table:table-cell office:value-type="float" office:value="14.9772056066667" calcext:value-type="float">
            <text:p>14.9772056066667</text:p>
          </table:table-cell>
          <table:table-cell office:value-type="float" office:value="4.80450588666667" calcext:value-type="float">
            <text:p>4.80450588666667</text:p>
          </table:table-cell>
          <table:table-cell office:value-type="float" office:value="1.26467961586" calcext:value-type="float">
            <text:p>1.26467961586</text:p>
          </table:table-cell>
          <table:table-cell office:value-type="float" office:value="1.32381490886" calcext:value-type="float">
            <text:p>1.32381490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19" calcext:value-type="float">
            <text:p>19</text:p>
          </table:table-cell>
          <table:table-cell office:value-type="float" office:value="1.39834960452667" calcext:value-type="float">
            <text:p>1.39834960452667</text:p>
          </table:table-cell>
          <table:table-cell office:value-type="float" office:value="0.0130129259225235" calcext:value-type="float">
            <text:p>0.013012925922524</text:p>
          </table:table-cell>
          <table:table-cell office:value-type="float" office:value="1.39150997486" calcext:value-type="float">
            <text:p>1.39150997486</text:p>
          </table:table-cell>
          <table:table-cell office:value-type="float" office:value="16.22188494" calcext:value-type="float">
            <text:p>16.22188494</text:p>
          </table:table-cell>
          <table:table-cell office:value-type="float" office:value="5.19985288666667" calcext:value-type="float">
            <text:p>5.19985288666667</text:p>
          </table:table-cell>
          <table:table-cell office:value-type="float" office:value="1.39018275286" calcext:value-type="float">
            <text:p>1.39018275286</text:p>
          </table:table-cell>
          <table:table-cell office:value-type="float" office:value="1.41335608586" calcext:value-type="float">
            <text:p>1.413356085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20" calcext:value-type="float">
            <text:p>20</text:p>
          </table:table-cell>
          <table:table-cell office:value-type="float" office:value="1.38825069386" calcext:value-type="float">
            <text:p>1.38825069386</text:p>
          </table:table-cell>
          <table:table-cell office:value-type="float" office:value="0.0137165556197592" calcext:value-type="float">
            <text:p>0.013716555619759</text:p>
          </table:table-cell>
          <table:table-cell office:value-type="float" office:value="1.38258793186" calcext:value-type="float">
            <text:p>1.38258793186</text:p>
          </table:table-cell>
          <table:table-cell office:value-type="float" office:value="17.59584294" calcext:value-type="float">
            <text:p>17.59584294</text:p>
          </table:table-cell>
          <table:table-cell office:value-type="float" office:value="5.61550922" calcext:value-type="float">
            <text:p>5.61550922</text:p>
          </table:table-cell>
          <table:table-cell office:value-type="float" office:value="1.37827216686" calcext:value-type="float">
            <text:p>1.37827216686</text:p>
          </table:table-cell>
          <table:table-cell office:value-type="float" office:value="1.40389198286" calcext:value-type="float">
            <text:p>1.403891982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21" calcext:value-type="float">
            <text:p>21</text:p>
          </table:table-cell>
          <table:table-cell office:value-type="float" office:value="1.46243794886" calcext:value-type="float">
            <text:p>1.46243794886</text:p>
          </table:table-cell>
          <table:table-cell office:value-type="float" office:value="0.0241710123411577" calcext:value-type="float">
            <text:p>0.024171012341158</text:p>
          </table:table-cell>
          <table:table-cell office:value-type="float" office:value="1.45292828186" calcext:value-type="float">
            <text:p>1.45292828186</text:p>
          </table:table-cell>
          <table:table-cell office:value-type="float" office:value="19.2288966066667" calcext:value-type="float">
            <text:p>19.2288966066667</text:p>
          </table:table-cell>
          <table:table-cell office:value-type="float" office:value="5.92715488666667" calcext:value-type="float">
            <text:p>5.92715488666667</text:p>
          </table:table-cell>
          <table:table-cell office:value-type="float" office:value="1.44446807086" calcext:value-type="float">
            <text:p>1.44446807086</text:p>
          </table:table-cell>
          <table:table-cell office:value-type="float" office:value="1.48991749386" calcext:value-type="float">
            <text:p>1.489917493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22" calcext:value-type="float">
            <text:p>22</text:p>
          </table:table-cell>
          <table:table-cell office:value-type="float" office:value="1.54745266586" calcext:value-type="float">
            <text:p>1.54745266586</text:p>
          </table:table-cell>
          <table:table-cell office:value-type="float" office:value="0.0186630032807859" calcext:value-type="float">
            <text:p>0.018663003280786</text:p>
          </table:table-cell>
          <table:table-cell office:value-type="float" office:value="1.55373961486" calcext:value-type="float">
            <text:p>1.55373961486</text:p>
          </table:table-cell>
          <table:table-cell office:value-type="float" office:value="22.26144394" calcext:value-type="float">
            <text:p>22.26144394</text:p>
          </table:table-cell>
          <table:table-cell office:value-type="float" office:value="6.00341655333333" calcext:value-type="float">
            <text:p>6.00341655333333</text:p>
          </table:table-cell>
          <table:table-cell office:value-type="float" office:value="1.52645804586" calcext:value-type="float">
            <text:p>1.52645804586</text:p>
          </table:table-cell>
          <table:table-cell office:value-type="float" office:value="1.56216033686" calcext:value-type="float">
            <text:p>1.562160336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23" calcext:value-type="float">
            <text:p>23</text:p>
          </table:table-cell>
          <table:table-cell office:value-type="float" office:value="1.57807170186" calcext:value-type="float">
            <text:p>1.57807170186</text:p>
          </table:table-cell>
          <table:table-cell office:value-type="float" office:value="0.0554505385863483" calcext:value-type="float">
            <text:p>0.055450538586348</text:p>
          </table:table-cell>
          <table:table-cell office:value-type="float" office:value="1.55136659086" calcext:value-type="float">
            <text:p>1.55136659086</text:p>
          </table:table-cell>
          <table:table-cell office:value-type="float" office:value="23.9831902733333" calcext:value-type="float">
            <text:p>23.9831902733333</text:p>
          </table:table-cell>
          <table:table-cell office:value-type="float" office:value="6.82005622" calcext:value-type="float">
            <text:p>6.82005622</text:p>
          </table:table-cell>
          <table:table-cell office:value-type="float" office:value="1.54102693586" calcext:value-type="float">
            <text:p>1.54102693586</text:p>
          </table:table-cell>
          <table:table-cell office:value-type="float" office:value="1.64182157886" calcext:value-type="float">
            <text:p>1.64182157886</text:p>
          </table:table-cell>
        </table:table-row>
        <table:table-row table:style-name="ro1" table:visibility="filter">
          <table:table-cell office:value-type="string" calcext:value-type="string">
            <text:p>COLUMN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office:value-type="float" office:value="1.57014817452667" calcext:value-type="float">
            <text:p>1.57014817452667</text:p>
          </table:table-cell>
          <table:table-cell office:value-type="float" office:value="0.038698884901988" calcext:value-type="float">
            <text:p>0.038698884901988</text:p>
          </table:table-cell>
          <table:table-cell office:value-type="float" office:value="1.55365682486" calcext:value-type="float">
            <text:p>1.55365682486</text:p>
          </table:table-cell>
          <table:table-cell office:value-type="float" office:value="25.8750856066667" calcext:value-type="float">
            <text:p>25.8750856066667</text:p>
          </table:table-cell>
          <table:table-cell office:value-type="float" office:value="7.26614055333333" calcext:value-type="float">
            <text:p>7.26614055333333</text:p>
          </table:table-cell>
          <table:table-cell office:value-type="float" office:value="1.54242677786" calcext:value-type="float">
            <text:p>1.54242677786</text:p>
          </table:table-cell>
          <table:table-cell office:value-type="float" office:value="1.61436092086" calcext:value-type="float">
            <text:p>1.61436092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1.7373789795267" calcext:value-type="float">
            <text:p>21.7373789795267</text:p>
          </table:table-cell>
          <table:table-cell office:value-type="float" office:value="0.193448968992931" calcext:value-type="float">
            <text:p>0.193448968992931</text:p>
          </table:table-cell>
          <table:table-cell office:value-type="float" office:value="21.68497898286" calcext:value-type="float">
            <text:p>21.68497898286</text:p>
          </table:table-cell>
          <table:table-cell office:value-type="float" office:value="20.5722492733333" calcext:value-type="float">
            <text:p>20.5722492733333</text:p>
          </table:table-cell>
          <table:table-cell office:value-type="float" office:value="1.13663522" calcext:value-type="float">
            <text:p>1.13663522</text:p>
          </table:table-cell>
          <table:table-cell office:value-type="float" office:value="21.57552796386" calcext:value-type="float">
            <text:p>21.57552796386</text:p>
          </table:table-cell>
          <table:table-cell office:value-type="float" office:value="21.95162999186" calcext:value-type="float">
            <text:p>21.95162999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0.99773124586" calcext:value-type="float">
            <text:p>10.99773124586</text:p>
          </table:table-cell>
          <table:table-cell office:value-type="float" office:value="0.0180070328004782" calcext:value-type="float">
            <text:p>0.018007032800478</text:p>
          </table:table-cell>
          <table:table-cell office:value-type="float" office:value="11.00466169986" calcext:value-type="float">
            <text:p>11.00466169986</text:p>
          </table:table-cell>
          <table:table-cell office:value-type="float" office:value="20.55409594" calcext:value-type="float">
            <text:p>20.55409594</text:p>
          </table:table-cell>
          <table:table-cell office:value-type="float" office:value="1.16497655333333" calcext:value-type="float">
            <text:p>1.16497655333333</text:p>
          </table:table-cell>
          <table:table-cell office:value-type="float" office:value="10.97728868586" calcext:value-type="float">
            <text:p>10.97728868586</text:p>
          </table:table-cell>
          <table:table-cell office:value-type="float" office:value="11.01124335186" calcext:value-type="float">
            <text:p>11.01124335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7.56618664919333" calcext:value-type="float">
            <text:p>7.56618664919333</text:p>
          </table:table-cell>
          <table:table-cell office:value-type="float" office:value="0.0483433549642418" calcext:value-type="float">
            <text:p>0.048343354964242</text:p>
          </table:table-cell>
          <table:table-cell office:value-type="float" office:value="7.58127870586" calcext:value-type="float">
            <text:p>7.58127870586</text:p>
          </table:table-cell>
          <table:table-cell office:value-type="float" office:value="20.7853116066667" calcext:value-type="float">
            <text:p>20.7853116066667</text:p>
          </table:table-cell>
          <table:table-cell office:value-type="float" office:value="1.26460888666667" calcext:value-type="float">
            <text:p>1.26460888666667</text:p>
          </table:table-cell>
          <table:table-cell office:value-type="float" office:value="7.51209760486" calcext:value-type="float">
            <text:p>7.51209760486</text:p>
          </table:table-cell>
          <table:table-cell office:value-type="float" office:value="7.60518363686" calcext:value-type="float">
            <text:p>7.605183636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5.82290478619333" calcext:value-type="float">
            <text:p>5.82290478619333</text:p>
          </table:table-cell>
          <table:table-cell office:value-type="float" office:value="0.153249104840991" calcext:value-type="float">
            <text:p>0.153249104840991</text:p>
          </table:table-cell>
          <table:table-cell office:value-type="float" office:value="5.76484919686" calcext:value-type="float">
            <text:p>5.76484919686</text:p>
          </table:table-cell>
          <table:table-cell office:value-type="float" office:value="20.7906082733333" calcext:value-type="float">
            <text:p>20.7906082733333</text:p>
          </table:table-cell>
          <table:table-cell office:value-type="float" office:value="1.36617655333333" calcext:value-type="float">
            <text:p>1.36617655333333</text:p>
          </table:table-cell>
          <table:table-cell office:value-type="float" office:value="5.70716570086" calcext:value-type="float">
            <text:p>5.70716570086</text:p>
          </table:table-cell>
          <table:table-cell office:value-type="float" office:value="5.99669946086" calcext:value-type="float">
            <text:p>5.99669946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5" calcext:value-type="float">
            <text:p>5</text:p>
          </table:table-cell>
          <table:table-cell office:value-type="float" office:value="4.74643766552667" calcext:value-type="float">
            <text:p>4.74643766552667</text:p>
          </table:table-cell>
          <table:table-cell office:value-type="float" office:value="0.0763159817279314" calcext:value-type="float">
            <text:p>0.076315981727932</text:p>
          </table:table-cell>
          <table:table-cell office:value-type="float" office:value="4.70330121586" calcext:value-type="float">
            <text:p>4.70330121586</text:p>
          </table:table-cell>
          <table:table-cell office:value-type="float" office:value="21.0849612733333" calcext:value-type="float">
            <text:p>21.0849612733333</text:p>
          </table:table-cell>
          <table:table-cell office:value-type="float" office:value="1.53689788666667" calcext:value-type="float">
            <text:p>1.53689788666667</text:p>
          </table:table-cell>
          <table:table-cell office:value-type="float" office:value="4.70145843286" calcext:value-type="float">
            <text:p>4.70145843286</text:p>
          </table:table-cell>
          <table:table-cell office:value-type="float" office:value="4.83455334786" calcext:value-type="float">
            <text:p>4.83455334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6" calcext:value-type="float">
            <text:p>6</text:p>
          </table:table-cell>
          <table:table-cell office:value-type="float" office:value="3.95114257686" calcext:value-type="float">
            <text:p>3.95114257686</text:p>
          </table:table-cell>
          <table:table-cell office:value-type="float" office:value="0.0308840419879815" calcext:value-type="float">
            <text:p>0.030884041987982</text:p>
          </table:table-cell>
          <table:table-cell office:value-type="float" office:value="3.94653725386" calcext:value-type="float">
            <text:p>3.94653725386</text:p>
          </table:table-cell>
          <table:table-cell office:value-type="float" office:value="21.14927194" calcext:value-type="float">
            <text:p>21.14927194</text:p>
          </table:table-cell>
          <table:table-cell office:value-type="float" office:value="1.69772955333333" calcext:value-type="float">
            <text:p>1.69772955333333</text:p>
          </table:table-cell>
          <table:table-cell office:value-type="float" office:value="3.92281980286" calcext:value-type="float">
            <text:p>3.92281980286</text:p>
          </table:table-cell>
          <table:table-cell office:value-type="float" office:value="3.98407067386" calcext:value-type="float">
            <text:p>3.984070673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7" calcext:value-type="float">
            <text:p>7</text:p>
          </table:table-cell>
          <table:table-cell office:value-type="float" office:value="3.59287934186" calcext:value-type="float">
            <text:p>3.59287934186</text:p>
          </table:table-cell>
          <table:table-cell office:value-type="float" office:value="0.0203797256430208" calcext:value-type="float">
            <text:p>0.020379725643021</text:p>
          </table:table-cell>
          <table:table-cell office:value-type="float" office:value="3.58660576386" calcext:value-type="float">
            <text:p>3.58660576386</text:p>
          </table:table-cell>
          <table:table-cell office:value-type="float" office:value="21.6192882733333" calcext:value-type="float">
            <text:p>21.6192882733333</text:p>
          </table:table-cell>
          <table:table-cell office:value-type="float" office:value="1.94415488666667" calcext:value-type="float">
            <text:p>1.94415488666667</text:p>
          </table:table-cell>
          <table:table-cell office:value-type="float" office:value="3.57637395986" calcext:value-type="float">
            <text:p>3.57637395986</text:p>
          </table:table-cell>
          <table:table-cell office:value-type="float" office:value="3.61565830186" calcext:value-type="float">
            <text:p>3.61565830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3.20168533519333" calcext:value-type="float">
            <text:p>3.20168533519333</text:p>
          </table:table-cell>
          <table:table-cell office:value-type="float" office:value="0.015119973892758" calcext:value-type="float">
            <text:p>0.015119973892758</text:p>
          </table:table-cell>
          <table:table-cell office:value-type="float" office:value="3.20950637886" calcext:value-type="float">
            <text:p>3.20950637886</text:p>
          </table:table-cell>
          <table:table-cell office:value-type="float" office:value="21.97526194" calcext:value-type="float">
            <text:p>21.97526194</text:p>
          </table:table-cell>
          <table:table-cell office:value-type="float" office:value="2.17784222" calcext:value-type="float">
            <text:p>2.17784222</text:p>
          </table:table-cell>
          <table:table-cell office:value-type="float" office:value="3.18425678586" calcext:value-type="float">
            <text:p>3.18425678586</text:p>
          </table:table-cell>
          <table:table-cell office:value-type="float" office:value="3.21129284086" calcext:value-type="float">
            <text:p>3.21129284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9" calcext:value-type="float">
            <text:p>9</text:p>
          </table:table-cell>
          <table:table-cell office:value-type="float" office:value="3.04301086786" calcext:value-type="float">
            <text:p>3.04301086786</text:p>
          </table:table-cell>
          <table:table-cell office:value-type="float" office:value="0.0297757890519442" calcext:value-type="float">
            <text:p>0.029775789051944</text:p>
          </table:table-cell>
          <table:table-cell office:value-type="float" office:value="3.04043485786" calcext:value-type="float">
            <text:p>3.04043485786</text:p>
          </table:table-cell>
          <table:table-cell office:value-type="float" office:value="22.42845994" calcext:value-type="float">
            <text:p>22.42845994</text:p>
          </table:table-cell>
          <table:table-cell office:value-type="float" office:value="2.51234788666667" calcext:value-type="float">
            <text:p>2.51234788666667</text:p>
          </table:table-cell>
          <table:table-cell office:value-type="float" office:value="3.01460677386" calcext:value-type="float">
            <text:p>3.01460677386</text:p>
          </table:table-cell>
          <table:table-cell office:value-type="float" office:value="3.07399097186" calcext:value-type="float">
            <text:p>3.07399097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0" calcext:value-type="float">
            <text:p>10</text:p>
          </table:table-cell>
          <table:table-cell office:value-type="float" office:value="2.89983181386" calcext:value-type="float">
            <text:p>2.89983181386</text:p>
          </table:table-cell>
          <table:table-cell office:value-type="float" office:value="0.0113659928401689" calcext:value-type="float">
            <text:p>0.011365992840169</text:p>
          </table:table-cell>
          <table:table-cell office:value-type="float" office:value="2.89459083686" calcext:value-type="float">
            <text:p>2.89459083686</text:p>
          </table:table-cell>
          <table:table-cell office:value-type="float" office:value="23.5087306066667" calcext:value-type="float">
            <text:p>23.5087306066667</text:p>
          </table:table-cell>
          <table:table-cell office:value-type="float" office:value="2.70693955333333" calcext:value-type="float">
            <text:p>2.70693955333333</text:p>
          </table:table-cell>
          <table:table-cell office:value-type="float" office:value="2.89203189386" calcext:value-type="float">
            <text:p>2.89203189386</text:p>
          </table:table-cell>
          <table:table-cell office:value-type="float" office:value="2.91287271086" calcext:value-type="float">
            <text:p>2.91287271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1" calcext:value-type="float">
            <text:p>11</text:p>
          </table:table-cell>
          <table:table-cell office:value-type="float" office:value="2.73818389552667" calcext:value-type="float">
            <text:p>2.73818389552667</text:p>
          </table:table-cell>
          <table:table-cell office:value-type="float" office:value="0.00842599950459304" calcext:value-type="float">
            <text:p>0.008425999504593</text:p>
          </table:table-cell>
          <table:table-cell office:value-type="float" office:value="2.73891754286" calcext:value-type="float">
            <text:p>2.73891754286</text:p>
          </table:table-cell>
          <table:table-cell office:value-type="float" office:value="23.9403952733333" calcext:value-type="float">
            <text:p>23.9403952733333</text:p>
          </table:table-cell>
          <table:table-cell office:value-type="float" office:value="3.14427588666667" calcext:value-type="float">
            <text:p>3.14427588666667</text:p>
          </table:table-cell>
          <table:table-cell office:value-type="float" office:value="2.72941506086" calcext:value-type="float">
            <text:p>2.72941506086</text:p>
          </table:table-cell>
          <table:table-cell office:value-type="float" office:value="2.74621908286" calcext:value-type="float">
            <text:p>2.74621908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2" calcext:value-type="float">
            <text:p>12</text:p>
          </table:table-cell>
          <table:table-cell office:value-type="float" office:value="2.70019171186" calcext:value-type="float">
            <text:p>2.70019171186</text:p>
          </table:table-cell>
          <table:table-cell office:value-type="float" office:value="0.00820782866615405" calcext:value-type="float">
            <text:p>0.008207828666154</text:p>
          </table:table-cell>
          <table:table-cell office:value-type="float" office:value="2.70266322486" calcext:value-type="float">
            <text:p>2.70266322486</text:p>
          </table:table-cell>
          <table:table-cell office:value-type="float" office:value="24.6772762733333" calcext:value-type="float">
            <text:p>24.6772762733333</text:p>
          </table:table-cell>
          <table:table-cell office:value-type="float" office:value="3.40166355333333" calcext:value-type="float">
            <text:p>3.40166355333333</text:p>
          </table:table-cell>
          <table:table-cell office:value-type="float" office:value="2.69103211986" calcext:value-type="float">
            <text:p>2.69103211986</text:p>
          </table:table-cell>
          <table:table-cell office:value-type="float" office:value="2.70687979086" calcext:value-type="float">
            <text:p>2.706879790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3" calcext:value-type="float">
            <text:p>13</text:p>
          </table:table-cell>
          <table:table-cell office:value-type="float" office:value="2.90105112852667" calcext:value-type="float">
            <text:p>2.90105112852667</text:p>
          </table:table-cell>
          <table:table-cell office:value-type="float" office:value="0.132982291900775" calcext:value-type="float">
            <text:p>0.132982291900775</text:p>
          </table:table-cell>
          <table:table-cell office:value-type="float" office:value="2.83502092886" calcext:value-type="float">
            <text:p>2.83502092886</text:p>
          </table:table-cell>
          <table:table-cell office:value-type="float" office:value="26.2819916066667" calcext:value-type="float">
            <text:p>26.2819916066667</text:p>
          </table:table-cell>
          <table:table-cell office:value-type="float" office:value="3.60821455333333" calcext:value-type="float">
            <text:p>3.60821455333333</text:p>
          </table:table-cell>
          <table:table-cell office:value-type="float" office:value="2.81400666186" calcext:value-type="float">
            <text:p>2.81400666186</text:p>
          </table:table-cell>
          <table:table-cell office:value-type="float" office:value="3.05412579486" calcext:value-type="float">
            <text:p>3.054125794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4" calcext:value-type="float">
            <text:p>14</text:p>
          </table:table-cell>
          <table:table-cell office:value-type="float" office:value="2.79668699819333" calcext:value-type="float">
            <text:p>2.79668699819333</text:p>
          </table:table-cell>
          <table:table-cell office:value-type="float" office:value="0.09119163549596" calcext:value-type="float">
            <text:p>0.09119163549596</text:p>
          </table:table-cell>
          <table:table-cell office:value-type="float" office:value="2.84863157686" calcext:value-type="float">
            <text:p>2.84863157686</text:p>
          </table:table-cell>
          <table:table-cell office:value-type="float" office:value="27.55955794" calcext:value-type="float">
            <text:p>27.55955794</text:p>
          </table:table-cell>
          <table:table-cell office:value-type="float" office:value="3.81341055333333" calcext:value-type="float">
            <text:p>3.81341055333333</text:p>
          </table:table-cell>
          <table:table-cell office:value-type="float" office:value="2.69139109986" calcext:value-type="float">
            <text:p>2.69139109986</text:p>
          </table:table-cell>
          <table:table-cell office:value-type="float" office:value="2.85003831786" calcext:value-type="float">
            <text:p>2.85003831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5" calcext:value-type="float">
            <text:p>15</text:p>
          </table:table-cell>
          <table:table-cell office:value-type="float" office:value="2.73724136086" calcext:value-type="float">
            <text:p>2.73724136086</text:p>
          </table:table-cell>
          <table:table-cell office:value-type="float" office:value="0.0149257327558064" calcext:value-type="float">
            <text:p>0.014925732755807</text:p>
          </table:table-cell>
          <table:table-cell office:value-type="float" office:value="2.73442889686" calcext:value-type="float">
            <text:p>2.73442889686</text:p>
          </table:table-cell>
          <table:table-cell office:value-type="float" office:value="28.8549202733333" calcext:value-type="float">
            <text:p>28.8549202733333</text:p>
          </table:table-cell>
          <table:table-cell office:value-type="float" office:value="4.02719855333333" calcext:value-type="float">
            <text:p>4.02719855333333</text:p>
          </table:table-cell>
          <table:table-cell office:value-type="float" office:value="2.72392193386" calcext:value-type="float">
            <text:p>2.72392193386</text:p>
          </table:table-cell>
          <table:table-cell office:value-type="float" office:value="2.75337325186" calcext:value-type="float">
            <text:p>2.75337325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6" calcext:value-type="float">
            <text:p>16</text:p>
          </table:table-cell>
          <table:table-cell office:value-type="float" office:value="2.61255649086" calcext:value-type="float">
            <text:p>2.61255649086</text:p>
          </table:table-cell>
          <table:table-cell office:value-type="float" office:value="0.0390016344040109" calcext:value-type="float">
            <text:p>0.039001634404011</text:p>
          </table:table-cell>
          <table:table-cell office:value-type="float" office:value="2.63045166086" calcext:value-type="float">
            <text:p>2.63045166086</text:p>
          </table:table-cell>
          <table:table-cell office:value-type="float" office:value="29.9431846066667" calcext:value-type="float">
            <text:p>29.9431846066667</text:p>
          </table:table-cell>
          <table:table-cell office:value-type="float" office:value="4.32757022" calcext:value-type="float">
            <text:p>4.32757022</text:p>
          </table:table-cell>
          <table:table-cell office:value-type="float" office:value="2.56781854886" calcext:value-type="float">
            <text:p>2.56781854886</text:p>
          </table:table-cell>
          <table:table-cell office:value-type="float" office:value="2.63939926286" calcext:value-type="float">
            <text:p>2.639399262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7" calcext:value-type="float">
            <text:p>17</text:p>
          </table:table-cell>
          <table:table-cell office:value-type="float" office:value="2.55770651919333" calcext:value-type="float">
            <text:p>2.55770651919333</text:p>
          </table:table-cell>
          <table:table-cell office:value-type="float" office:value="0.0322981932397286" calcext:value-type="float">
            <text:p>0.032298193239729</text:p>
          </table:table-cell>
          <table:table-cell office:value-type="float" office:value="2.55878971686" calcext:value-type="float">
            <text:p>2.55878971686</text:p>
          </table:table-cell>
          <table:table-cell office:value-type="float" office:value="31.0256442733333" calcext:value-type="float">
            <text:p>31.0256442733333</text:p>
          </table:table-cell>
          <table:table-cell office:value-type="float" office:value="4.49116955333333" calcext:value-type="float">
            <text:p>4.49116955333333</text:p>
          </table:table-cell>
          <table:table-cell office:value-type="float" office:value="2.52488035286" calcext:value-type="float">
            <text:p>2.52488035286</text:p>
          </table:table-cell>
          <table:table-cell office:value-type="float" office:value="2.58944948786" calcext:value-type="float">
            <text:p>2.58944948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8" calcext:value-type="float">
            <text:p>18</text:p>
          </table:table-cell>
          <table:table-cell office:value-type="float" office:value="2.60343057886" calcext:value-type="float">
            <text:p>2.60343057886</text:p>
          </table:table-cell>
          <table:table-cell office:value-type="float" office:value="0.107982466487087" calcext:value-type="float">
            <text:p>0.107982466487087</text:p>
          </table:table-cell>
          <table:table-cell office:value-type="float" office:value="2.57588794986" calcext:value-type="float">
            <text:p>2.57588794986</text:p>
          </table:table-cell>
          <table:table-cell office:value-type="float" office:value="32.66618794" calcext:value-type="float">
            <text:p>32.66618794</text:p>
          </table:table-cell>
          <table:table-cell office:value-type="float" office:value="4.97942555333333" calcext:value-type="float">
            <text:p>4.97942555333333</text:p>
          </table:table-cell>
          <table:table-cell office:value-type="float" office:value="2.51188681486" calcext:value-type="float">
            <text:p>2.51188681486</text:p>
          </table:table-cell>
          <table:table-cell office:value-type="float" office:value="2.72251697186" calcext:value-type="float">
            <text:p>2.72251697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19" calcext:value-type="float">
            <text:p>19</text:p>
          </table:table-cell>
          <table:table-cell office:value-type="float" office:value="2.50103157152667" calcext:value-type="float">
            <text:p>2.50103157152667</text:p>
          </table:table-cell>
          <table:table-cell office:value-type="float" office:value="0.0535693834103166" calcext:value-type="float">
            <text:p>0.053569383410317</text:p>
          </table:table-cell>
          <table:table-cell office:value-type="float" office:value="2.52740763586" calcext:value-type="float">
            <text:p>2.52740763586</text:p>
          </table:table-cell>
          <table:table-cell office:value-type="float" office:value="33.6800952733333" calcext:value-type="float">
            <text:p>33.6800952733333</text:p>
          </table:table-cell>
          <table:table-cell office:value-type="float" office:value="5.14326822" calcext:value-type="float">
            <text:p>5.14326822</text:p>
          </table:table-cell>
          <table:table-cell office:value-type="float" office:value="2.43938834086" calcext:value-type="float">
            <text:p>2.43938834086</text:p>
          </table:table-cell>
          <table:table-cell office:value-type="float" office:value="2.53629873786" calcext:value-type="float">
            <text:p>2.53629873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20" calcext:value-type="float">
            <text:p>20</text:p>
          </table:table-cell>
          <table:table-cell office:value-type="float" office:value="2.44401524586" calcext:value-type="float">
            <text:p>2.44401524586</text:p>
          </table:table-cell>
          <table:table-cell office:value-type="float" office:value="0.0330678661493666" calcext:value-type="float">
            <text:p>0.033067866149367</text:p>
          </table:table-cell>
          <table:table-cell office:value-type="float" office:value="2.44495319586" calcext:value-type="float">
            <text:p>2.44495319586</text:p>
          </table:table-cell>
          <table:table-cell office:value-type="float" office:value="35.63877994" calcext:value-type="float">
            <text:p>35.63877994</text:p>
          </table:table-cell>
          <table:table-cell office:value-type="float" office:value="5.61754488666667" calcext:value-type="float">
            <text:p>5.61754488666667</text:p>
          </table:table-cell>
          <table:table-cell office:value-type="float" office:value="2.41048838286" calcext:value-type="float">
            <text:p>2.41048838286</text:p>
          </table:table-cell>
          <table:table-cell office:value-type="float" office:value="2.47660415886" calcext:value-type="float">
            <text:p>2.476604158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21" calcext:value-type="float">
            <text:p>21</text:p>
          </table:table-cell>
          <table:table-cell office:value-type="float" office:value="2.47622063352667" calcext:value-type="float">
            <text:p>2.47622063352667</text:p>
          </table:table-cell>
          <table:table-cell office:value-type="float" office:value="0.0255244265922751" calcext:value-type="float">
            <text:p>0.025524426592275</text:p>
          </table:table-cell>
          <table:table-cell office:value-type="float" office:value="2.47379938686" calcext:value-type="float">
            <text:p>2.47379938686</text:p>
          </table:table-cell>
          <table:table-cell office:value-type="float" office:value="38.19195894" calcext:value-type="float">
            <text:p>38.19195894</text:p>
          </table:table-cell>
          <table:table-cell office:value-type="float" office:value="5.97993222" calcext:value-type="float">
            <text:p>5.97993222</text:p>
          </table:table-cell>
          <table:table-cell office:value-type="float" office:value="2.45199310586" calcext:value-type="float">
            <text:p>2.45199310586</text:p>
          </table:table-cell>
          <table:table-cell office:value-type="float" office:value="2.50286940786" calcext:value-type="float">
            <text:p>2.502869407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22" calcext:value-type="float">
            <text:p>22</text:p>
          </table:table-cell>
          <table:table-cell office:value-type="float" office:value="2.42307282152667" calcext:value-type="float">
            <text:p>2.42307282152667</text:p>
          </table:table-cell>
          <table:table-cell office:value-type="float" office:value="0.0180683739831945" calcext:value-type="float">
            <text:p>0.018068373983195</text:p>
          </table:table-cell>
          <table:table-cell office:value-type="float" office:value="2.42866547286" calcext:value-type="float">
            <text:p>2.42866547286</text:p>
          </table:table-cell>
          <table:table-cell office:value-type="float" office:value="40.14539994" calcext:value-type="float">
            <text:p>40.14539994</text:p>
          </table:table-cell>
          <table:table-cell office:value-type="float" office:value="6.41283222" calcext:value-type="float">
            <text:p>6.41283222</text:p>
          </table:table-cell>
          <table:table-cell office:value-type="float" office:value="2.40286937586" calcext:value-type="float">
            <text:p>2.40286937586</text:p>
          </table:table-cell>
          <table:table-cell office:value-type="float" office:value="2.43768361586" calcext:value-type="float">
            <text:p>2.437683615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23" calcext:value-type="float">
            <text:p>23</text:p>
          </table:table-cell>
          <table:table-cell office:value-type="float" office:value="2.50446086352667" calcext:value-type="float">
            <text:p>2.50446086352667</text:p>
          </table:table-cell>
          <table:table-cell office:value-type="float" office:value="0.01812928457586" calcext:value-type="float">
            <text:p>0.01812928457586</text:p>
          </table:table-cell>
          <table:table-cell office:value-type="float" office:value="2.50926910686" calcext:value-type="float">
            <text:p>2.50926910686</text:p>
          </table:table-cell>
          <table:table-cell office:value-type="float" office:value="43.1819556066667" calcext:value-type="float">
            <text:p>43.1819556066667</text:p>
          </table:table-cell>
          <table:table-cell office:value-type="float" office:value="6.82936122" calcext:value-type="float">
            <text:p>6.82936122</text:p>
          </table:table-cell>
          <table:table-cell office:value-type="float" office:value="2.48441215186" calcext:value-type="float">
            <text:p>2.48441215186</text:p>
          </table:table-cell>
          <table:table-cell office:value-type="float" office:value="2.51970133186" calcext:value-type="float">
            <text:p>2.51970133186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office:value-type="float" office:value="2.50337894552667" calcext:value-type="float">
            <text:p>2.50337894552667</text:p>
          </table:table-cell>
          <table:table-cell office:value-type="float" office:value="0.00388842486492543" calcext:value-type="float">
            <text:p>0.003888424864925</text:p>
          </table:table-cell>
          <table:table-cell office:value-type="float" office:value="2.50323427886" calcext:value-type="float">
            <text:p>2.50323427886</text:p>
          </table:table-cell>
          <table:table-cell office:value-type="float" office:value="48.1959112733333" calcext:value-type="float">
            <text:p>48.1959112733333</text:p>
          </table:table-cell>
          <table:table-cell office:value-type="float" office:value="7.19982122" calcext:value-type="float">
            <text:p>7.19982122</text:p>
          </table:table-cell>
          <table:table-cell office:value-type="float" office:value="2.49956487286" calcext:value-type="float">
            <text:p>2.49956487286</text:p>
          </table:table-cell>
          <table:table-cell office:value-type="float" office:value="2.50733768486" calcext:value-type="float">
            <text:p>2.50733768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.95917708686" calcext:value-type="float">
            <text:p>2.95917708686</text:p>
          </table:table-cell>
          <table:table-cell office:value-type="float" office:value="0.00978100235169233" calcext:value-type="float">
            <text:p>0.009781002351692</text:p>
          </table:table-cell>
          <table:table-cell office:value-type="float" office:value="2.95605784886" calcext:value-type="float">
            <text:p>2.95605784886</text:p>
          </table:table-cell>
          <table:table-cell office:value-type="float" office:value="1.82827227333333" calcext:value-type="float">
            <text:p>1.82827227333333</text:p>
          </table:table-cell>
          <table:table-cell office:value-type="float" office:value="1.12663055333333" calcext:value-type="float">
            <text:p>1.12663055333333</text:p>
          </table:table-cell>
          <table:table-cell office:value-type="float" office:value="2.95133613286" calcext:value-type="float">
            <text:p>2.95133613286</text:p>
          </table:table-cell>
          <table:table-cell office:value-type="float" office:value="2.97013727886" calcext:value-type="float">
            <text:p>2.97013727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.54065459252667" calcext:value-type="float">
            <text:p>1.54065459252667</text:p>
          </table:table-cell>
          <table:table-cell office:value-type="float" office:value="0.0132877050781975" calcext:value-type="float">
            <text:p>0.013287705078198</text:p>
          </table:table-cell>
          <table:table-cell office:value-type="float" office:value="1.54451632186" calcext:value-type="float">
            <text:p>1.54451632186</text:p>
          </table:table-cell>
          <table:table-cell office:value-type="float" office:value="1.85170294" calcext:value-type="float">
            <text:p>1.85170294</text:p>
          </table:table-cell>
          <table:table-cell office:value-type="float" office:value="1.19066288666667" calcext:value-type="float">
            <text:p>1.19066288666667</text:p>
          </table:table-cell>
          <table:table-cell office:value-type="float" office:value="1.52586377486" calcext:value-type="float">
            <text:p>1.52586377486</text:p>
          </table:table-cell>
          <table:table-cell office:value-type="float" office:value="1.55158368086" calcext:value-type="float">
            <text:p>1.551583680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1.08045587186" calcext:value-type="float">
            <text:p>1.08045587186</text:p>
          </table:table-cell>
          <table:table-cell office:value-type="float" office:value="0.0154323501306759" calcext:value-type="float">
            <text:p>0.015432350130676</text:p>
          </table:table-cell>
          <table:table-cell office:value-type="float" office:value="1.07978277386" calcext:value-type="float">
            <text:p>1.07978277386</text:p>
          </table:table-cell>
          <table:table-cell office:value-type="float" office:value="1.89900027333333" calcext:value-type="float">
            <text:p>1.89900027333333</text:p>
          </table:table-cell>
          <table:table-cell office:value-type="float" office:value="1.25139622" calcext:value-type="float">
            <text:p>1.25139622</text:p>
          </table:table-cell>
          <table:table-cell office:value-type="float" office:value="1.06537108386" calcext:value-type="float">
            <text:p>1.06537108386</text:p>
          </table:table-cell>
          <table:table-cell office:value-type="float" office:value="1.09621375786" calcext:value-type="float">
            <text:p>1.096213757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0.826155048526667" calcext:value-type="float">
            <text:p>0.826155048526667</text:p>
          </table:table-cell>
          <table:table-cell office:value-type="float" office:value="0.00311694619071654" calcext:value-type="float">
            <text:p>0.003116946190717</text:p>
          </table:table-cell>
          <table:table-cell office:value-type="float" office:value="0.82742004686" calcext:value-type="float">
            <text:p>0.82742004686</text:p>
          </table:table-cell>
          <table:table-cell office:value-type="float" office:value="1.90101660666667" calcext:value-type="float">
            <text:p>1.90101660666667</text:p>
          </table:table-cell>
          <table:table-cell office:value-type="float" office:value="1.34314988666667" calcext:value-type="float">
            <text:p>1.34314988666667</text:p>
          </table:table-cell>
          <table:table-cell office:value-type="float" office:value="0.82260446986" calcext:value-type="float">
            <text:p>0.82260446986</text:p>
          </table:table-cell>
          <table:table-cell office:value-type="float" office:value="0.82844062886" calcext:value-type="float">
            <text:p>0.82844062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5" calcext:value-type="float">
            <text:p>5</text:p>
          </table:table-cell>
          <table:table-cell office:value-type="float" office:value="0.730293069193333" calcext:value-type="float">
            <text:p>0.730293069193333</text:p>
          </table:table-cell>
          <table:table-cell office:value-type="float" office:value="0.00584631524839583" calcext:value-type="float">
            <text:p>0.005846315248396</text:p>
          </table:table-cell>
          <table:table-cell office:value-type="float" office:value="0.72903756786" calcext:value-type="float">
            <text:p>0.72903756786</text:p>
          </table:table-cell>
          <table:table-cell office:value-type="float" office:value="1.93991827333333" calcext:value-type="float">
            <text:p>1.93991827333333</text:p>
          </table:table-cell>
          <table:table-cell office:value-type="float" office:value="1.54263688666667" calcext:value-type="float">
            <text:p>1.54263688666667</text:p>
          </table:table-cell>
          <table:table-cell office:value-type="float" office:value="0.72517650186" calcext:value-type="float">
            <text:p>0.72517650186</text:p>
          </table:table-cell>
          <table:table-cell office:value-type="float" office:value="0.73666513786" calcext:value-type="float">
            <text:p>0.736665137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6" calcext:value-type="float">
            <text:p>6</text:p>
          </table:table-cell>
          <table:table-cell office:value-type="float" office:value="0.632777664526667" calcext:value-type="float">
            <text:p>0.632777664526667</text:p>
          </table:table-cell>
          <table:table-cell office:value-type="float" office:value="0.00412950963501798" calcext:value-type="float">
            <text:p>0.004129509635018</text:p>
          </table:table-cell>
          <table:table-cell office:value-type="float" office:value="0.63340608186" calcext:value-type="float">
            <text:p>0.63340608186</text:p>
          </table:table-cell>
          <table:table-cell office:value-type="float" office:value="2.00987827333333" calcext:value-type="float">
            <text:p>2.00987827333333</text:p>
          </table:table-cell>
          <table:table-cell office:value-type="float" office:value="1.69735688666667" calcext:value-type="float">
            <text:p>1.69735688666667</text:p>
          </table:table-cell>
          <table:table-cell office:value-type="float" office:value="0.62836996486" calcext:value-type="float">
            <text:p>0.62836996486</text:p>
          </table:table-cell>
          <table:table-cell office:value-type="float" office:value="0.63655694686" calcext:value-type="float">
            <text:p>0.63655694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7" calcext:value-type="float">
            <text:p>7</text:p>
          </table:table-cell>
          <table:table-cell office:value-type="float" office:value="0.678147135193333" calcext:value-type="float">
            <text:p>0.678147135193333</text:p>
          </table:table-cell>
          <table:table-cell office:value-type="float" office:value="0.0156315356206331" calcext:value-type="float">
            <text:p>0.015631535620633</text:p>
          </table:table-cell>
          <table:table-cell office:value-type="float" office:value="0.68128343986" calcext:value-type="float">
            <text:p>0.68128343986</text:p>
          </table:table-cell>
          <table:table-cell office:value-type="float" office:value="2.24786427333333" calcext:value-type="float">
            <text:p>2.24786427333333</text:p>
          </table:table-cell>
          <table:table-cell office:value-type="float" office:value="1.95746422" calcext:value-type="float">
            <text:p>1.95746422</text:p>
          </table:table-cell>
          <table:table-cell office:value-type="float" office:value="0.66118523086" calcext:value-type="float">
            <text:p>0.66118523086</text:p>
          </table:table-cell>
          <table:table-cell office:value-type="float" office:value="0.69197273486" calcext:value-type="float">
            <text:p>0.69197273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0.599926284526667" calcext:value-type="float">
            <text:p>0.599926284526667</text:p>
          </table:table-cell>
          <table:table-cell office:value-type="float" office:value="0.00193131988521019" calcext:value-type="float">
            <text:p>0.00193131988521</text:p>
          </table:table-cell>
          <table:table-cell office:value-type="float" office:value="0.59898178286" calcext:value-type="float">
            <text:p>0.59898178286</text:p>
          </table:table-cell>
          <table:table-cell office:value-type="float" office:value="2.47807860666667" calcext:value-type="float">
            <text:p>2.47807860666667</text:p>
          </table:table-cell>
          <table:table-cell office:value-type="float" office:value="2.18310855333333" calcext:value-type="float">
            <text:p>2.18310855333333</text:p>
          </table:table-cell>
          <table:table-cell office:value-type="float" office:value="0.59864898286" calcext:value-type="float">
            <text:p>0.59864898286</text:p>
          </table:table-cell>
          <table:table-cell office:value-type="float" office:value="0.60214808786" calcext:value-type="float">
            <text:p>0.602148087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9" calcext:value-type="float">
            <text:p>9</text:p>
          </table:table-cell>
          <table:table-cell office:value-type="float" office:value="0.652326575193333" calcext:value-type="float">
            <text:p>0.652326575193333</text:p>
          </table:table-cell>
          <table:table-cell office:value-type="float" office:value="0.00321397254052772" calcext:value-type="float">
            <text:p>0.003213972540528</text:p>
          </table:table-cell>
          <table:table-cell office:value-type="float" office:value="0.65227391786" calcext:value-type="float">
            <text:p>0.65227391786</text:p>
          </table:table-cell>
          <table:table-cell office:value-type="float" office:value="2.83532260666667" calcext:value-type="float">
            <text:p>2.83532260666667</text:p>
          </table:table-cell>
          <table:table-cell office:value-type="float" office:value="2.45502522" calcext:value-type="float">
            <text:p>2.45502522</text:p>
          </table:table-cell>
          <table:table-cell office:value-type="float" office:value="0.64913925486" calcext:value-type="float">
            <text:p>0.64913925486</text:p>
          </table:table-cell>
          <table:table-cell office:value-type="float" office:value="0.65556655286" calcext:value-type="float">
            <text:p>0.655566552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0" calcext:value-type="float">
            <text:p>10</text:p>
          </table:table-cell>
          <table:table-cell office:value-type="float" office:value="0.611029573526667" calcext:value-type="float">
            <text:p>0.611029573526667</text:p>
          </table:table-cell>
          <table:table-cell office:value-type="float" office:value="0.00409633997620733" calcext:value-type="float">
            <text:p>0.004096339976207</text:p>
          </table:table-cell>
          <table:table-cell office:value-type="float" office:value="0.60867402786" calcext:value-type="float">
            <text:p>0.60867402786</text:p>
          </table:table-cell>
          <table:table-cell office:value-type="float" office:value="3.14026627333333" calcext:value-type="float">
            <text:p>3.14026627333333</text:p>
          </table:table-cell>
          <table:table-cell office:value-type="float" office:value="2.77772055333333" calcext:value-type="float">
            <text:p>2.77772055333333</text:p>
          </table:table-cell>
          <table:table-cell office:value-type="float" office:value="0.60865508586" calcext:value-type="float">
            <text:p>0.60865508586</text:p>
          </table:table-cell>
          <table:table-cell office:value-type="float" office:value="0.61575960686" calcext:value-type="float">
            <text:p>0.61575960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1" calcext:value-type="float">
            <text:p>11</text:p>
          </table:table-cell>
          <table:table-cell office:value-type="float" office:value="0.66217161886" calcext:value-type="float">
            <text:p>0.66217161886</text:p>
          </table:table-cell>
          <table:table-cell office:value-type="float" office:value="0.00455987112845792" calcext:value-type="float">
            <text:p>0.004559871128458</text:p>
          </table:table-cell>
          <table:table-cell office:value-type="float" office:value="0.66104369086" calcext:value-type="float">
            <text:p>0.66104369086</text:p>
          </table:table-cell>
          <table:table-cell office:value-type="float" office:value="3.54807527333333" calcext:value-type="float">
            <text:p>3.54807527333333</text:p>
          </table:table-cell>
          <table:table-cell office:value-type="float" office:value="3.06001988666667" calcext:value-type="float">
            <text:p>3.06001988666667</text:p>
          </table:table-cell>
          <table:table-cell office:value-type="float" office:value="0.65828156686" calcext:value-type="float">
            <text:p>0.65828156686</text:p>
          </table:table-cell>
          <table:table-cell office:value-type="float" office:value="0.66718959886" calcext:value-type="float">
            <text:p>0.667189598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2" calcext:value-type="float">
            <text:p>12</text:p>
          </table:table-cell>
          <table:table-cell office:value-type="float" office:value="0.633035468526667" calcext:value-type="float">
            <text:p>0.633035468526667</text:p>
          </table:table-cell>
          <table:table-cell office:value-type="float" office:value="0.00344888694388067" calcext:value-type="float">
            <text:p>0.003448886943881</text:p>
          </table:table-cell>
          <table:table-cell office:value-type="float" office:value="0.63490402486" calcext:value-type="float">
            <text:p>0.63490402486</text:p>
          </table:table-cell>
          <table:table-cell office:value-type="float" office:value="3.88314694" calcext:value-type="float">
            <text:p>3.88314694</text:p>
          </table:table-cell>
          <table:table-cell office:value-type="float" office:value="3.47219388666667" calcext:value-type="float">
            <text:p>3.47219388666667</text:p>
          </table:table-cell>
          <table:table-cell office:value-type="float" office:value="0.62905550586" calcext:value-type="float">
            <text:p>0.62905550586</text:p>
          </table:table-cell>
          <table:table-cell office:value-type="float" office:value="0.63514687486" calcext:value-type="float">
            <text:p>0.635146874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3" calcext:value-type="float">
            <text:p>13</text:p>
          </table:table-cell>
          <table:table-cell office:value-type="float" office:value="0.735977597193333" calcext:value-type="float">
            <text:p>0.735977597193333</text:p>
          </table:table-cell>
          <table:table-cell office:value-type="float" office:value="0.00237456622719655" calcext:value-type="float">
            <text:p>0.002374566227197</text:p>
          </table:table-cell>
          <table:table-cell office:value-type="float" office:value="0.73624988686" calcext:value-type="float">
            <text:p>0.73624988686</text:p>
          </table:table-cell>
          <table:table-cell office:value-type="float" office:value="4.29387027333333" calcext:value-type="float">
            <text:p>4.29387027333333</text:p>
          </table:table-cell>
          <table:table-cell office:value-type="float" office:value="3.60525322" calcext:value-type="float">
            <text:p>3.60525322</text:p>
          </table:table-cell>
          <table:table-cell office:value-type="float" office:value="0.73347862386" calcext:value-type="float">
            <text:p>0.73347862386</text:p>
          </table:table-cell>
          <table:table-cell office:value-type="float" office:value="0.73820428086" calcext:value-type="float">
            <text:p>0.738204280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4" calcext:value-type="float">
            <text:p>14</text:p>
          </table:table-cell>
          <table:table-cell office:value-type="float" office:value="0.698982851526667" calcext:value-type="float">
            <text:p>0.698982851526667</text:p>
          </table:table-cell>
          <table:table-cell office:value-type="float" office:value="0.00138121010571065" calcext:value-type="float">
            <text:p>0.001381210105711</text:p>
          </table:table-cell>
          <table:table-cell office:value-type="float" office:value="0.69903498486" calcext:value-type="float">
            <text:p>0.69903498486</text:p>
          </table:table-cell>
          <table:table-cell office:value-type="float" office:value="4.57967427333333" calcext:value-type="float">
            <text:p>4.57967427333333</text:p>
          </table:table-cell>
          <table:table-cell office:value-type="float" office:value="3.81033555333333" calcext:value-type="float">
            <text:p>3.81033555333333</text:p>
          </table:table-cell>
          <table:table-cell office:value-type="float" office:value="0.69757631286" calcext:value-type="float">
            <text:p>0.69757631286</text:p>
          </table:table-cell>
          <table:table-cell office:value-type="float" office:value="0.70033725686" calcext:value-type="float">
            <text:p>0.70033725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5" calcext:value-type="float">
            <text:p>15</text:p>
          </table:table-cell>
          <table:table-cell office:value-type="float" office:value="0.701397801193333" calcext:value-type="float">
            <text:p>0.701397801193333</text:p>
          </table:table-cell>
          <table:table-cell office:value-type="float" office:value="0.00362731961742306" calcext:value-type="float">
            <text:p>0.003627319617423</text:p>
          </table:table-cell>
          <table:table-cell office:value-type="float" office:value="0.70286209986" calcext:value-type="float">
            <text:p>0.70286209986</text:p>
          </table:table-cell>
          <table:table-cell office:value-type="float" office:value="4.86684827333333" calcext:value-type="float">
            <text:p>4.86684827333333</text:p>
          </table:table-cell>
          <table:table-cell office:value-type="float" office:value="4.09344655333333" calcext:value-type="float">
            <text:p>4.09344655333333</text:p>
          </table:table-cell>
          <table:table-cell office:value-type="float" office:value="0.69726722286" calcext:value-type="float">
            <text:p>0.69726722286</text:p>
          </table:table-cell>
          <table:table-cell office:value-type="float" office:value="0.70406408086" calcext:value-type="float">
            <text:p>0.704064080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6" calcext:value-type="float">
            <text:p>16</text:p>
          </table:table-cell>
          <table:table-cell office:value-type="float" office:value="0.67925926686" calcext:value-type="float">
            <text:p>0.67925926686</text:p>
          </table:table-cell>
          <table:table-cell office:value-type="float" office:value="0.00934594093076825" calcext:value-type="float">
            <text:p>0.009345940930768</text:p>
          </table:table-cell>
          <table:table-cell office:value-type="float" office:value="0.67395065986" calcext:value-type="float">
            <text:p>0.67395065986</text:p>
          </table:table-cell>
          <table:table-cell office:value-type="float" office:value="5.21489427333333" calcext:value-type="float">
            <text:p>5.21489427333333</text:p>
          </table:table-cell>
          <table:table-cell office:value-type="float" office:value="4.24642555333333" calcext:value-type="float">
            <text:p>4.24642555333333</text:p>
          </table:table-cell>
          <table:table-cell office:value-type="float" office:value="0.67377657886" calcext:value-type="float">
            <text:p>0.67377657886</text:p>
          </table:table-cell>
          <table:table-cell office:value-type="float" office:value="0.69005056186" calcext:value-type="float">
            <text:p>0.690050561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7" calcext:value-type="float">
            <text:p>17</text:p>
          </table:table-cell>
          <table:table-cell office:value-type="float" office:value="0.701280758193333" calcext:value-type="float">
            <text:p>0.701280758193333</text:p>
          </table:table-cell>
          <table:table-cell office:value-type="float" office:value="0.0049952134359302" calcext:value-type="float">
            <text:p>0.00499521343593</text:p>
          </table:table-cell>
          <table:table-cell office:value-type="float" office:value="0.69910363486" calcext:value-type="float">
            <text:p>0.69910363486</text:p>
          </table:table-cell>
          <table:table-cell office:value-type="float" office:value="5.61062627333333" calcext:value-type="float">
            <text:p>5.61062627333333</text:p>
          </table:table-cell>
          <table:table-cell office:value-type="float" office:value="4.55547922" calcext:value-type="float">
            <text:p>4.55547922</text:p>
          </table:table-cell>
          <table:table-cell office:value-type="float" office:value="0.69774360286" calcext:value-type="float">
            <text:p>0.69774360286</text:p>
          </table:table-cell>
          <table:table-cell office:value-type="float" office:value="0.70699503686" calcext:value-type="float">
            <text:p>0.70699503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8" calcext:value-type="float">
            <text:p>18</text:p>
          </table:table-cell>
          <table:table-cell office:value-type="float" office:value="0.707851613526667" calcext:value-type="float">
            <text:p>0.707851613526667</text:p>
          </table:table-cell>
          <table:table-cell office:value-type="float" office:value="0.0393896656610015" calcext:value-type="float">
            <text:p>0.039389665661002</text:p>
          </table:table-cell>
          <table:table-cell office:value-type="float" office:value="0.68822318886" calcext:value-type="float">
            <text:p>0.68822318886</text:p>
          </table:table-cell>
          <table:table-cell office:value-type="float" office:value="6.14711794" calcext:value-type="float">
            <text:p>6.14711794</text:p>
          </table:table-cell>
          <table:table-cell office:value-type="float" office:value="4.83456522" calcext:value-type="float">
            <text:p>4.83456522</text:p>
          </table:table-cell>
          <table:table-cell office:value-type="float" office:value="0.68213289086" calcext:value-type="float">
            <text:p>0.68213289086</text:p>
          </table:table-cell>
          <table:table-cell office:value-type="float" office:value="0.75319876086" calcext:value-type="float">
            <text:p>0.753198760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19" calcext:value-type="float">
            <text:p>19</text:p>
          </table:table-cell>
          <table:table-cell office:value-type="float" office:value="0.719222743526667" calcext:value-type="float">
            <text:p>0.719222743526667</text:p>
          </table:table-cell>
          <table:table-cell office:value-type="float" office:value="0.00230557816605906" calcext:value-type="float">
            <text:p>0.002305578166059</text:p>
          </table:table-cell>
          <table:table-cell office:value-type="float" office:value="0.71820601186" calcext:value-type="float">
            <text:p>0.71820601186</text:p>
          </table:table-cell>
          <table:table-cell office:value-type="float" office:value="6.59072094" calcext:value-type="float">
            <text:p>6.59072094</text:p>
          </table:table-cell>
          <table:table-cell office:value-type="float" office:value="5.19236355333333" calcext:value-type="float">
            <text:p>5.19236355333333</text:p>
          </table:table-cell>
          <table:table-cell office:value-type="float" office:value="0.71760029186" calcext:value-type="float">
            <text:p>0.71760029186</text:p>
          </table:table-cell>
          <table:table-cell office:value-type="float" office:value="0.72186192686" calcext:value-type="float">
            <text:p>0.72186192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20" calcext:value-type="float">
            <text:p>20</text:p>
          </table:table-cell>
          <table:table-cell office:value-type="float" office:value="0.707547360193333" calcext:value-type="float">
            <text:p>0.707547360193333</text:p>
          </table:table-cell>
          <table:table-cell office:value-type="float" office:value="0.00676265335903248" calcext:value-type="float">
            <text:p>0.006762653359032</text:p>
          </table:table-cell>
          <table:table-cell office:value-type="float" office:value="0.70763211686" calcext:value-type="float">
            <text:p>0.70763211686</text:p>
          </table:table-cell>
          <table:table-cell office:value-type="float" office:value="7.07886660666667" calcext:value-type="float">
            <text:p>7.07886660666667</text:p>
          </table:table-cell>
          <table:table-cell office:value-type="float" office:value="5.63054722" calcext:value-type="float">
            <text:p>5.63054722</text:p>
          </table:table-cell>
          <table:table-cell office:value-type="float" office:value="0.70074272686" calcext:value-type="float">
            <text:p>0.70074272686</text:p>
          </table:table-cell>
          <table:table-cell office:value-type="float" office:value="0.71426723686" calcext:value-type="float">
            <text:p>0.71426723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21" calcext:value-type="float">
            <text:p>21</text:p>
          </table:table-cell>
          <table:table-cell office:value-type="float" office:value="0.73542154286" calcext:value-type="float">
            <text:p>0.73542154286</text:p>
          </table:table-cell>
          <table:table-cell office:value-type="float" office:value="0.00775622778666975" calcext:value-type="float">
            <text:p>0.00775622778667</text:p>
          </table:table-cell>
          <table:table-cell office:value-type="float" office:value="0.73574103686" calcext:value-type="float">
            <text:p>0.73574103686</text:p>
          </table:table-cell>
          <table:table-cell office:value-type="float" office:value="7.74903927333333" calcext:value-type="float">
            <text:p>7.74903927333333</text:p>
          </table:table-cell>
          <table:table-cell office:value-type="float" office:value="5.97397788666667" calcext:value-type="float">
            <text:p>5.97397788666667</text:p>
          </table:table-cell>
          <table:table-cell office:value-type="float" office:value="0.72751050486" calcext:value-type="float">
            <text:p>0.72751050486</text:p>
          </table:table-cell>
          <table:table-cell office:value-type="float" office:value="0.74301308686" calcext:value-type="float">
            <text:p>0.743013086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22" calcext:value-type="float">
            <text:p>22</text:p>
          </table:table-cell>
          <table:table-cell office:value-type="float" office:value="0.725754536193333" calcext:value-type="float">
            <text:p>0.725754536193333</text:p>
          </table:table-cell>
          <table:table-cell office:value-type="float" office:value="0.0102609430767075" calcext:value-type="float">
            <text:p>0.010260943076708</text:p>
          </table:table-cell>
          <table:table-cell office:value-type="float" office:value="0.72048995586" calcext:value-type="float">
            <text:p>0.72048995586</text:p>
          </table:table-cell>
          <table:table-cell office:value-type="float" office:value="8.33714460666666" calcext:value-type="float">
            <text:p>8.33714460666666</text:p>
          </table:table-cell>
          <table:table-cell office:value-type="float" office:value="6.45558555333333" calcext:value-type="float">
            <text:p>6.45558555333333</text:p>
          </table:table-cell>
          <table:table-cell office:value-type="float" office:value="0.71919443286" calcext:value-type="float">
            <text:p>0.71919443286</text:p>
          </table:table-cell>
          <table:table-cell office:value-type="float" office:value="0.73757921986" calcext:value-type="float">
            <text:p>0.737579219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23" calcext:value-type="float">
            <text:p>23</text:p>
          </table:table-cell>
          <table:table-cell office:value-type="float" office:value="0.76149909986" calcext:value-type="float">
            <text:p>0.76149909986</text:p>
          </table:table-cell>
          <table:table-cell office:value-type="float" office:value="0.00549391009742378" calcext:value-type="float">
            <text:p>0.005493910097424</text:p>
          </table:table-cell>
          <table:table-cell office:value-type="float" office:value="0.76243489486" calcext:value-type="float">
            <text:p>0.76243489486</text:p>
          </table:table-cell>
          <table:table-cell office:value-type="float" office:value="9.22001527333333" calcext:value-type="float">
            <text:p>9.22001527333333</text:p>
          </table:table-cell>
          <table:table-cell office:value-type="float" office:value="6.80997688666667" calcext:value-type="float">
            <text:p>6.80997688666667</text:p>
          </table:table-cell>
          <table:table-cell office:value-type="float" office:value="0.75559739486" calcext:value-type="float">
            <text:p>0.75559739486</text:p>
          </table:table-cell>
          <table:table-cell office:value-type="float" office:value="0.76646500986" calcext:value-type="float">
            <text:p>0.76646500986</text:p>
          </table:table-cell>
        </table:table-row>
        <table:table-row table:style-name="ro1" table:visibility="filter">
          <table:table-cell office:value-type="string" calcext:value-type="string">
            <text:p>ROW</text:p>
          </table:table-cell>
          <table:table-cell office:value-type="string" calcext:value-type="string">
            <text:p>static</text:p>
          </table:table-cell>
          <table:table-cell office:value-type="float" office:value="24" calcext:value-type="float">
            <text:p>24</text:p>
          </table:table-cell>
          <table:table-cell office:value-type="float" office:value="0.74787480386" calcext:value-type="float">
            <text:p>0.74787480386</text:p>
          </table:table-cell>
          <table:table-cell office:value-type="float" office:value="0.00179860979057906" calcext:value-type="float">
            <text:p>0.001798609790579</text:p>
          </table:table-cell>
          <table:table-cell office:value-type="float" office:value="0.74873614486" calcext:value-type="float">
            <text:p>0.74873614486</text:p>
          </table:table-cell>
          <table:table-cell office:value-type="float" office:value="10.07312294" calcext:value-type="float">
            <text:p>10.07312294</text:p>
          </table:table-cell>
          <table:table-cell office:value-type="float" office:value="7.25339622" calcext:value-type="float">
            <text:p>7.25339622</text:p>
          </table:table-cell>
          <table:table-cell office:value-type="float" office:value="0.74580750086" calcext:value-type="float">
            <text:p>0.74580750086</text:p>
          </table:table-cell>
          <table:table-cell office:value-type="float" office:value="0.74908076586" calcext:value-type="float">
            <text:p>0.74908076586</text:p>
          </table:table-cell>
        </table:table-row>
      </table:table>
      <table:table table:name="Sheet2" table:style-name="ta1">
        <table:shapes>
          <draw:frame draw:z-index="0" draw:style-name="gr1" draw:text-style-name="P1" svg:width="9.8972in" svg:height="6.4102in" svg:x="7.7697in" svg:y="0.2197in">
            <draw:object draw:notify-on-update-of-ranges="Sheet2.C1:Sheet2.C1 Sheet2.C2:Sheet2.C25 Sheet2.D1:Sheet2.D1 Sheet2.D2:Sheet2.D25 Sheet2.E1:Sheet2.E1 Sheet2.E2:Sheet2.E25 Sheet2.F1:Sheet2.F1 Sheet2.F2:Sheet2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24in" svg:height="6.1067in" svg:x="5.8272in" svg:y="13.9287in">
            <draw:object draw:notify-on-update-of-ranges="Sheet2.A79:Sheet2.A79 Sheet2.A80:Sheet2.A103 Sheet2.B79:Sheet2.B79 Sheet2.B80:Sheet2.B103 Sheet2.C79:Sheet2.C79 Sheet2.C80:Sheet2.C103 Sheet2.D79:Sheet2.D79 Sheet2.D80:Sheet2.D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usgangszust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3.07778483219333" calcext:value-type="float">
            <text:p>3.07778483219333</text:p>
          </table:table-cell>
          <table:table-cell office:value-type="float" office:value="3.01063509252667" calcext:value-type="float">
            <text:p>3.01063509252667</text:p>
          </table:table-cell>
          <table:table-cell office:value-type="float" office:value="2.95917708686" calcext:value-type="float">
            <text:p>2.959177086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.80224844452667" calcext:value-type="float">
            <text:p>1.80224844452667</text:p>
          </table:table-cell>
          <table:table-cell office:value-type="float" office:value="1.53437968952667" calcext:value-type="float">
            <text:p>1.53437968952667</text:p>
          </table:table-cell>
          <table:table-cell office:value-type="float" office:value="1.54065459252667" calcext:value-type="float">
            <text:p>1.540654592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1.39101584919333" calcext:value-type="float">
            <text:p>1.39101584919333</text:p>
          </table:table-cell>
          <table:table-cell office:value-type="float" office:value="1.05677111719333" calcext:value-type="float">
            <text:p>1.05677111719333</text:p>
          </table:table-cell>
          <table:table-cell office:value-type="float" office:value="1.08045587186" calcext:value-type="float">
            <text:p>1.080455871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1.15193662652667" calcext:value-type="float">
            <text:p>1.15193662652667</text:p>
          </table:table-cell>
          <table:table-cell office:value-type="float" office:value="0.820740308193333" calcext:value-type="float">
            <text:p>0.820740308193333</text:p>
          </table:table-cell>
          <table:table-cell office:value-type="float" office:value="0.826155048526667" calcext:value-type="float">
            <text:p>0.826155048526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5" calcext:value-type="float">
            <text:p>5</text:p>
          </table:table-cell>
          <table:table-cell office:value-type="float" office:value="1.07638102586" calcext:value-type="float">
            <text:p>1.07638102586</text:p>
          </table:table-cell>
          <table:table-cell office:value-type="float" office:value="0.723259873193333" calcext:value-type="float">
            <text:p>0.723259873193333</text:p>
          </table:table-cell>
          <table:table-cell office:value-type="float" office:value="0.730293069193333" calcext:value-type="float">
            <text:p>0.730293069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6" calcext:value-type="float">
            <text:p>6</text:p>
          </table:table-cell>
          <table:table-cell office:value-type="float" office:value="1.00974016252667" calcext:value-type="float">
            <text:p>1.00974016252667</text:p>
          </table:table-cell>
          <table:table-cell office:value-type="float" office:value="0.62870787186" calcext:value-type="float">
            <text:p>0.62870787186</text:p>
          </table:table-cell>
          <table:table-cell office:value-type="float" office:value="0.632777664526667" calcext:value-type="float">
            <text:p>0.632777664526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7" calcext:value-type="float">
            <text:p>7</text:p>
          </table:table-cell>
          <table:table-cell office:value-type="float" office:value="1.01396510686" calcext:value-type="float">
            <text:p>1.01396510686</text:p>
          </table:table-cell>
          <table:table-cell office:value-type="float" office:value="0.64214386286" calcext:value-type="float">
            <text:p>0.64214386286</text:p>
          </table:table-cell>
          <table:table-cell office:value-type="float" office:value="0.678147135193333" calcext:value-type="float">
            <text:p>0.678147135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0.987036995526667" calcext:value-type="float">
            <text:p>0.987036995526667</text:p>
          </table:table-cell>
          <table:table-cell office:value-type="float" office:value="0.601640448526667" calcext:value-type="float">
            <text:p>0.601640448526667</text:p>
          </table:table-cell>
          <table:table-cell office:value-type="float" office:value="0.599926284526667" calcext:value-type="float">
            <text:p>0.599926284526667</text:p>
          </table:table-cell>
          <table:table-cell office:value-type="float" office:value="11.1295691552333" calcext:value-type="float">
            <text:p>11.1295691552333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9" calcext:value-type="float">
            <text:p>9</text:p>
          </table:table-cell>
          <table:table-cell office:value-type="float" office:value="0.99929528986" calcext:value-type="float">
            <text:p>0.99929528986</text:p>
          </table:table-cell>
          <table:table-cell office:value-type="float" office:value="0.63024284386" calcext:value-type="float">
            <text:p>0.63024284386</text:p>
          </table:table-cell>
          <table:table-cell office:value-type="float" office:value="0.652326575193333" calcext:value-type="float">
            <text:p>0.652326575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float" office:value="0.997701271193333" calcext:value-type="float">
            <text:p>0.997701271193333</text:p>
          </table:table-cell>
          <table:table-cell office:value-type="float" office:value="0.610886008193333" calcext:value-type="float">
            <text:p>0.610886008193333</text:p>
          </table:table-cell>
          <table:table-cell office:value-type="float" office:value="0.611029573526667" calcext:value-type="float">
            <text:p>0.611029573526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1" calcext:value-type="float">
            <text:p>11</text:p>
          </table:table-cell>
          <table:table-cell office:value-type="float" office:value="1.03471470719333" calcext:value-type="float">
            <text:p>1.03471470719333</text:p>
          </table:table-cell>
          <table:table-cell office:value-type="float" office:value="0.638811725193333" calcext:value-type="float">
            <text:p>0.638811725193333</text:p>
          </table:table-cell>
          <table:table-cell office:value-type="float" office:value="0.66217161886" calcext:value-type="float">
            <text:p>0.66217161886</text:p>
          </table:table-cell>
          <table:table-cell office:value-type="float" office:value="11.1295691552333" calcext:value-type="float">
            <text:p>11.1295691552333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2" calcext:value-type="float">
            <text:p>12</text:p>
          </table:table-cell>
          <table:table-cell office:value-type="float" office:value="1.04963463152667" calcext:value-type="float">
            <text:p>1.04963463152667</text:p>
          </table:table-cell>
          <table:table-cell office:value-type="float" office:value="0.62892370886" calcext:value-type="float">
            <text:p>0.62892370886</text:p>
          </table:table-cell>
          <table:table-cell office:value-type="float" office:value="0.633035468526667" calcext:value-type="float">
            <text:p>0.633035468526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3" calcext:value-type="float">
            <text:p>13</text:p>
          </table:table-cell>
          <table:table-cell office:value-type="float" office:value="1.11199322719333" calcext:value-type="float">
            <text:p>1.11199322719333</text:p>
          </table:table-cell>
          <table:table-cell office:value-type="float" office:value="0.68959613486" calcext:value-type="float">
            <text:p>0.68959613486</text:p>
          </table:table-cell>
          <table:table-cell office:value-type="float" office:value="0.735977597193333" calcext:value-type="float">
            <text:p>0.735977597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4" calcext:value-type="float">
            <text:p>14</text:p>
          </table:table-cell>
          <table:table-cell office:value-type="float" office:value="1.17357700452667" calcext:value-type="float">
            <text:p>1.17357700452667</text:p>
          </table:table-cell>
          <table:table-cell office:value-type="float" office:value="0.689405757193333" calcext:value-type="float">
            <text:p>0.689405757193333</text:p>
          </table:table-cell>
          <table:table-cell office:value-type="float" office:value="0.698982851526667" calcext:value-type="float">
            <text:p>0.698982851526667</text:p>
          </table:table-cell>
          <table:table-cell office:value-type="float" office:value="11.1295691552333" calcext:value-type="float">
            <text:p>11.1295691552333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5" calcext:value-type="float">
            <text:p>15</text:p>
          </table:table-cell>
          <table:table-cell office:value-type="float" office:value="1.23639702752667" calcext:value-type="float">
            <text:p>1.23639702752667</text:p>
          </table:table-cell>
          <table:table-cell office:value-type="float" office:value="0.707510085526667" calcext:value-type="float">
            <text:p>0.707510085526667</text:p>
          </table:table-cell>
          <table:table-cell office:value-type="float" office:value="0.701397801193333" calcext:value-type="float">
            <text:p>0.701397801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.31650135752667" calcext:value-type="float">
            <text:p>1.31650135752667</text:p>
          </table:table-cell>
          <table:table-cell office:value-type="float" office:value="0.70510267186" calcext:value-type="float">
            <text:p>0.70510267186</text:p>
          </table:table-cell>
          <table:table-cell office:value-type="float" office:value="0.67925926686" calcext:value-type="float">
            <text:p>0.679259266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7" calcext:value-type="float">
            <text:p>17</text:p>
          </table:table-cell>
          <table:table-cell office:value-type="float" office:value="1.38462943519333" calcext:value-type="float">
            <text:p>1.38462943519333</text:p>
          </table:table-cell>
          <table:table-cell office:value-type="float" office:value="0.710318222526667" calcext:value-type="float">
            <text:p>0.710318222526667</text:p>
          </table:table-cell>
          <table:table-cell office:value-type="float" office:value="0.701280758193333" calcext:value-type="float">
            <text:p>0.701280758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8" calcext:value-type="float">
            <text:p>18</text:p>
          </table:table-cell>
          <table:table-cell office:value-type="float" office:value="1.46275019819333" calcext:value-type="float">
            <text:p>1.46275019819333</text:p>
          </table:table-cell>
          <table:table-cell office:value-type="float" office:value="0.711147957193333" calcext:value-type="float">
            <text:p>0.711147957193333</text:p>
          </table:table-cell>
          <table:table-cell office:value-type="float" office:value="0.707851613526667" calcext:value-type="float">
            <text:p>0.707851613526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19" calcext:value-type="float">
            <text:p>19</text:p>
          </table:table-cell>
          <table:table-cell office:value-type="float" office:value="1.52198461652667" calcext:value-type="float">
            <text:p>1.52198461652667</text:p>
          </table:table-cell>
          <table:table-cell office:value-type="float" office:value="0.71567027286" calcext:value-type="float">
            <text:p>0.71567027286</text:p>
          </table:table-cell>
          <table:table-cell office:value-type="float" office:value="0.719222743526667" calcext:value-type="float">
            <text:p>0.719222743526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0" calcext:value-type="float">
            <text:p>20</text:p>
          </table:table-cell>
          <table:table-cell office:value-type="float" office:value="1.57852529752667" calcext:value-type="float">
            <text:p>1.57852529752667</text:p>
          </table:table-cell>
          <table:table-cell office:value-type="float" office:value="0.715583589526667" calcext:value-type="float">
            <text:p>0.715583589526667</text:p>
          </table:table-cell>
          <table:table-cell office:value-type="float" office:value="0.707547360193333" calcext:value-type="float">
            <text:p>0.707547360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1" calcext:value-type="float">
            <text:p>21</text:p>
          </table:table-cell>
          <table:table-cell office:value-type="float" office:value="1.60711319319333" calcext:value-type="float">
            <text:p>1.60711319319333</text:p>
          </table:table-cell>
          <table:table-cell office:value-type="float" office:value="0.735035592193333" calcext:value-type="float">
            <text:p>0.735035592193333</text:p>
          </table:table-cell>
          <table:table-cell office:value-type="float" office:value="0.73542154286" calcext:value-type="float">
            <text:p>0.735421542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2" calcext:value-type="float">
            <text:p>22</text:p>
          </table:table-cell>
          <table:table-cell office:value-type="float" office:value="1.63528152552667" calcext:value-type="float">
            <text:p>1.63528152552667</text:p>
          </table:table-cell>
          <table:table-cell office:value-type="float" office:value="0.73391974786" calcext:value-type="float">
            <text:p>0.73391974786</text:p>
          </table:table-cell>
          <table:table-cell office:value-type="float" office:value="0.725754536193333" calcext:value-type="float">
            <text:p>0.725754536193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3" calcext:value-type="float">
            <text:p>23</text:p>
          </table:table-cell>
          <table:table-cell office:value-type="float" office:value="1.63445691719333" calcext:value-type="float">
            <text:p>1.63445691719333</text:p>
          </table:table-cell>
          <table:table-cell office:value-type="float" office:value="0.742795246526667" calcext:value-type="float">
            <text:p>0.742795246526667</text:p>
          </table:table-cell>
          <table:table-cell office:value-type="float" office:value="0.76149909986" calcext:value-type="float">
            <text:p>0.761499099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ynamic</text:p>
          </table:table-cell>
          <table:table-cell office:value-type="float" office:value="24" calcext:value-type="float">
            <text:p>24</text:p>
          </table:table-cell>
          <table:table-cell office:value-type="float" office:value="1.66234343186" calcext:value-type="float">
            <text:p>1.66234343186</text:p>
          </table:table-cell>
          <table:table-cell office:value-type="float" office:value="0.74842103386" calcext:value-type="float">
            <text:p>0.74842103386</text:p>
          </table:table-cell>
          <table:table-cell office:value-type="float" office:value="0.74787480386" calcext:value-type="float">
            <text:p>0.747874803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usgangszust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6.11276871919333" calcext:value-type="float">
            <text:p>6.11276871919333</text:p>
          </table:table-cell>
          <table:table-cell office:value-type="float" office:value="6.47113944986" calcext:value-type="float">
            <text:p>6.47113944986</text:p>
          </table:table-cell>
          <table:table-cell office:value-type="float" office:value="6.02280150286" calcext:value-type="float">
            <text:p>6.022801502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5.60481408786" calcext:value-type="float">
            <text:p>5.60481408786</text:p>
          </table:table-cell>
          <table:table-cell office:value-type="float" office:value="3.05134004419333" calcext:value-type="float">
            <text:p>3.05134004419333</text:p>
          </table:table-cell>
          <table:table-cell office:value-type="float" office:value="3.25624421752667" calcext:value-type="float">
            <text:p>3.256244217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3.46279253219333" calcext:value-type="float">
            <text:p>3.46279253219333</text:p>
          </table:table-cell>
          <table:table-cell office:value-type="float" office:value="2.06464147686" calcext:value-type="float">
            <text:p>2.06464147686</text:p>
          </table:table-cell>
          <table:table-cell office:value-type="float" office:value="2.04513051619333" calcext:value-type="float">
            <text:p>2.045130516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3.48426003419333" calcext:value-type="float">
            <text:p>3.48426003419333</text:p>
          </table:table-cell>
          <table:table-cell office:value-type="float" office:value="1.57800794019333" calcext:value-type="float">
            <text:p>1.57800794019333</text:p>
          </table:table-cell>
          <table:table-cell office:value-type="float" office:value="1.58393318686" calcext:value-type="float">
            <text:p>1.583933186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5" calcext:value-type="float">
            <text:p>5</text:p>
          </table:table-cell>
          <table:table-cell office:value-type="float" office:value="2.46088501452667" calcext:value-type="float">
            <text:p>2.46088501452667</text:p>
          </table:table-cell>
          <table:table-cell office:value-type="float" office:value="1.34786775986" calcext:value-type="float">
            <text:p>1.34786775986</text:p>
          </table:table-cell>
          <table:table-cell office:value-type="float" office:value="1.35245592986" calcext:value-type="float">
            <text:p>1.352455929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6" calcext:value-type="float">
            <text:p>6</text:p>
          </table:table-cell>
          <table:table-cell office:value-type="float" office:value="2.30637131286" calcext:value-type="float">
            <text:p>2.30637131286</text:p>
          </table:table-cell>
          <table:table-cell office:value-type="float" office:value="1.16127939886" calcext:value-type="float">
            <text:p>1.16127939886</text:p>
          </table:table-cell>
          <table:table-cell office:value-type="float" office:value="1.19588819786" calcext:value-type="float">
            <text:p>1.195888197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7" calcext:value-type="float">
            <text:p>7</text:p>
          </table:table-cell>
          <table:table-cell office:value-type="float" office:value="1.94754357119333" calcext:value-type="float">
            <text:p>1.94754357119333</text:p>
          </table:table-cell>
          <table:table-cell office:value-type="float" office:value="1.10373300552667" calcext:value-type="float">
            <text:p>1.10373300552667</text:p>
          </table:table-cell>
          <table:table-cell office:value-type="float" office:value="1.12947312086" calcext:value-type="float">
            <text:p>1.129473120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1.92041474152667" calcext:value-type="float">
            <text:p>1.92041474152667</text:p>
          </table:table-cell>
          <table:table-cell office:value-type="float" office:value="1.02667483619333" calcext:value-type="float">
            <text:p>1.02667483619333</text:p>
          </table:table-cell>
          <table:table-cell office:value-type="float" office:value="1.06040355586" calcext:value-type="float">
            <text:p>1.060403555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9" calcext:value-type="float">
            <text:p>9</text:p>
          </table:table-cell>
          <table:table-cell office:value-type="float" office:value="1.67899362752667" calcext:value-type="float">
            <text:p>1.67899362752667</text:p>
          </table:table-cell>
          <table:table-cell office:value-type="float" office:value="1.04643601952667" calcext:value-type="float">
            <text:p>1.04643601952667</text:p>
          </table:table-cell>
          <table:table-cell office:value-type="float" office:value="1.06644787486" calcext:value-type="float">
            <text:p>1.066447874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float" office:value="1.71395379552667" calcext:value-type="float">
            <text:p>1.71395379552667</text:p>
          </table:table-cell>
          <table:table-cell office:value-type="float" office:value="1.01706230152667" calcext:value-type="float">
            <text:p>1.01706230152667</text:p>
          </table:table-cell>
          <table:table-cell office:value-type="float" office:value="1.01819280319333" calcext:value-type="float">
            <text:p>1.018192803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1" calcext:value-type="float">
            <text:p>11</text:p>
          </table:table-cell>
          <table:table-cell office:value-type="float" office:value="1.59230870552667" calcext:value-type="float">
            <text:p>1.59230870552667</text:p>
          </table:table-cell>
          <table:table-cell office:value-type="float" office:value="1.12420512952667" calcext:value-type="float">
            <text:p>1.12420512952667</text:p>
          </table:table-cell>
          <table:table-cell office:value-type="float" office:value="1.15246846986" calcext:value-type="float">
            <text:p>1.152468469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2" calcext:value-type="float">
            <text:p>12</text:p>
          </table:table-cell>
          <table:table-cell office:value-type="float" office:value="1.60502070119333" calcext:value-type="float">
            <text:p>1.60502070119333</text:p>
          </table:table-cell>
          <table:table-cell office:value-type="float" office:value="1.21276075652667" calcext:value-type="float">
            <text:p>1.21276075652667</text:p>
          </table:table-cell>
          <table:table-cell office:value-type="float" office:value="1.14335509019333" calcext:value-type="float">
            <text:p>1.143355090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3" calcext:value-type="float">
            <text:p>13</text:p>
          </table:table-cell>
          <table:table-cell office:value-type="float" office:value="1.57681913919333" calcext:value-type="float">
            <text:p>1.57681913919333</text:p>
          </table:table-cell>
          <table:table-cell office:value-type="float" office:value="1.32794143319333" calcext:value-type="float">
            <text:p>1.32794143319333</text:p>
          </table:table-cell>
          <table:table-cell office:value-type="float" office:value="1.37811844919333" calcext:value-type="float">
            <text:p>1.378118449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4" calcext:value-type="float">
            <text:p>14</text:p>
          </table:table-cell>
          <table:table-cell office:value-type="float" office:value="1.60483911752667" calcext:value-type="float">
            <text:p>1.60483911752667</text:p>
          </table:table-cell>
          <table:table-cell office:value-type="float" office:value="1.33460764986" calcext:value-type="float">
            <text:p>1.33460764986</text:p>
          </table:table-cell>
          <table:table-cell office:value-type="float" office:value="1.31218678919333" calcext:value-type="float">
            <text:p>1.312186789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5" calcext:value-type="float">
            <text:p>15</text:p>
          </table:table-cell>
          <table:table-cell office:value-type="float" office:value="1.68212819586" calcext:value-type="float">
            <text:p>1.68212819586</text:p>
          </table:table-cell>
          <table:table-cell office:value-type="float" office:value="1.32174387052667" calcext:value-type="float">
            <text:p>1.32174387052667</text:p>
          </table:table-cell>
          <table:table-cell office:value-type="float" office:value="1.26982530652667" calcext:value-type="float">
            <text:p>1.269825306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1.70205352152667" calcext:value-type="float">
            <text:p>1.70205352152667</text:p>
          </table:table-cell>
          <table:table-cell office:value-type="float" office:value="1.35391359919333" calcext:value-type="float">
            <text:p>1.35391359919333</text:p>
          </table:table-cell>
          <table:table-cell office:value-type="float" office:value="1.20327043852667" calcext:value-type="float">
            <text:p>1.203270438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7" calcext:value-type="float">
            <text:p>17</text:p>
          </table:table-cell>
          <table:table-cell office:value-type="float" office:value="1.80480099019333" calcext:value-type="float">
            <text:p>1.80480099019333</text:p>
          </table:table-cell>
          <table:table-cell office:value-type="float" office:value="1.37919017419333" calcext:value-type="float">
            <text:p>1.37919017419333</text:p>
          </table:table-cell>
          <table:table-cell office:value-type="float" office:value="1.25760601886" calcext:value-type="float">
            <text:p>1.257606018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8" calcext:value-type="float">
            <text:p>18</text:p>
          </table:table-cell>
          <table:table-cell office:value-type="float" office:value="1.84938148919333" calcext:value-type="float">
            <text:p>1.84938148919333</text:p>
          </table:table-cell>
          <table:table-cell office:value-type="float" office:value="1.42120243752667" calcext:value-type="float">
            <text:p>1.42120243752667</text:p>
          </table:table-cell>
          <table:table-cell office:value-type="float" office:value="1.30256586886" calcext:value-type="float">
            <text:p>1.302565868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19" calcext:value-type="float">
            <text:p>19</text:p>
          </table:table-cell>
          <table:table-cell office:value-type="float" office:value="1.89493058086" calcext:value-type="float">
            <text:p>1.89493058086</text:p>
          </table:table-cell>
          <table:table-cell office:value-type="float" office:value="1.48855300586" calcext:value-type="float">
            <text:p>1.48855300586</text:p>
          </table:table-cell>
          <table:table-cell office:value-type="float" office:value="1.39834960452667" calcext:value-type="float">
            <text:p>1.398349604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0" calcext:value-type="float">
            <text:p>20</text:p>
          </table:table-cell>
          <table:table-cell office:value-type="float" office:value="1.98290448986" calcext:value-type="float">
            <text:p>1.98290448986</text:p>
          </table:table-cell>
          <table:table-cell office:value-type="float" office:value="1.51637526052667" calcext:value-type="float">
            <text:p>1.51637526052667</text:p>
          </table:table-cell>
          <table:table-cell office:value-type="float" office:value="1.38825069386" calcext:value-type="float">
            <text:p>1.388250693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1" calcext:value-type="float">
            <text:p>21</text:p>
          </table:table-cell>
          <table:table-cell office:value-type="float" office:value="2.02284820252667" calcext:value-type="float">
            <text:p>2.02284820252667</text:p>
          </table:table-cell>
          <table:table-cell office:value-type="float" office:value="1.58867990419333" calcext:value-type="float">
            <text:p>1.58867990419333</text:p>
          </table:table-cell>
          <table:table-cell office:value-type="float" office:value="1.46243794886" calcext:value-type="float">
            <text:p>1.462437948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2" calcext:value-type="float">
            <text:p>22</text:p>
          </table:table-cell>
          <table:table-cell office:value-type="float" office:value="2.05884730786" calcext:value-type="float">
            <text:p>2.05884730786</text:p>
          </table:table-cell>
          <table:table-cell office:value-type="float" office:value="1.67118923452667" calcext:value-type="float">
            <text:p>1.67118923452667</text:p>
          </table:table-cell>
          <table:table-cell office:value-type="float" office:value="1.54745266586" calcext:value-type="float">
            <text:p>1.547452665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3" calcext:value-type="float">
            <text:p>23</text:p>
          </table:table-cell>
          <table:table-cell office:value-type="float" office:value="2.07075686819333" calcext:value-type="float">
            <text:p>2.07075686819333</text:p>
          </table:table-cell>
          <table:table-cell office:value-type="float" office:value="1.75436266052667" calcext:value-type="float">
            <text:p>1.75436266052667</text:p>
          </table:table-cell>
          <table:table-cell office:value-type="float" office:value="1.57807170186" calcext:value-type="float">
            <text:p>1.578071701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dynamic</text:p>
          </table:table-cell>
          <table:table-cell office:value-type="float" office:value="24" calcext:value-type="float">
            <text:p>24</text:p>
          </table:table-cell>
          <table:table-cell office:value-type="float" office:value="2.01351842486" calcext:value-type="float">
            <text:p>2.01351842486</text:p>
          </table:table-cell>
          <table:table-cell office:value-type="float" office:value="1.81310576019333" calcext:value-type="float">
            <text:p>1.81310576019333</text:p>
          </table:table-cell>
          <table:table-cell office:value-type="float" office:value="1.57014817452667" calcext:value-type="float">
            <text:p>1.570148174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ausgangszust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8.58207164586" calcext:value-type="float">
            <text:p>28.58207164586</text:p>
          </table:table-cell>
          <table:table-cell office:value-type="float" office:value="21.73974126786" calcext:value-type="float">
            <text:p>21.73974126786</text:p>
          </table:table-cell>
          <table:table-cell office:value-type="float" office:value="21.7373789795267" calcext:value-type="float">
            <text:p>21.73737897952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06.987423206527" calcext:value-type="float">
            <text:p>106.987423206527</text:p>
          </table:table-cell>
          <table:table-cell office:value-type="float" office:value="10.86880200486" calcext:value-type="float">
            <text:p>10.86880200486</text:p>
          </table:table-cell>
          <table:table-cell office:value-type="float" office:value="10.99773124586" calcext:value-type="float">
            <text:p>10.997731245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59.2350276241933" calcext:value-type="float">
            <text:p>59.2350276241933</text:p>
          </table:table-cell>
          <table:table-cell office:value-type="float" office:value="7.42845039652667" calcext:value-type="float">
            <text:p>7.42845039652667</text:p>
          </table:table-cell>
          <table:table-cell office:value-type="float" office:value="7.56618664919333" calcext:value-type="float">
            <text:p>7.566186649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57.9438675541933" calcext:value-type="float">
            <text:p>57.9438675541933</text:p>
          </table:table-cell>
          <table:table-cell office:value-type="float" office:value="5.68624169852667" calcext:value-type="float">
            <text:p>5.68624169852667</text:p>
          </table:table-cell>
          <table:table-cell office:value-type="float" office:value="5.82290478619333" calcext:value-type="float">
            <text:p>5.822904786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5" calcext:value-type="float">
            <text:p>5</text:p>
          </table:table-cell>
          <table:table-cell office:value-type="float" office:value="46.1233123505267" calcext:value-type="float">
            <text:p>46.1233123505267</text:p>
          </table:table-cell>
          <table:table-cell office:value-type="float" office:value="4.53197454786" calcext:value-type="float">
            <text:p>4.53197454786</text:p>
          </table:table-cell>
          <table:table-cell office:value-type="float" office:value="4.74643766552667" calcext:value-type="float">
            <text:p>4.746437665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6" calcext:value-type="float">
            <text:p>6</text:p>
          </table:table-cell>
          <table:table-cell office:value-type="float" office:value="43.2156105555267" calcext:value-type="float">
            <text:p>43.2156105555267</text:p>
          </table:table-cell>
          <table:table-cell office:value-type="float" office:value="3.84398257452667" calcext:value-type="float">
            <text:p>3.84398257452667</text:p>
          </table:table-cell>
          <table:table-cell office:value-type="float" office:value="3.95114257686" calcext:value-type="float">
            <text:p>3.951142576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7" calcext:value-type="float">
            <text:p>7</text:p>
          </table:table-cell>
          <table:table-cell office:value-type="float" office:value="39.0089962571933" calcext:value-type="float">
            <text:p>39.0089962571933</text:p>
          </table:table-cell>
          <table:table-cell office:value-type="float" office:value="3.41493276619333" calcext:value-type="float">
            <text:p>3.41493276619333</text:p>
          </table:table-cell>
          <table:table-cell office:value-type="float" office:value="3.59287934186" calcext:value-type="float">
            <text:p>3.592879341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36.29215197086" calcext:value-type="float">
            <text:p>36.29215197086</text:p>
          </table:table-cell>
          <table:table-cell office:value-type="float" office:value="3.07130125119333" calcext:value-type="float">
            <text:p>3.07130125119333</text:p>
          </table:table-cell>
          <table:table-cell office:value-type="float" office:value="3.20168533519333" calcext:value-type="float">
            <text:p>3.201685335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9" calcext:value-type="float">
            <text:p>9</text:p>
          </table:table-cell>
          <table:table-cell office:value-type="float" office:value="32.9169060815267" calcext:value-type="float">
            <text:p>32.9169060815267</text:p>
          </table:table-cell>
          <table:table-cell office:value-type="float" office:value="2.85048502619333" calcext:value-type="float">
            <text:p>2.85048502619333</text:p>
          </table:table-cell>
          <table:table-cell office:value-type="float" office:value="3.04301086786" calcext:value-type="float">
            <text:p>3.043010867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float" office:value="32.5237273211933" calcext:value-type="float">
            <text:p>32.5237273211933</text:p>
          </table:table-cell>
          <table:table-cell office:value-type="float" office:value="2.67654358052667" calcext:value-type="float">
            <text:p>2.67654358052667</text:p>
          </table:table-cell>
          <table:table-cell office:value-type="float" office:value="2.89983181386" calcext:value-type="float">
            <text:p>2.899831813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1" calcext:value-type="float">
            <text:p>11</text:p>
          </table:table-cell>
          <table:table-cell office:value-type="float" office:value="30.5865798031933" calcext:value-type="float">
            <text:p>30.5865798031933</text:p>
          </table:table-cell>
          <table:table-cell office:value-type="float" office:value="2.52919446219333" calcext:value-type="float">
            <text:p>2.52919446219333</text:p>
          </table:table-cell>
          <table:table-cell office:value-type="float" office:value="2.73818389552667" calcext:value-type="float">
            <text:p>2.738183895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2" calcext:value-type="float">
            <text:p>12</text:p>
          </table:table-cell>
          <table:table-cell office:value-type="float" office:value="29.4585252771933" calcext:value-type="float">
            <text:p>29.4585252771933</text:p>
          </table:table-cell>
          <table:table-cell office:value-type="float" office:value="2.39887731786" calcext:value-type="float">
            <text:p>2.39887731786</text:p>
          </table:table-cell>
          <table:table-cell office:value-type="float" office:value="2.70019171186" calcext:value-type="float">
            <text:p>2.700191711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3" calcext:value-type="float">
            <text:p>13</text:p>
          </table:table-cell>
          <table:table-cell office:value-type="float" office:value="28.12950474186" calcext:value-type="float">
            <text:p>28.12950474186</text:p>
          </table:table-cell>
          <table:table-cell office:value-type="float" office:value="2.48275651219333" calcext:value-type="float">
            <text:p>2.48275651219333</text:p>
          </table:table-cell>
          <table:table-cell office:value-type="float" office:value="2.90105112852667" calcext:value-type="float">
            <text:p>2.901051128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4" calcext:value-type="float">
            <text:p>14</text:p>
          </table:table-cell>
          <table:table-cell office:value-type="float" office:value="27.10086082586" calcext:value-type="float">
            <text:p>27.10086082586</text:p>
          </table:table-cell>
          <table:table-cell office:value-type="float" office:value="2.61459957852667" calcext:value-type="float">
            <text:p>2.61459957852667</text:p>
          </table:table-cell>
          <table:table-cell office:value-type="float" office:value="2.79668699819333" calcext:value-type="float">
            <text:p>2.796686998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5" calcext:value-type="float">
            <text:p>15</text:p>
          </table:table-cell>
          <table:table-cell office:value-type="float" office:value="25.9517526245267" calcext:value-type="float">
            <text:p>25.9517526245267</text:p>
          </table:table-cell>
          <table:table-cell office:value-type="float" office:value="2.48643706219333" calcext:value-type="float">
            <text:p>2.48643706219333</text:p>
          </table:table-cell>
          <table:table-cell office:value-type="float" office:value="2.73724136086" calcext:value-type="float">
            <text:p>2.737241360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24.9518378431933" calcext:value-type="float">
            <text:p>24.9518378431933</text:p>
          </table:table-cell>
          <table:table-cell office:value-type="float" office:value="2.43193127352667" calcext:value-type="float">
            <text:p>2.43193127352667</text:p>
          </table:table-cell>
          <table:table-cell office:value-type="float" office:value="2.61255649086" calcext:value-type="float">
            <text:p>2.612556490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7" calcext:value-type="float">
            <text:p>17</text:p>
          </table:table-cell>
          <table:table-cell office:value-type="float" office:value="24.25933626886" calcext:value-type="float">
            <text:p>24.25933626886</text:p>
          </table:table-cell>
          <table:table-cell office:value-type="float" office:value="2.35398528319333" calcext:value-type="float">
            <text:p>2.35398528319333</text:p>
          </table:table-cell>
          <table:table-cell office:value-type="float" office:value="2.55770651919333" calcext:value-type="float">
            <text:p>2.55770651919333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8" calcext:value-type="float">
            <text:p>18</text:p>
          </table:table-cell>
          <table:table-cell office:value-type="float" office:value="23.61221406186" calcext:value-type="float">
            <text:p>23.61221406186</text:p>
          </table:table-cell>
          <table:table-cell office:value-type="float" office:value="2.34139350019333" calcext:value-type="float">
            <text:p>2.34139350019333</text:p>
          </table:table-cell>
          <table:table-cell office:value-type="float" office:value="2.60343057886" calcext:value-type="float">
            <text:p>2.603430578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19" calcext:value-type="float">
            <text:p>19</text:p>
          </table:table-cell>
          <table:table-cell office:value-type="float" office:value="22.9994923611933" calcext:value-type="float">
            <text:p>22.9994923611933</text:p>
          </table:table-cell>
          <table:table-cell office:value-type="float" office:value="2.27701873986" calcext:value-type="float">
            <text:p>2.27701873986</text:p>
          </table:table-cell>
          <table:table-cell office:value-type="float" office:value="2.50103157152667" calcext:value-type="float">
            <text:p>2.501031571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0" calcext:value-type="float">
            <text:p>20</text:p>
          </table:table-cell>
          <table:table-cell office:value-type="float" office:value="22.52581109986" calcext:value-type="float">
            <text:p>22.52581109986</text:p>
          </table:table-cell>
          <table:table-cell office:value-type="float" office:value="2.27732097719333" calcext:value-type="float">
            <text:p>2.27732097719333</text:p>
          </table:table-cell>
          <table:table-cell office:value-type="float" office:value="2.44401524586" calcext:value-type="float">
            <text:p>2.44401524586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1" calcext:value-type="float">
            <text:p>21</text:p>
          </table:table-cell>
          <table:table-cell office:value-type="float" office:value="21.7645903351933" calcext:value-type="float">
            <text:p>21.7645903351933</text:p>
          </table:table-cell>
          <table:table-cell office:value-type="float" office:value="2.26076773552667" calcext:value-type="float">
            <text:p>2.26076773552667</text:p>
          </table:table-cell>
          <table:table-cell office:value-type="float" office:value="2.47622063352667" calcext:value-type="float">
            <text:p>2.476220633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2" calcext:value-type="float">
            <text:p>22</text:p>
          </table:table-cell>
          <table:table-cell office:value-type="float" office:value="21.3285989285267" calcext:value-type="float">
            <text:p>21.3285989285267</text:p>
          </table:table-cell>
          <table:table-cell office:value-type="float" office:value="2.28348546352667" calcext:value-type="float">
            <text:p>2.28348546352667</text:p>
          </table:table-cell>
          <table:table-cell office:value-type="float" office:value="2.42307282152667" calcext:value-type="float">
            <text:p>2.423072821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3" calcext:value-type="float">
            <text:p>23</text:p>
          </table:table-cell>
          <table:table-cell office:value-type="float" office:value="20.85059329986" calcext:value-type="float">
            <text:p>20.85059329986</text:p>
          </table:table-cell>
          <table:table-cell office:value-type="float" office:value="2.36188814119333" calcext:value-type="float">
            <text:p>2.36188814119333</text:p>
          </table:table-cell>
          <table:table-cell office:value-type="float" office:value="2.50446086352667" calcext:value-type="float">
            <text:p>2.504460863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dynamic</text:p>
          </table:table-cell>
          <table:table-cell office:value-type="float" office:value="24" calcext:value-type="float">
            <text:p>24</text:p>
          </table:table-cell>
          <table:table-cell office:value-type="float" office:value="21.20751875986" calcext:value-type="float">
            <text:p>21.20751875986</text:p>
          </table:table-cell>
          <table:table-cell office:value-type="float" office:value="2.44883463252667" calcext:value-type="float">
            <text:p>2.44883463252667</text:p>
          </table:table-cell>
          <table:table-cell office:value-type="float" office:value="2.50337894552667" calcext:value-type="float">
            <text:p>2.50337894552667</text:p>
          </table:table-cell>
          <table:table-cell office:value-type="float" office:value="11.1295691552333" calcext:value-type="float">
            <text:p>11.12956915523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LEMEN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5917708686" calcext:value-type="float">
            <text:p>2.95917708686</text:p>
          </table:table-cell>
          <table:table-cell office:value-type="float" office:value="6.02280150286" calcext:value-type="float">
            <text:p>6.02280150286</text:p>
          </table:table-cell>
          <table:table-cell office:value-type="float" office:value="21.7373789795267" calcext:value-type="float">
            <text:p>21.73737897952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065459252667" calcext:value-type="float">
            <text:p>1.54065459252667</text:p>
          </table:table-cell>
          <table:table-cell office:value-type="float" office:value="3.25624421752667" calcext:value-type="float">
            <text:p>3.25624421752667</text:p>
          </table:table-cell>
          <table:table-cell office:value-type="float" office:value="10.99773124586" calcext:value-type="float">
            <text:p>10.997731245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045587186" calcext:value-type="float">
            <text:p>1.08045587186</text:p>
          </table:table-cell>
          <table:table-cell office:value-type="float" office:value="2.04513051619333" calcext:value-type="float">
            <text:p>2.04513051619333</text:p>
          </table:table-cell>
          <table:table-cell office:value-type="float" office:value="7.56618664919333" calcext:value-type="float">
            <text:p>7.566186649193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6155048526667" calcext:value-type="float">
            <text:p>0.826155048526667</text:p>
          </table:table-cell>
          <table:table-cell office:value-type="float" office:value="1.58393318686" calcext:value-type="float">
            <text:p>1.58393318686</text:p>
          </table:table-cell>
          <table:table-cell office:value-type="float" office:value="5.82290478619333" calcext:value-type="float">
            <text:p>5.822904786193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0293069193333" calcext:value-type="float">
            <text:p>0.730293069193333</text:p>
          </table:table-cell>
          <table:table-cell office:value-type="float" office:value="1.35245592986" calcext:value-type="float">
            <text:p>1.35245592986</text:p>
          </table:table-cell>
          <table:table-cell office:value-type="float" office:value="4.74643766552667" calcext:value-type="float">
            <text:p>4.746437665526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2777664526667" calcext:value-type="float">
            <text:p>0.632777664526667</text:p>
          </table:table-cell>
          <table:table-cell office:value-type="float" office:value="1.19588819786" calcext:value-type="float">
            <text:p>1.19588819786</text:p>
          </table:table-cell>
          <table:table-cell office:value-type="float" office:value="3.95114257686" calcext:value-type="float">
            <text:p>3.9511425768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8147135193333" calcext:value-type="float">
            <text:p>0.678147135193333</text:p>
          </table:table-cell>
          <table:table-cell office:value-type="float" office:value="1.12947312086" calcext:value-type="float">
            <text:p>1.12947312086</text:p>
          </table:table-cell>
          <table:table-cell office:value-type="float" office:value="3.59287934186" calcext:value-type="float">
            <text:p>3.592879341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9926284526667" calcext:value-type="float">
            <text:p>0.599926284526667</text:p>
          </table:table-cell>
          <table:table-cell office:value-type="float" office:value="1.06040355586" calcext:value-type="float">
            <text:p>1.06040355586</text:p>
          </table:table-cell>
          <table:table-cell office:value-type="float" office:value="3.20168533519333" calcext:value-type="float">
            <text:p>3.2016853351933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2326575193333" calcext:value-type="float">
            <text:p>0.652326575193333</text:p>
          </table:table-cell>
          <table:table-cell office:value-type="float" office:value="1.06644787486" calcext:value-type="float">
            <text:p>1.06644787486</text:p>
          </table:table-cell>
          <table:table-cell office:value-type="float" office:value="3.04301086786" calcext:value-type="float">
            <text:p>3.0430108678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1029573526667" calcext:value-type="float">
            <text:p>0.611029573526667</text:p>
          </table:table-cell>
          <table:table-cell office:value-type="float" office:value="1.01819280319333" calcext:value-type="float">
            <text:p>1.01819280319333</text:p>
          </table:table-cell>
          <table:table-cell office:value-type="float" office:value="2.89983181386" calcext:value-type="float">
            <text:p>2.8998318138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6217161886" calcext:value-type="float">
            <text:p>0.66217161886</text:p>
          </table:table-cell>
          <table:table-cell office:value-type="float" office:value="1.15246846986" calcext:value-type="float">
            <text:p>1.15246846986</text:p>
          </table:table-cell>
          <table:table-cell office:value-type="float" office:value="2.73818389552667" calcext:value-type="float">
            <text:p>2.738183895526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3035468526667" calcext:value-type="float">
            <text:p>0.633035468526667</text:p>
          </table:table-cell>
          <table:table-cell office:value-type="float" office:value="1.14335509019333" calcext:value-type="float">
            <text:p>1.14335509019333</text:p>
          </table:table-cell>
          <table:table-cell office:value-type="float" office:value="2.70019171186" calcext:value-type="float">
            <text:p>2.7001917118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35977597193333" calcext:value-type="float">
            <text:p>0.735977597193333</text:p>
          </table:table-cell>
          <table:table-cell office:value-type="float" office:value="1.37811844919333" calcext:value-type="float">
            <text:p>1.37811844919333</text:p>
          </table:table-cell>
          <table:table-cell office:value-type="float" office:value="2.90105112852667" calcext:value-type="float">
            <text:p>2.9010511285266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98982851526667" calcext:value-type="float">
            <text:p>0.698982851526667</text:p>
          </table:table-cell>
          <table:table-cell office:value-type="float" office:value="1.31218678919333" calcext:value-type="float">
            <text:p>1.31218678919333</text:p>
          </table:table-cell>
          <table:table-cell office:value-type="float" office:value="2.79668699819333" calcext:value-type="float">
            <text:p>2.7966869981933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1397801193333" calcext:value-type="float">
            <text:p>0.701397801193333</text:p>
          </table:table-cell>
          <table:table-cell office:value-type="float" office:value="1.26982530652667" calcext:value-type="float">
            <text:p>1.26982530652667</text:p>
          </table:table-cell>
          <table:table-cell office:value-type="float" office:value="2.73724136086" calcext:value-type="float">
            <text:p>2.7372413608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925926686" calcext:value-type="float">
            <text:p>0.67925926686</text:p>
          </table:table-cell>
          <table:table-cell office:value-type="float" office:value="1.20327043852667" calcext:value-type="float">
            <text:p>1.20327043852667</text:p>
          </table:table-cell>
          <table:table-cell office:value-type="float" office:value="2.61255649086" calcext:value-type="float">
            <text:p>2.6125564908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1280758193333" calcext:value-type="float">
            <text:p>0.701280758193333</text:p>
          </table:table-cell>
          <table:table-cell office:value-type="float" office:value="1.25760601886" calcext:value-type="float">
            <text:p>1.25760601886</text:p>
          </table:table-cell>
          <table:table-cell office:value-type="float" office:value="2.55770651919333" calcext:value-type="float">
            <text:p>2.557706519193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07851613526667" calcext:value-type="float">
            <text:p>0.707851613526667</text:p>
          </table:table-cell>
          <table:table-cell office:value-type="float" office:value="1.30256586886" calcext:value-type="float">
            <text:p>1.30256586886</text:p>
          </table:table-cell>
          <table:table-cell office:value-type="float" office:value="2.60343057886" calcext:value-type="float">
            <text:p>2.6034305788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9222743526667" calcext:value-type="float">
            <text:p>0.719222743526667</text:p>
          </table:table-cell>
          <table:table-cell office:value-type="float" office:value="1.39834960452667" calcext:value-type="float">
            <text:p>1.39834960452667</text:p>
          </table:table-cell>
          <table:table-cell office:value-type="float" office:value="2.50103157152667" calcext:value-type="float">
            <text:p>2.5010315715266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7547360193333" calcext:value-type="float">
            <text:p>0.707547360193333</text:p>
          </table:table-cell>
          <table:table-cell office:value-type="float" office:value="1.38825069386" calcext:value-type="float">
            <text:p>1.38825069386</text:p>
          </table:table-cell>
          <table:table-cell office:value-type="float" office:value="2.44401524586" calcext:value-type="float">
            <text:p>2.4440152458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3542154286" calcext:value-type="float">
            <text:p>0.73542154286</text:p>
          </table:table-cell>
          <table:table-cell office:value-type="float" office:value="1.46243794886" calcext:value-type="float">
            <text:p>1.46243794886</text:p>
          </table:table-cell>
          <table:table-cell office:value-type="float" office:value="2.47622063352667" calcext:value-type="float">
            <text:p>2.4762206335266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5754536193333" calcext:value-type="float">
            <text:p>0.725754536193333</text:p>
          </table:table-cell>
          <table:table-cell office:value-type="float" office:value="1.54745266586" calcext:value-type="float">
            <text:p>1.54745266586</text:p>
          </table:table-cell>
          <table:table-cell office:value-type="float" office:value="2.42307282152667" calcext:value-type="float">
            <text:p>2.4230728215266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6149909986" calcext:value-type="float">
            <text:p>0.76149909986</text:p>
          </table:table-cell>
          <table:table-cell office:value-type="float" office:value="1.57807170186" calcext:value-type="float">
            <text:p>1.57807170186</text:p>
          </table:table-cell>
          <table:table-cell office:value-type="float" office:value="2.50446086352667" calcext:value-type="float">
            <text:p>2.5044608635266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4787480386" calcext:value-type="float">
            <text:p>0.74787480386</text:p>
          </table:table-cell>
          <table:table-cell office:value-type="float" office:value="1.57014817452667" calcext:value-type="float">
            <text:p>1.57014817452667</text:p>
          </table:table-cell>
          <table:table-cell office:value-type="float" office:value="2.50337894552667" calcext:value-type="float">
            <text:p>2.5033789455266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bench.A1:bench.J217" table:display-filter-buttons="true">
          <table:filter>
            <table:filter-and>
              <table:filter-condition table:field-number="0" table:value="ELEMENT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7T17:18:21.399699642</dc:date>
    <dc:creator>Philipp David</dc:creator>
    <meta:editing-duration>PT41M10S</meta:editing-duration>
    <meta:editing-cycles>1</meta:editing-cycles>
    <meta:document-statistic meta:table-count="2" meta:cell-count="2795" meta:object-count="3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title svg:x="6.477cm" svg:y="0.316cm" chart:style-name="ch2">
          <text:p>ROW dynamic</text:p>
        </chart:title>
        <chart:legend chart:legend-position="end" svg:x="13.813cm" svg:y="4.203cm" style:legend-expansion="high" chart:style-name="ch3"/>
        <chart:plot-area chart:style-name="ch4" table:cell-range-address="bench.C1:bench.D169" chart:data-source-has-labels="both" svg:x="1.331cm" svg:y="1.275cm" svg:width="12.162cm" svg:height="6.569cm">
          <chart:coordinate-region svg:x="2.138cm" svg:y="1.474cm" svg:width="11.355cm" svg:height="5.578cm"/>
          <chart:axis chart:dimension="x" chart:name="primary-x" chart:style-name="ch5" chartooo:axis-type="auto">
            <chartooo:date-scale/>
            <chart:title svg:x="6.759cm" svg:y="8.024cm" chart:style-name="ch6">
              <text:p>Threads</text:p>
            </chart:title>
            <chart:categories table:cell-range-address="bench.C2:bench.C169"/>
          </chart:axis>
          <chart:axis chart:dimension="y" chart:name="primary-y" chart:style-name="ch5">
            <chart:title svg:x="0.451cm" svg:y="4.881cm" chart:style-name="ch7">
              <text:p>Zeit</text:p>
            </chart:title>
            <chart:grid chart:style-name="ch8" chart:class="major"/>
          </chart:axis>
          <chart:series chart:style-name="ch9" chart:values-cell-range-address="bench.D2:bench.D169" chart:label-cell-address="bench.D1:bench.D1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bench.D1:bench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.C2:bench.C169</svg:desc>
                </draw:g>
              </table:table-cell>
              <table:table-cell office:value-type="float" office:value="28.58207164586">
                <text:p>28.58207164586</text:p>
                <draw:g>
                  <svg:desc>bench.D2:bench.D16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.987423206527">
                <text:p>106.9874232065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9.2350276241933">
                <text:p>59.23502762419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7.9438675541933">
                <text:p>57.94386755419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1233123505267">
                <text:p>46.12331235052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.2156105555267">
                <text:p>43.21561055552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9.0089962571933">
                <text:p>39.00899625719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.29215197086">
                <text:p>36.292151970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.9169060815267">
                <text:p>32.91690608152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.5237273211933">
                <text:p>32.52372732119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.5865798031933">
                <text:p>30.58657980319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.4585252771933">
                <text:p>29.45852527719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.12950474186">
                <text:p>28.129504741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.10086082586">
                <text:p>27.10086082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9517526245267">
                <text:p>25.9517526245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.9518378431933">
                <text:p>24.95183784319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.25933626886">
                <text:p>24.259336268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61221406186">
                <text:p>23.612214061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.9994923611933">
                <text:p>22.99949236119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2581109986">
                <text:p>22.525811099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.7645903351933">
                <text:p>21.76459033519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285989285267">
                <text:p>21.32859892852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.85059329986">
                <text:p>20.850593299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.20751875986">
                <text:p>21.207518759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73974126786">
                <text:p>21.73974126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86880200486">
                <text:p>10.868802004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42845039652667">
                <text:p>7.42845039652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8624169852667">
                <text:p>5.68624169852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53197454786">
                <text:p>4.531974547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84398257452667">
                <text:p>3.84398257452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41493276619333">
                <text:p>3.41493276619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7130125119333">
                <text:p>3.07130125119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85048502619333">
                <text:p>2.85048502619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654358052667">
                <text:p>2.67654358052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52919446219333">
                <text:p>2.52919446219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39887731786">
                <text:p>2.398877317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48275651219333">
                <text:p>2.48275651219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61459957852667">
                <text:p>2.61459957852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8643706219333">
                <text:p>2.48643706219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43193127352667">
                <text:p>2.43193127352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35398528319333">
                <text:p>2.35398528319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34139350019333">
                <text:p>2.34139350019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27701873986">
                <text:p>2.27701873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7732097719333">
                <text:p>2.27732097719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26076773552667">
                <text:p>2.26076773552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28348546352667">
                <text:p>2.28348546352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36188814119333">
                <text:p>2.36188814119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44883463252667">
                <text:p>2.44883463252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uble_20_Dash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4cm" svg:height="16.283cm" xlink:href=".." xlink:type="simple" chart:class="chart:line" chart:style-name="ch1">
        <chart:title svg:x="11.944cm" svg:y="0.461cm" chart:style-name="ch2">
          <text:p>ROW</text:p>
        </chart:title>
        <chart:legend chart:legend-position="end" svg:x="21.7cm" svg:y="7.344cm" style:legend-expansion="high" chart:style-name="ch3"/>
        <chart:plot-area chart:style-name="ch4" table:cell-range-address="Sheet2.C1:Sheet2.F25" chart:data-source-has-labels="both" svg:x="1.513cm" svg:y="1.565cm" svg:width="19.685cm" svg:height="13.412cm">
          <chart:coordinate-region svg:x="2.24cm" svg:y="1.764cm" svg:width="18.771cm" svg:height="12.566cm"/>
          <chart:axis chart:dimension="x" chart:name="primary-x" chart:style-name="ch5" chartooo:axis-type="auto">
            <chartooo:date-scale/>
            <chart:title svg:x="10.702cm" svg:y="15.302cm" chart:style-name="ch6">
              <text:p>Threads</text:p>
            </chart:title>
            <chart:categories table:cell-range-address="Sheet2.C2:Sheet2.C25"/>
          </chart:axis>
          <chart:axis chart:dimension="y" chart:name="primary-y" chart:style-name="ch5">
            <chart:title svg:x="0.451cm" svg:y="8.593cm" chart:style-name="ch7">
              <text:p>Zeit</text:p>
            </chart:title>
            <chart:grid chart:style-name="ch8" chart:class="major"/>
          </chart:axis>
          <chart:series chart:style-name="ch9" chart:values-cell-range-address="Sheet2.D2:Sheet2.D25" chart:label-cell-address="Sheet2.D1:Sheet2.D1" chart:class="chart:line">
            <chart:data-point chart:repeated="24"/>
          </chart:series>
          <chart:series chart:style-name="ch10" chart:values-cell-range-address="Sheet2.E2:Sheet2.E25" chart:label-cell-address="Sheet2.E1:Sheet2.E1" chart:class="chart:line">
            <chart:data-point chart:repeated="24"/>
          </chart:series>
          <chart:series chart:style-name="ch11" chart:values-cell-range-address="Sheet2.F2:Sheet2.F25" chart:label-cell-address="Sheet2.F1:Sheet2.F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2.D1:Sheet2.D1</svg:desc>
                </draw:g>
              </table:table-cell>
              <table:table-cell office:value-type="string">
                <text:p>guided</text:p>
                <draw:g>
                  <svg:desc>Sheet2.E1:Sheet2.E1</svg:desc>
                </draw:g>
              </table:table-cell>
              <table:table-cell office:value-type="string">
                <text:p>static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C2:Sheet2.C25</svg:desc>
                </draw:g>
              </table:table-cell>
              <table:table-cell office:value-type="float" office:value="3.07778483219333">
                <text:p>3.07778483219333</text:p>
                <draw:g>
                  <svg:desc>Sheet2.D2:Sheet2.D25</svg:desc>
                </draw:g>
              </table:table-cell>
              <table:table-cell office:value-type="float" office:value="3.01063509252667">
                <text:p>3.01063509252667</text:p>
                <draw:g>
                  <svg:desc>Sheet2.E2:Sheet2.E25</svg:desc>
                </draw:g>
              </table:table-cell>
              <table:table-cell office:value-type="float" office:value="2.95917708686">
                <text:p>2.95917708686</text:p>
                <draw:g>
                  <svg:desc>Sheet2.F2:Sheet2.F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0224844452667">
                <text:p>1.80224844452667</text:p>
              </table:table-cell>
              <table:table-cell office:value-type="float" office:value="1.53437968952667">
                <text:p>1.53437968952667</text:p>
              </table:table-cell>
              <table:table-cell office:value-type="float" office:value="1.54065459252667">
                <text:p>1.54065459252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9101584919333">
                <text:p>1.39101584919333</text:p>
              </table:table-cell>
              <table:table-cell office:value-type="float" office:value="1.05677111719333">
                <text:p>1.05677111719333</text:p>
              </table:table-cell>
              <table:table-cell office:value-type="float" office:value="1.08045587186">
                <text:p>1.080455871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5193662652667">
                <text:p>1.15193662652667</text:p>
              </table:table-cell>
              <table:table-cell office:value-type="float" office:value="0.820740308193333">
                <text:p>0.820740308193333</text:p>
              </table:table-cell>
              <table:table-cell office:value-type="float" office:value="0.826155048526667">
                <text:p>0.82615504852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7638102586">
                <text:p>1.07638102586</text:p>
              </table:table-cell>
              <table:table-cell office:value-type="float" office:value="0.723259873193333">
                <text:p>0.723259873193333</text:p>
              </table:table-cell>
              <table:table-cell office:value-type="float" office:value="0.730293069193333">
                <text:p>0.73029306919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0974016252667">
                <text:p>1.00974016252667</text:p>
              </table:table-cell>
              <table:table-cell office:value-type="float" office:value="0.62870787186">
                <text:p>0.62870787186</text:p>
              </table:table-cell>
              <table:table-cell office:value-type="float" office:value="0.632777664526667">
                <text:p>0.63277766452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1396510686">
                <text:p>1.01396510686</text:p>
              </table:table-cell>
              <table:table-cell office:value-type="float" office:value="0.64214386286">
                <text:p>0.64214386286</text:p>
              </table:table-cell>
              <table:table-cell office:value-type="float" office:value="0.678147135193333">
                <text:p>0.67814713519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87036995526667">
                <text:p>0.987036995526667</text:p>
              </table:table-cell>
              <table:table-cell office:value-type="float" office:value="0.601640448526667">
                <text:p>0.601640448526667</text:p>
              </table:table-cell>
              <table:table-cell office:value-type="float" office:value="0.599926284526667">
                <text:p>0.59992628452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9929528986">
                <text:p>0.99929528986</text:p>
              </table:table-cell>
              <table:table-cell office:value-type="float" office:value="0.63024284386">
                <text:p>0.63024284386</text:p>
              </table:table-cell>
              <table:table-cell office:value-type="float" office:value="0.652326575193333">
                <text:p>0.65232657519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7701271193333">
                <text:p>0.997701271193333</text:p>
              </table:table-cell>
              <table:table-cell office:value-type="float" office:value="0.610886008193333">
                <text:p>0.610886008193333</text:p>
              </table:table-cell>
              <table:table-cell office:value-type="float" office:value="0.611029573526667">
                <text:p>0.61102957352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3471470719333">
                <text:p>1.03471470719333</text:p>
              </table:table-cell>
              <table:table-cell office:value-type="float" office:value="0.638811725193333">
                <text:p>0.638811725193333</text:p>
              </table:table-cell>
              <table:table-cell office:value-type="float" office:value="0.66217161886">
                <text:p>0.662171618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4963463152667">
                <text:p>1.04963463152667</text:p>
              </table:table-cell>
              <table:table-cell office:value-type="float" office:value="0.62892370886">
                <text:p>0.62892370886</text:p>
              </table:table-cell>
              <table:table-cell office:value-type="float" office:value="0.633035468526667">
                <text:p>0.63303546852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1199322719333">
                <text:p>1.11199322719333</text:p>
              </table:table-cell>
              <table:table-cell office:value-type="float" office:value="0.68959613486">
                <text:p>0.68959613486</text:p>
              </table:table-cell>
              <table:table-cell office:value-type="float" office:value="0.735977597193333">
                <text:p>0.73597759719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7357700452667">
                <text:p>1.17357700452667</text:p>
              </table:table-cell>
              <table:table-cell office:value-type="float" office:value="0.689405757193333">
                <text:p>0.689405757193333</text:p>
              </table:table-cell>
              <table:table-cell office:value-type="float" office:value="0.698982851526667">
                <text:p>0.69898285152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23639702752667">
                <text:p>1.23639702752667</text:p>
              </table:table-cell>
              <table:table-cell office:value-type="float" office:value="0.707510085526667">
                <text:p>0.707510085526667</text:p>
              </table:table-cell>
              <table:table-cell office:value-type="float" office:value="0.701397801193333">
                <text:p>0.70139780119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1650135752667">
                <text:p>1.31650135752667</text:p>
              </table:table-cell>
              <table:table-cell office:value-type="float" office:value="0.70510267186">
                <text:p>0.70510267186</text:p>
              </table:table-cell>
              <table:table-cell office:value-type="float" office:value="0.67925926686">
                <text:p>0.679259266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38462943519333">
                <text:p>1.38462943519333</text:p>
              </table:table-cell>
              <table:table-cell office:value-type="float" office:value="0.710318222526667">
                <text:p>0.710318222526667</text:p>
              </table:table-cell>
              <table:table-cell office:value-type="float" office:value="0.701280758193333">
                <text:p>0.70128075819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6275019819333">
                <text:p>1.46275019819333</text:p>
              </table:table-cell>
              <table:table-cell office:value-type="float" office:value="0.711147957193333">
                <text:p>0.711147957193333</text:p>
              </table:table-cell>
              <table:table-cell office:value-type="float" office:value="0.707851613526667">
                <text:p>0.70785161352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52198461652667">
                <text:p>1.52198461652667</text:p>
              </table:table-cell>
              <table:table-cell office:value-type="float" office:value="0.71567027286">
                <text:p>0.71567027286</text:p>
              </table:table-cell>
              <table:table-cell office:value-type="float" office:value="0.719222743526667">
                <text:p>0.71922274352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7852529752667">
                <text:p>1.57852529752667</text:p>
              </table:table-cell>
              <table:table-cell office:value-type="float" office:value="0.715583589526667">
                <text:p>0.715583589526667</text:p>
              </table:table-cell>
              <table:table-cell office:value-type="float" office:value="0.707547360193333">
                <text:p>0.70754736019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60711319319333">
                <text:p>1.60711319319333</text:p>
              </table:table-cell>
              <table:table-cell office:value-type="float" office:value="0.735035592193333">
                <text:p>0.735035592193333</text:p>
              </table:table-cell>
              <table:table-cell office:value-type="float" office:value="0.73542154286">
                <text:p>0.735421542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63528152552667">
                <text:p>1.63528152552667</text:p>
              </table:table-cell>
              <table:table-cell office:value-type="float" office:value="0.73391974786">
                <text:p>0.73391974786</text:p>
              </table:table-cell>
              <table:table-cell office:value-type="float" office:value="0.725754536193333">
                <text:p>0.72575453619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63445691719333">
                <text:p>1.63445691719333</text:p>
              </table:table-cell>
              <table:table-cell office:value-type="float" office:value="0.742795246526667">
                <text:p>0.742795246526667</text:p>
              </table:table-cell>
              <table:table-cell office:value-type="float" office:value="0.76149909986">
                <text:p>0.761499099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66234343186">
                <text:p>1.66234343186</text:p>
              </table:table-cell>
              <table:table-cell office:value-type="float" office:value="0.74842103386">
                <text:p>0.74842103386</text:p>
              </table:table-cell>
              <table:table-cell office:value-type="float" office:value="0.74787480386">
                <text:p>0.74787480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cm" svg:height="15.512cm" xlink:href=".." xlink:type="simple" chart:class="chart:line" chart:style-name="ch1">
        <chart:title svg:x="8.999cm" svg:y="0.446cm" chart:style-name="ch2">
          <text:p>ROW vs COLUMN vs ELEMENT</text:p>
        </chart:title>
        <chart:subtitle svg:x="11.684cm" svg:y="1.535cm" chart:style-name="ch3">
          <text:p>(static)</text:p>
        </chart:subtitle>
        <chart:legend chart:legend-position="end" svg:x="21.716cm" svg:y="6.959cm" style:legend-expansion="high" chart:style-name="ch4"/>
        <chart:plot-area chart:style-name="ch5" table:cell-range-address="Sheet2.A79:Sheet2.D103" chart:data-source-has-labels="both" svg:x="1.505cm" svg:y="2.528cm" svg:width="19.717cm" svg:height="11.693cm">
          <chart:coordinate-region svg:x="2.126cm" svg:y="2.727cm" svg:width="18.909cm" svg:height="10.847cm"/>
          <chart:axis chart:dimension="x" chart:name="primary-x" chart:style-name="ch6" chartooo:axis-type="auto">
            <chartooo:date-scale/>
            <chart:title svg:x="10.71cm" svg:y="14.531cm" chart:style-name="ch7">
              <text:p>Threads</text:p>
            </chart:title>
            <chart:categories table:cell-range-address="Sheet2.A80:Sheet2.A103"/>
          </chart:axis>
          <chart:axis chart:dimension="y" chart:name="primary-y" chart:style-name="ch6">
            <chart:title svg:x="0.451cm" svg:y="8.696cm" chart:style-name="ch8">
              <text:p>Zeit</text:p>
            </chart:title>
            <chart:grid chart:style-name="ch9" chart:class="major"/>
          </chart:axis>
          <chart:series chart:style-name="ch10" chart:values-cell-range-address="Sheet2.B80:Sheet2.B103" chart:label-cell-address="Sheet2.B79:Sheet2.B79" chart:class="chart:line">
            <chart:data-point chart:repeated="24"/>
          </chart:series>
          <chart:series chart:style-name="ch11" chart:values-cell-range-address="Sheet2.C80:Sheet2.C103" chart:label-cell-address="Sheet2.C79:Sheet2.C79" chart:class="chart:line">
            <chart:data-point chart:repeated="24"/>
          </chart:series>
          <chart:series chart:style-name="ch12" chart:values-cell-range-address="Sheet2.D80:Sheet2.D103" chart:label-cell-address="Sheet2.D79:Sheet2.D79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</text:p>
                <draw:g>
                  <svg:desc>Sheet2.B79:Sheet2.B79</svg:desc>
                </draw:g>
              </table:table-cell>
              <table:table-cell office:value-type="string">
                <text:p>COLUMN</text:p>
                <draw:g>
                  <svg:desc>Sheet2.C79:Sheet2.C79</svg:desc>
                </draw:g>
              </table:table-cell>
              <table:table-cell office:value-type="string">
                <text:p>ELEMENT</text:p>
                <draw:g>
                  <svg:desc>Sheet2.D79:Sheet2.D7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80:Sheet2.A103</svg:desc>
                </draw:g>
              </table:table-cell>
              <table:table-cell office:value-type="float" office:value="2.95917708686">
                <text:p>2.95917708686</text:p>
                <draw:g>
                  <svg:desc>Sheet2.B80:Sheet2.B103</svg:desc>
                </draw:g>
              </table:table-cell>
              <table:table-cell office:value-type="float" office:value="6.02280150286">
                <text:p>6.02280150286</text:p>
                <draw:g>
                  <svg:desc>Sheet2.C80:Sheet2.C103</svg:desc>
                </draw:g>
              </table:table-cell>
              <table:table-cell office:value-type="float" office:value="21.7373789795267">
                <text:p>21.7373789795267</text:p>
                <draw:g>
                  <svg:desc>Sheet2.D80:Sheet2.D10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4065459252667">
                <text:p>1.54065459252667</text:p>
              </table:table-cell>
              <table:table-cell office:value-type="float" office:value="3.25624421752667">
                <text:p>3.25624421752667</text:p>
              </table:table-cell>
              <table:table-cell office:value-type="float" office:value="10.99773124586">
                <text:p>10.997731245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8045587186">
                <text:p>1.08045587186</text:p>
              </table:table-cell>
              <table:table-cell office:value-type="float" office:value="2.04513051619333">
                <text:p>2.04513051619333</text:p>
              </table:table-cell>
              <table:table-cell office:value-type="float" office:value="7.56618664919333">
                <text:p>7.56618664919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26155048526667">
                <text:p>0.826155048526667</text:p>
              </table:table-cell>
              <table:table-cell office:value-type="float" office:value="1.58393318686">
                <text:p>1.58393318686</text:p>
              </table:table-cell>
              <table:table-cell office:value-type="float" office:value="5.82290478619333">
                <text:p>5.82290478619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30293069193333">
                <text:p>0.730293069193333</text:p>
              </table:table-cell>
              <table:table-cell office:value-type="float" office:value="1.35245592986">
                <text:p>1.35245592986</text:p>
              </table:table-cell>
              <table:table-cell office:value-type="float" office:value="4.74643766552667">
                <text:p>4.74643766552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32777664526667">
                <text:p>0.632777664526667</text:p>
              </table:table-cell>
              <table:table-cell office:value-type="float" office:value="1.19588819786">
                <text:p>1.19588819786</text:p>
              </table:table-cell>
              <table:table-cell office:value-type="float" office:value="3.95114257686">
                <text:p>3.951142576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78147135193333">
                <text:p>0.678147135193333</text:p>
              </table:table-cell>
              <table:table-cell office:value-type="float" office:value="1.12947312086">
                <text:p>1.12947312086</text:p>
              </table:table-cell>
              <table:table-cell office:value-type="float" office:value="3.59287934186">
                <text:p>3.592879341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99926284526667">
                <text:p>0.599926284526667</text:p>
              </table:table-cell>
              <table:table-cell office:value-type="float" office:value="1.06040355586">
                <text:p>1.06040355586</text:p>
              </table:table-cell>
              <table:table-cell office:value-type="float" office:value="3.20168533519333">
                <text:p>3.20168533519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52326575193333">
                <text:p>0.652326575193333</text:p>
              </table:table-cell>
              <table:table-cell office:value-type="float" office:value="1.06644787486">
                <text:p>1.06644787486</text:p>
              </table:table-cell>
              <table:table-cell office:value-type="float" office:value="3.04301086786">
                <text:p>3.043010867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1029573526667">
                <text:p>0.611029573526667</text:p>
              </table:table-cell>
              <table:table-cell office:value-type="float" office:value="1.01819280319333">
                <text:p>1.01819280319333</text:p>
              </table:table-cell>
              <table:table-cell office:value-type="float" office:value="2.89983181386">
                <text:p>2.8998318138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6217161886">
                <text:p>0.66217161886</text:p>
              </table:table-cell>
              <table:table-cell office:value-type="float" office:value="1.15246846986">
                <text:p>1.15246846986</text:p>
              </table:table-cell>
              <table:table-cell office:value-type="float" office:value="2.73818389552667">
                <text:p>2.73818389552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035468526667">
                <text:p>0.633035468526667</text:p>
              </table:table-cell>
              <table:table-cell office:value-type="float" office:value="1.14335509019333">
                <text:p>1.14335509019333</text:p>
              </table:table-cell>
              <table:table-cell office:value-type="float" office:value="2.70019171186">
                <text:p>2.700191711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5977597193333">
                <text:p>0.735977597193333</text:p>
              </table:table-cell>
              <table:table-cell office:value-type="float" office:value="1.37811844919333">
                <text:p>1.37811844919333</text:p>
              </table:table-cell>
              <table:table-cell office:value-type="float" office:value="2.90105112852667">
                <text:p>2.90105112852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98982851526667">
                <text:p>0.698982851526667</text:p>
              </table:table-cell>
              <table:table-cell office:value-type="float" office:value="1.31218678919333">
                <text:p>1.31218678919333</text:p>
              </table:table-cell>
              <table:table-cell office:value-type="float" office:value="2.79668699819333">
                <text:p>2.79668699819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1397801193333">
                <text:p>0.701397801193333</text:p>
              </table:table-cell>
              <table:table-cell office:value-type="float" office:value="1.26982530652667">
                <text:p>1.26982530652667</text:p>
              </table:table-cell>
              <table:table-cell office:value-type="float" office:value="2.73724136086">
                <text:p>2.737241360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7925926686">
                <text:p>0.67925926686</text:p>
              </table:table-cell>
              <table:table-cell office:value-type="float" office:value="1.20327043852667">
                <text:p>1.20327043852667</text:p>
              </table:table-cell>
              <table:table-cell office:value-type="float" office:value="2.61255649086">
                <text:p>2.612556490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01280758193333">
                <text:p>0.701280758193333</text:p>
              </table:table-cell>
              <table:table-cell office:value-type="float" office:value="1.25760601886">
                <text:p>1.25760601886</text:p>
              </table:table-cell>
              <table:table-cell office:value-type="float" office:value="2.55770651919333">
                <text:p>2.55770651919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07851613526667">
                <text:p>0.707851613526667</text:p>
              </table:table-cell>
              <table:table-cell office:value-type="float" office:value="1.30256586886">
                <text:p>1.30256586886</text:p>
              </table:table-cell>
              <table:table-cell office:value-type="float" office:value="2.60343057886">
                <text:p>2.603430578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222743526667">
                <text:p>0.719222743526667</text:p>
              </table:table-cell>
              <table:table-cell office:value-type="float" office:value="1.39834960452667">
                <text:p>1.39834960452667</text:p>
              </table:table-cell>
              <table:table-cell office:value-type="float" office:value="2.50103157152667">
                <text:p>2.50103157152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7547360193333">
                <text:p>0.707547360193333</text:p>
              </table:table-cell>
              <table:table-cell office:value-type="float" office:value="1.38825069386">
                <text:p>1.38825069386</text:p>
              </table:table-cell>
              <table:table-cell office:value-type="float" office:value="2.44401524586">
                <text:p>2.444015245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3542154286">
                <text:p>0.73542154286</text:p>
              </table:table-cell>
              <table:table-cell office:value-type="float" office:value="1.46243794886">
                <text:p>1.46243794886</text:p>
              </table:table-cell>
              <table:table-cell office:value-type="float" office:value="2.47622063352667">
                <text:p>2.47622063352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25754536193333">
                <text:p>0.725754536193333</text:p>
              </table:table-cell>
              <table:table-cell office:value-type="float" office:value="1.54745266586">
                <text:p>1.54745266586</text:p>
              </table:table-cell>
              <table:table-cell office:value-type="float" office:value="2.42307282152667">
                <text:p>2.42307282152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6149909986">
                <text:p>0.76149909986</text:p>
              </table:table-cell>
              <table:table-cell office:value-type="float" office:value="1.57807170186">
                <text:p>1.57807170186</text:p>
              </table:table-cell>
              <table:table-cell office:value-type="float" office:value="2.50446086352667">
                <text:p>2.50446086352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4787480386">
                <text:p>0.74787480386</text:p>
              </table:table-cell>
              <table:table-cell office:value-type="float" office:value="1.57014817452667">
                <text:p>1.57014817452667</text:p>
              </table:table-cell>
              <table:table-cell office:value-type="float" office:value="2.50337894552667">
                <text:p>2.50337894552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